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variant="normal" fo:text-transform="none" fo:color="#a9b7c6" style:font-name="monospace" fo:font-style="normal" fo:font-weight="normal"/>
    </style:style>
    <style:style style:name="P3" style:family="paragraph" style:parent-style-name="Preformatted_20_Text">
      <style:text-properties fo:color="#a9b7c6" style:font-name="Consolas"/>
    </style:style>
    <style:style style:name="P4" style:family="paragraph" style:parent-style-name="Preformatted_20_Text">
      <style:text-properties fo:color="#a9b7c6" style:font-name="Consola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Preformatted_20_Text">
      <style:text-properties fo:color="#a9b7c6" style:font-name="monospace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Preformatted_20_Text">
      <style:text-properties fo:font-variant="normal" fo:text-transform="none"/>
    </style:style>
    <style:style style:name="P7" style:family="paragraph" style:parent-style-name="Preformatted_20_Text">
      <style:text-properties fo:font-variant="normal" fo:text-transform="none" style:font-name="monospace" fo:font-style="normal" fo:font-weight="normal"/>
    </style:style>
    <style:style style:name="P8" style:family="paragraph" style:parent-style-name="Preformatted_20_Text">
      <style:text-properties fo:font-variant="normal" fo:text-transform="none" fo:color="#808080" style:font-name="monospace" fo:font-style="italic" fo:font-weight="normal"/>
    </style:style>
    <style:style style:name="P9" style:family="paragraph" style:parent-style-name="Preformatted_20_Text">
      <style:text-properties fo:font-variant="normal" fo:text-transform="none" fo:color="#a9b7c6" style:font-name="monospace" fo:font-style="normal" fo:font-weight="normal"/>
    </style:style>
    <style:style style:name="P10" style:family="paragraph" style:parent-style-name="Preformatted_20_Text">
      <style:text-properties style:font-name="monospace"/>
    </style:style>
    <style:style style:name="P11" style:family="paragraph" style:parent-style-name="Preformatted_20_Text">
      <style:text-properties fo:color="#666666" style:font-name="monospace" fo:font-style="italic"/>
    </style:style>
    <style:style style:name="P12" style:family="paragraph" style:parent-style-name="Preformatted_20_Text">
      <style:text-properties fo:color="#009900" style:font-name="monospace"/>
    </style:style>
    <style:style style:name="P13" style:family="paragraph" style:parent-style-name="Preformatted_20_Text">
      <style:text-properties fo:color="#008000"/>
    </style:style>
    <style:style style:name="P14" style:family="paragraph" style:parent-style-name="Preformatted_20_Text">
      <style:paragraph-properties fo:margin-top="0cm" fo:margin-bottom="0.499cm"/>
    </style:style>
    <style:style style:name="P15" style:family="paragraph" style:parent-style-name="Preformatted_20_Text">
      <style:paragraph-properties fo:margin-top="0cm" fo:margin-bottom="0.499cm"/>
      <style:text-properties fo:font-variant="normal" fo:text-transform="none" style:font-name="monospace" fo:font-style="normal" fo:font-weight="normal"/>
    </style:style>
    <style:style style:name="P16" style:family="paragraph" style:parent-style-name="Preformatted_20_Text">
      <style:paragraph-properties fo:margin-top="0cm" fo:margin-bottom="0.499cm"/>
      <style:text-properties fo:color="#009900" style:font-name="monospace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Consolas"/>
    </style:style>
    <style:style style:name="P19" style:family="paragraph" style:parent-style-name="Preformatted_20_Text">
      <style:paragraph-properties fo:background-color="#2b2b2b">
        <style:background-image/>
      </style:paragraph-properties>
      <style:text-properties fo:color="#808080" style:font-name="Consolas"/>
    </style:style>
    <style:style style:name="T1" style:family="text">
      <style:text-properties fo:color="#cc7832"/>
    </style:style>
    <style:style style:name="T2" style:family="text">
      <style:text-properties fo:color="#cc7832" style:font-name="Consolas"/>
    </style:style>
    <style:style style:name="T3" style:family="text">
      <style:text-properties fo:color="#ffc66d"/>
    </style:style>
    <style:style style:name="T4" style:family="text">
      <style:text-properties style:font-name="Consolas"/>
    </style:style>
    <style:style style:name="T5" style:family="text">
      <style:text-properties fo:color="#6a8759"/>
    </style:style>
    <style:style style:name="T6" style:family="text">
      <style:text-properties fo:color="#6a8759" style:font-name="Consolas"/>
    </style:style>
    <style:style style:name="T7" style:family="text">
      <style:text-properties fo:color="#6897bb"/>
    </style:style>
    <style:style style:name="T8" style:family="text">
      <style:text-properties fo:color="#6897bb" style:font-name="Consolas"/>
    </style:style>
    <style:style style:name="T9" style:family="text">
      <style:text-properties fo:color="#8888c6"/>
    </style:style>
    <style:style style:name="T10" style:family="text">
      <style:text-properties fo:color="#8888c6" style:font-name="Consolas"/>
    </style:style>
    <style:style style:name="T11" style:family="text">
      <style:text-properties fo:color="#aa4926"/>
    </style:style>
    <style:style style:name="T12" style:family="text">
      <style:text-properties fo:color="#ff7700" fo:font-weight="bold"/>
    </style:style>
    <style:style style:name="T13" style:family="text">
      <style:text-properties fo:color="#ff7700" style:font-name="monospace" fo:font-style="normal" fo:font-weight="bold"/>
    </style:style>
    <style:style style:name="T14" style:family="text">
      <style:text-properties fo:color="#000000"/>
    </style:style>
    <style:style style:name="T15" style:family="text">
      <style:text-properties fo:color="#000000" style:font-name="monospace" fo:font-style="normal" fo:font-weight="normal"/>
    </style:style>
    <style:style style:name="T16" style:family="text">
      <style:text-properties fo:color="#000000" style:font-name="monospace" fo:font-weight="bold"/>
    </style:style>
    <style:style style:name="T17" style:family="text">
      <style:text-properties fo:color="#000000" fo:font-weight="bold"/>
    </style:style>
    <style:style style:name="T18" style:family="text">
      <style:text-properties fo:color="#66cc66"/>
    </style:style>
    <style:style style:name="T19" style:family="text">
      <style:text-properties fo:color="#66cc66" style:font-name="monospace" fo:font-style="normal" fo:font-weight="normal"/>
    </style:style>
    <style:style style:name="T20" style:family="text">
      <style:text-properties fo:color="#008000"/>
    </style:style>
    <style:style style:name="T21" style:family="text">
      <style:text-properties fo:color="#008000" style:font-name="monospace" fo:font-style="normal" fo:font-weight="normal"/>
    </style:style>
    <style:style style:name="T22" style:family="text">
      <style:text-properties fo:color="#008000" style:font-name="monospace" fo:font-style="italic" fo:font-weight="bold"/>
    </style:style>
    <style:style style:name="T23" style:family="text">
      <style:text-properties fo:color="#483d8b"/>
    </style:style>
    <style:style style:name="T24" style:family="text">
      <style:text-properties fo:color="#483d8b" style:font-name="monospace" fo:font-style="normal" fo:font-weight="normal"/>
    </style:style>
    <style:style style:name="T25" style:family="text">
      <style:text-properties fo:color="#ff4500"/>
    </style:style>
    <style:style style:name="T26" style:family="text">
      <style:text-properties fo:color="#ff4500" style:font-name="monospace" fo:font-style="normal" fo:font-weight="normal"/>
    </style:style>
    <style:style style:name="T27" style:family="text">
      <style:text-properties style:font-name="monospace"/>
    </style:style>
    <style:style style:name="T28" style:family="text">
      <style:text-properties style:font-name="monospace" fo:font-style="normal" fo:font-weight="normal"/>
    </style:style>
    <style:style style:name="T29" style:family="text">
      <style:text-properties style:font-name="monospace" fo:font-style="italic" fo:font-weight="bold"/>
    </style:style>
    <style:style style:name="T30" style:family="text">
      <style:text-properties fo:color="#dc143c"/>
    </style:style>
    <style:style style:name="T31" style:family="text">
      <style:text-properties fo:color="#dc143c" style:font-name="monospace" fo:font-style="normal" fo:font-weight="normal"/>
    </style:style>
    <style:style style:name="T32" style:family="text">
      <style:text-properties fo:color="#006699"/>
    </style:style>
    <style:style style:name="T33" style:family="text">
      <style:text-properties fo:color="#339933"/>
    </style:style>
    <style:style style:name="T34" style:family="text">
      <style:text-properties fo:color="#339933" style:font-name="monospace"/>
    </style:style>
    <style:style style:name="T35" style:family="text">
      <style:text-properties fo:color="#009900"/>
    </style:style>
    <style:style style:name="T36" style:family="text">
      <style:text-properties fo:color="#009900" style:font-name="monospace"/>
    </style:style>
    <style:style style:name="T37" style:family="text">
      <style:text-properties fo:color="#000066" style:font-name="monospace" fo:font-weight="bold"/>
    </style:style>
    <style:style style:name="T38" style:family="text">
      <style:text-properties fo:color="#cc66cc" style:font-name="monospace"/>
    </style:style>
    <style:style style:name="T39" style:family="text">
      <style:text-properties fo:color="#666666" style:font-name="monospace" fo:font-style="italic"/>
    </style:style>
    <style:style style:name="T40" style:family="text">
      <style:text-properties fo:color="#006633" style:font-name="monospace"/>
    </style:style>
    <style:style style:name="T41" style:family="text">
      <style:text-properties fo:color="#003399"/>
    </style:style>
    <style:style style:name="T42" style:family="text">
      <style:text-properties fo:color="#003399" style:font-name="monospace"/>
    </style:style>
    <style:style style:name="T43" style:family="text">
      <style:text-properties fo:color="#0000ff"/>
    </style:style>
    <style:style style:name="T44" style:family="text">
      <style:text-properties fo:color="#0000ff" style:font-name="monospace"/>
    </style:style>
    <style:style style:name="T45" style:family="text">
      <style:text-properties fo:color="#000099" style:font-name="monospace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wertung.py:</text:p>
      <text:p text:style-name="P2"/>
      <text:section text:style-name="Sect1" text:name="highlight-preview">
        <text:p text:style-name="P7"><text:span text:style-name="T12">import</text:span> matplotlib.<text:span text:style-name="T14">pyplot</text:span> <text:span text:style-name="T12">as</text:span> plt</text:p>
        <text:p text:style-name="P9"><text:span text:style-name="T12">import</text:span> numpy <text:span text:style-name="T12">as</text:span> np</text:p>
        <text:p text:style-name="P6"> </text:p>
        <text:p text:style-name="P6"> </text:p>
        <text:p text:style-name="P7"><text:span text:style-name="T12">def</text:span> standard_deviation<text:span text:style-name="T14">(</text:span>V<text:span text:style-name="T14">)</text:span>:</text:p>
        <text:p text:style-name="P6"><text:s text:c="4"/><text:span text:style-name="T28">d </text:span><text:span text:style-name="T19">=</text:span><text:span text:style-name="T28"> np.</text:span><text:span text:style-name="T21">sum</text:span><text:span text:style-name="T15">(</text:span><text:span text:style-name="T28">V</text:span><text:span text:style-name="T15">[</text:span><text:span text:style-name="T24">"y"</text:span><text:span text:style-name="T15">])</text:span><text:span text:style-name="T28"> / V.</text:span><text:span text:style-name="T15">shape[</text:span><text:span text:style-name="T26">0</text:span><text:span text:style-name="T15">]</text:span></text:p>
        <text:p text:style-name="P6"><text:s text:c="4"/><text:span text:style-name="T13">print</text:span><text:span text:style-name="T15">(</text:span><text:span text:style-name="T28">f</text:span><text:span text:style-name="T24">"Durchschnitt: {d}"</text:span><text:span text:style-name="T15">)</text:span></text:p>
        <text:p text:style-name="P6"><text:s text:c="4"/><text:span text:style-name="T28">v </text:span><text:span text:style-name="T19">=</text:span><text:span text:style-name="T28"> np.</text:span><text:span text:style-name="T21">sum</text:span><text:span text:style-name="T15">(</text:span><text:span text:style-name="T28">np.</text:span><text:span text:style-name="T15">power(</text:span><text:span text:style-name="T28">V</text:span><text:span text:style-name="T15">[</text:span><text:span text:style-name="T24">"y"</text:span><text:span text:style-name="T15">]</text:span><text:span text:style-name="T28">-d</text:span><text:span text:style-name="T19">,</text:span><text:span text:style-name="T28"> </text:span><text:span text:style-name="T26">2</text:span><text:span text:style-name="T15">))</text:span><text:span text:style-name="T28"> / V.</text:span><text:span text:style-name="T15">shape[</text:span><text:span text:style-name="T26">0</text:span><text:span text:style-name="T15">]</text:span></text:p>
        <text:p text:style-name="P6"><text:s text:c="4"/><text:span text:style-name="T13">print</text:span><text:span text:style-name="T15">(</text:span><text:span text:style-name="T28">f</text:span><text:span text:style-name="T24">"Varianz: {v}"</text:span><text:span text:style-name="T15">)</text:span></text:p>
        <text:p text:style-name="P6"><text:s text:c="4"/><text:span text:style-name="T28">s </text:span><text:span text:style-name="T19">=</text:span><text:span text:style-name="T28"> np.</text:span><text:span text:style-name="T15">sqrt(</text:span><text:span text:style-name="T28">v</text:span><text:span text:style-name="T15">)</text:span></text:p>
        <text:p text:style-name="P6"><text:s text:c="4"/><text:span text:style-name="T13">print</text:span><text:span text:style-name="T15">(</text:span><text:span text:style-name="T28">f</text:span><text:span text:style-name="T24">"Standardabweichung: {s}"</text:span><text:span text:style-name="T15">)</text:span></text:p>
        <text:p text:style-name="P6"><text:s text:c="4"/><text:span text:style-name="T13">print</text:span><text:span text:style-name="T15">(</text:span><text:span text:style-name="T28">f</text:span><text:span text:style-name="T24">"Durchschnitt/Standardabweichung: {d/s}"</text:span><text:span text:style-name="T15">)</text:span></text:p>
        <text:p text:style-name="P6"> </text:p>
        <text:p text:style-name="P6"> </text:p>
        <text:p text:style-name="P7"><text:span text:style-name="T12">def</text:span> mean<text:span text:style-name="T14">(</text:span>Vx<text:span text:style-name="T18">,</text:span> Vy<text:span text:style-name="T14">)</text:span>:</text:p>
        <text:p text:style-name="P6"><text:s text:c="4"/><text:span text:style-name="T28">n </text:span><text:span text:style-name="T19">=</text:span><text:span text:style-name="T28"> Vx</text:span><text:span text:style-name="T15">[</text:span><text:span text:style-name="T28">np.</text:span><text:span text:style-name="T15">nonzero(</text:span><text:span text:style-name="T28">Vx</text:span><text:span text:style-name="T15">)]</text:span><text:span text:style-name="T28">.</text:span><text:span text:style-name="T15">size</text:span></text:p>
        <text:p text:style-name="P6"><text:s text:c="4"/><text:span text:style-name="T13">return</text:span><text:span text:style-name="T28"> np.</text:span><text:span text:style-name="T21">sum</text:span><text:span text:style-name="T15">(</text:span><text:span text:style-name="T28">np.</text:span><text:span text:style-name="T31">array</text:span><text:span text:style-name="T15">([</text:span><text:span text:style-name="T28">y/x </text:span><text:span text:style-name="T13">for</text:span><text:span text:style-name="T28"> x</text:span><text:span text:style-name="T19">,</text:span><text:span text:style-name="T28"> y </text:span><text:span text:style-name="T13">in</text:span><text:span text:style-name="T28"> </text:span><text:span text:style-name="T21">zip</text:span><text:span text:style-name="T15">(</text:span><text:span text:style-name="T28">Vx</text:span><text:span text:style-name="T19">,</text:span><text:span text:style-name="T28"> Vy</text:span><text:span text:style-name="T15">)</text:span><text:span text:style-name="T28"> </text:span><text:span text:style-name="T13">if</text:span><text:span text:style-name="T28"> </text:span><text:span text:style-name="T15">(</text:span><text:span text:style-name="T28">x </text:span><text:span text:style-name="T19">!=</text:span><text:span text:style-name="T28"> </text:span><text:span text:style-name="T26">0</text:span><text:span text:style-name="T15">)]))</text:span><text:span text:style-name="T28">/n</text:span></text:p>
        <text:p text:style-name="P6"> </text:p>
        <text:p text:style-name="P6"> </text:p>
        <text:p text:style-name="P8"># Daten aus Datei einlesen</text:p>
        <text:p text:style-name="P7">values <text:span text:style-name="T18">=</text:span> <text:span text:style-name="T14">[]</text:span></text:p>
        <text:p text:style-name="P7"><text:span text:style-name="T12">with</text:span> <text:span text:style-name="T20">open</text:span><text:span text:style-name="T14">(</text:span><text:span text:style-name="T23">"derivative_values.txt"</text:span><text:span text:style-name="T18">,</text:span> <text:span text:style-name="T23">"r"</text:span><text:span text:style-name="T14">)</text:span> <text:span text:style-name="T12">as</text:span> f:</text:p>
        <text:p text:style-name="P6"><text:s text:c="4"/><text:span text:style-name="T28">lines </text:span><text:span text:style-name="T19">=</text:span><text:span text:style-name="T28"> f.</text:span><text:span text:style-name="T15">readlines()</text:span></text:p>
        <text:p text:style-name="P6"><text:s text:c="4"/><text:span text:style-name="T13">for</text:span><text:span text:style-name="T28"> i</text:span><text:span text:style-name="T19">,</text:span><text:span text:style-name="T28"> line </text:span><text:span text:style-name="T13">in</text:span><text:span text:style-name="T28"> </text:span><text:span text:style-name="T21">enumerate</text:span><text:span text:style-name="T15">(</text:span><text:span text:style-name="T28">lines</text:span><text:span text:style-name="T15">)</text:span><text:span text:style-name="T28">:</text:span></text:p>
        <text:p text:style-name="P6"><text:s text:c="8"/><text:span text:style-name="T28">x</text:span><text:span text:style-name="T19">,</text:span><text:span text:style-name="T28"> y </text:span><text:span text:style-name="T19">=</text:span><text:span text:style-name="T28"> line.</text:span><text:span text:style-name="T15">split(</text:span><text:span text:style-name="T24">" "</text:span><text:span text:style-name="T15">)</text:span></text:p>
        <text:p text:style-name="P6"><text:s text:c="8"/><text:span text:style-name="T28">values.</text:span><text:span text:style-name="T15">append((</text:span><text:span text:style-name="T21">float</text:span><text:span text:style-name="T15">(</text:span><text:span text:style-name="T28">x</text:span><text:span text:style-name="T15">)</text:span><text:span text:style-name="T19">,</text:span><text:span text:style-name="T28"> </text:span><text:span text:style-name="T21">float</text:span><text:span text:style-name="T15">(</text:span><text:span text:style-name="T28">y</text:span><text:span text:style-name="T15">)))</text:span></text:p>
        <text:p text:style-name="P6"> </text:p>
        <text:p text:style-name="P7"><text:span text:style-name="T12">print</text:span><text:span text:style-name="T14">(</text:span>values<text:span text:style-name="T14">)</text:span></text:p>
        <text:p text:style-name="P6"> </text:p>
        <text:p text:style-name="P8"># Durchschnitt, Varianz und Standardabweichung berechnen</text:p>
        <text:p text:style-name="P7">dt <text:span text:style-name="T18">=</text:span> np.<text:span text:style-name="T14">dtype([(</text:span><text:span text:style-name="T23">"x"</text:span><text:span text:style-name="T18">,</text:span> <text:span text:style-name="T20">float</text:span><text:span text:style-name="T14">)</text:span><text:span text:style-name="T18">,</text:span> <text:span text:style-name="T14">(</text:span><text:span text:style-name="T23">"y"</text:span><text:span text:style-name="T18">,</text:span> <text:span text:style-name="T20">float</text:span><text:span text:style-name="T14">)])</text:span></text:p>
        <text:p text:style-name="P7">V <text:span text:style-name="T18">=</text:span> np.<text:span text:style-name="T30">array</text:span><text:span text:style-name="T14">(</text:span>values<text:span text:style-name="T18">,</text:span> dtype<text:span text:style-name="T18">=</text:span>dt<text:span text:style-name="T14">)</text:span></text:p>
        <text:p text:style-name="P7">standard_deviation<text:span text:style-name="T14">(</text:span>V<text:span text:style-name="T14">)</text:span></text:p>
        <text:p text:style-name="P6"> </text:p>
        <text:p text:style-name="P8"># Daten anzeigen</text:p>
        <text:p text:style-name="P7">xMin <text:span text:style-name="T18">=</text:span> -<text:span text:style-name="T25">2.5</text:span></text:p>
        <text:p text:style-name="P7">xMax <text:span text:style-name="T18">=</text:span> <text:span text:style-name="T25">2.5</text:span></text:p>
        <text:p text:style-name="P7">k <text:span text:style-name="T18">=</text:span> mean<text:span text:style-name="T14">(</text:span>V<text:span text:style-name="T14">[</text:span><text:span text:style-name="T23">"x"</text:span><text:span text:style-name="T14">]</text:span><text:span text:style-name="T18">,</text:span> V<text:span text:style-name="T14">[</text:span><text:span text:style-name="T23">"y"</text:span><text:span text:style-name="T14">])</text:span></text:p>
        <text:p text:style-name="P7"><text:span text:style-name="T12">print</text:span><text:span text:style-name="T14">(</text:span>f<text:span text:style-name="T23">"k={k}"</text:span><text:span text:style-name="T14">)</text:span></text:p>
        <text:p text:style-name="P7">x <text:span text:style-name="T18">=</text:span> np.<text:span text:style-name="T14">linspace(</text:span>xMin<text:span text:style-name="T18">,</text:span> xMax<text:span text:style-name="T18">,</text:span> <text:span text:style-name="T25">300</text:span><text:span text:style-name="T18">,</text:span> endpoint<text:span text:style-name="T18">=</text:span><text:span text:style-name="T20">False</text:span><text:span text:style-name="T14">)</text:span></text:p>
        <text:p text:style-name="P7">y <text:span text:style-name="T18">=</text:span> k * np.<text:span text:style-name="T14">ones(</text:span>shape<text:span text:style-name="T18">=</text:span>x.<text:span text:style-name="T14">shape)</text:span></text:p>
        <text:p text:style-name="P6"> </text:p>
        <text:p text:style-name="P7">plt.<text:span text:style-name="T14">xlabel(</text:span><text:span text:style-name="T23">"x"</text:span><text:span text:style-name="T14">)</text:span></text:p>
        <text:p text:style-name="P7">plt.<text:span text:style-name="T14">ylabel(</text:span><text:span text:style-name="T23">"Delta Y"</text:span><text:span text:style-name="T14">)</text:span></text:p>
        <text:p text:style-name="P7">plt.<text:span text:style-name="T14">plot(</text:span>*<text:span text:style-name="T20">zip</text:span><text:span text:style-name="T14">(</text:span>*values<text:span text:style-name="T14">))</text:span></text:p>
        <text:p text:style-name="P8"># plt.plot(x, y)</text:p>
        <text:p text:style-name="P8"># plt.xlim(xMin, xMax)</text:p>
        <text:p text:style-name="P7">plt.<text:span text:style-name="T14">ylim(</text:span>-<text:span text:style-name="T25">0.02</text:span><text:span text:style-name="T18">,</text:span> <text:span text:style-name="T25">0.02</text:span><text:span text:style-name="T14">)</text:span></text:p>
        <text:p text:style-name="P8"># plt.draw()</text:p>
        <text:p text:style-name="P15">plt.<text:span text:style-name="T14">show()</text:span>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Kettenlinien_Simulation.jar:</text:p>
      <text:p text:style-name="P4"/>
      <text:p text:style-name="P5"><text:bookmark text:name="highlight-preview1"/><text:span text:style-name="T14">package</text:span> <text:span text:style-name="T32">main</text:span><text:span text:style-name="T33">;</text:span></text:p>
      <text:section text:style-name="Sect1" text:name="Bereich2">
        <text:p text:style-name="Preformatted_20_Text"> </text:p>
        <text:p text:style-name="P10"><text:span text:style-name="T17">public</text:span> <text:span text:style-name="T17">class</text:span> Launcher <text:span text:style-name="T35">{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37">void</text:span><text:span text:style-name="T27"> main</text:span><text:span text:style-name="T36">(</text:span><text:span text:style-name="T42">String</text:span><text:span text:style-name="T36">[]</text:span><text:span text:style-name="T27"> args</text:span><text:span text:style-name="T36">)</text:span><text:span text:style-name="T27"> </text:span><text:span text:style-name="T36">{</text:span></text:p>
        <text:p text:style-name="Preformatted_20_Text"><text:s text:c="16"/><text:span text:style-name="T27">Simulation sim </text:span><text:span text:style-name="T34">=</text:span><text:span text:style-name="T27"> </text:span><text:span text:style-name="T16">new</text:span><text:span text:style-name="T27"> Simulation</text:span><text:span text:style-name="T36">()</text:span><text:span text:style-name="T34">;</text:span></text:p>
        <text:p text:style-name="Preformatted_20_Text"><text:s text:c="16"/><text:span text:style-name="T27">sim.</text:span><text:span text:style-name="T40">start</text:span><text:span text:style-name="T36">()</text:span><text:span text:style-name="T34">;</text:span></text:p>
        <text:p text:style-name="Preformatted_20_Text"><text:s text:c="16"/><text:span text:style-name="T27">sim.</text:span><text:span text:style-name="T40">close</text:span><text:span text:style-name="T36">(</text:span><text:span text:style-name="T38">0</text:span><text:span text:style-name="T36">)</text:span><text:span text:style-name="T34">;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16">}</text:p>
      </text:section>
      <text:p text:style-name="P4"/>
      <text:p text:style-name="P4"/>
      <text:p text:style-name="P5"><text:bookmark text:name="highlight-preview"/><text:span text:style-name="T14">package</text:span> <text:span text:style-name="T32">main</text:span><text:span text:style-name="T33">;</text:span></text:p>
      <text:section text:style-name="Sect1" text:name="Bereich1">
        <text:p text:style-name="Preformatted_20_Text"> </text:p>
        <text:p text:style-name="P10"><text:span text:style-name="T17">import</text:span> <text:span text:style-name="T32">gfx.GUI</text:span><text:span text:style-name="T33">;</text:span></text:p>
        <text:p text:style-name="P10"><text:span text:style-name="T17">import</text:span> <text:span text:style-name="T32">rendering.Chain</text:span><text:span text:style-name="T33">;</text:span></text:p>
        <text:p text:style-name="P10"><text:span text:style-name="T17">import</text:span> <text:span text:style-name="T32">rendering.CoordinateSystem</text:span><text:span text:style-name="T33">;</text:span></text:p>
        <text:p text:style-name="P10"><text:span text:style-name="T17">import</text:span> <text:span text:style-name="T32">rendering.Function</text:span><text:span text:style-name="T33">;</text:span></text:p>
        <text:p text:style-name="P10"><text:span text:style-name="T17">import</text:span> <text:span text:style-name="T32">rendering.Segment</text:span><text:span text:style-name="T33">;</text:span></text:p>
        <text:p text:style-name="Preformatted_20_Text"> </text:p>
        <text:p text:style-name="P10"><text:span text:style-name="T17">public</text:span> <text:span text:style-name="T17">class</text:span> Simulation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GUI gui</text:span><text:span text:style-name="T34">;</text:span></text:p>
        <text:p text:style-name="Preformatted_20_Text"><text:s text:c="8"/><text:span text:style-name="T16">private</text:span><text:span text:style-name="T27"> CoordinateSystem cs</text:span><text:span text:style-name="T34">;</text:span></text:p>
        <text:p text:style-name="Preformatted_20_Text"><text:s text:c="8"/><text:span text:style-name="T16">private</text:span><text:span text:style-name="T27"> Chain chain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boolean</text:span><text:span text:style-name="T27"> running</text:span><text:span text:style-name="T34">;</text:span></text:p>
        <text:p text:style-name="Preformatted_20_Text"><text:s text:c="8"/><text:span text:style-name="T16">private</text:span><text:span text:style-name="T27"> </text:span><text:span text:style-name="T37">int</text:span><text:span text:style-name="T27"> renderFreq </text:span><text:span text:style-name="T34">=</text:span><text:span text:style-name="T27"> </text:span><text:span text:style-name="T38">60</text:span><text:span text:style-name="T34">;</text:span><text:span text:style-name="T27"> </text:span><text:span text:style-name="T39">// in s^-1</text:span></text:p>
        <text:p text:style-name="Preformatted_20_Text"> </text:p>
        <text:p text:style-name="Preformatted_20_Text"><text:s text:c="8"/><text:span text:style-name="T16">protected</text:span><text:span text:style-name="T27"> Simulation</text:span><text:span text:style-name="T36">()</text:span><text:span text:style-name="T27"> </text:span><text:span text:style-name="T36">{</text:span></text:p>
        <text:p text:style-name="Preformatted_20_Text"><text:s text:c="16"/><text:span text:style-name="T27">gui </text:span><text:span text:style-name="T34">=</text:span><text:span text:style-name="T27"> </text:span><text:span text:style-name="T16">new</text:span><text:span text:style-name="T27"> GUI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cs </text:span><text:span text:style-name="T34">=</text:span><text:span text:style-name="T27"> </text:span><text:span text:style-name="T16">new</text:span><text:span text:style-name="T27"> CoordinateSystem</text:span><text:span text:style-name="T36">(</text:span><text:span text:style-name="T27">gui.</text:span><text:span text:style-name="T40">getDisplay</text:span><text:span text:style-name="T36">())</text:span><text:span text:style-name="T34">;</text:span><text:span text:style-name="T27"> <text:s text:c="11"/></text:span></text:p>
        <text:p text:style-name="Preformatted_20_Text"><text:s text:c="16"/><text:span text:style-name="T27">gui.</text:span><text:span text:style-name="T40">addToRender</text:span><text:span text:style-name="T36">(</text:span><text:span text:style-name="T27">cs</text:span><text:span text:style-name="T36">)</text:span><text:span text:style-name="T34">;</text:span></text:p>
        <text:p text:style-name="Preformatted_20_Text"><text:s text:c="16"/><text:span text:style-name="T27">cs.</text:span><text:span text:style-name="T40">show</text:span><text:span text:style-name="T36">(</text:span><text:span text:style-name="T37">false</text:span><text:span text:style-name="T36">)</text:span><text:span text:style-name="T34">;</text:span></text:p>
        <text:p text:style-name="Preformatted_20_Text"><text:s text:c="16"/><text:span text:style-name="T27">chain </text:span><text:span text:style-name="T34">=</text:span><text:span text:style-name="T27"> </text:span><text:span text:style-name="T16">new</text:span><text:span text:style-name="T27"> Chain</text:span><text:span text:style-name="T36">(</text:span><text:span text:style-name="T27">cs</text:span><text:span text:style-name="T36">)</text:span><text:span text:style-name="T34">;</text:span></text:p>
        <text:p text:style-name="Preformatted_20_Text"><text:s text:c="16"/><text:span text:style-name="T27">chain.</text:span><text:span text:style-name="T40">construct</text:span><text:span text:style-name="T36">()</text:span><text:span text:style-name="T34">;</text:span></text:p>
        <text:p text:style-name="Preformatted_20_Text"><text:s text:c="16"/><text:span text:style-name="T27">gui.</text:span><text:span text:style-name="T40">addToRender</text:span><text:span text:style-name="T36">(</text:span><text:span text:style-name="T27">chain</text:span><text:span text:style-name="T36">)</text:span><text:span text:style-name="T34">;</text:span></text:p>
        <text:p text:style-name="Preformatted_20_Text"><text:s text:c="16"/><text:span text:style-name="T27">gui.</text:span><text:span text:style-name="T40">addToRender</text:span><text:span text:style-name="T36">(</text:span><text:span text:style-name="T27">Function.</text:span><text:span text:style-name="T40">COSH</text:span><text:span text:style-name="T36">)</text:span><text:span text:style-name="T34">;</text:span></text:p>
        <text:p text:style-name="Preformatted_20_Text"><text:s text:c="16"/><text:span text:style-name="T27">gui.</text:span><text:span text:style-name="T40">addToRender</text:span><text:span text:style-name="T36">(</text:span><text:span text:style-name="T27">Function.</text:span><text:span text:style-name="T40">PARABOLA</text:span><text:span text:style-name="T36">)</text:span><text:span text:style-name="T34">;</text:span></text:p>
        <text:p text:style-name="Preformatted_20_Text"><text:s text:c="16"/><text:span text:style-name="T27">gui.</text:span><text:span text:style-name="T40">addToRender</text:span><text:span text:style-name="T36">(</text:span><text:span text:style-name="T27">Function.</text:span><text:span text:style-name="T40">ELLIPSE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rotected</text:span><text:span text:style-name="T27"> </text:span><text:span text:style-name="T37">void</text:span><text:span text:style-name="T27"> start</text:span><text:span text:style-name="T36">()</text:span><text:span text:style-name="T27"> </text:span><text:span text:style-name="T36">{</text:span></text:p>
        <text:p text:style-name="Preformatted_20_Text"><text:s text:c="16"/><text:span text:style-name="T27">running </text:span><text:span text:style-name="T34">=</text:span><text:span text:style-name="T27"> </text:span><text:span text:style-name="T37">true</text:span><text:span text:style-name="T34">;</text:span></text:p>
        <text:p text:style-name="Preformatted_20_Text"> </text:p>
        <text:p text:style-name="Preformatted_20_Text"><text:s text:c="16"/><text:span text:style-name="T37">long</text:span><text:span text:style-name="T27"> now</text:span><text:span text:style-name="T34">;</text:span></text:p>
        <text:p text:style-name="Preformatted_20_Text"><text:s text:c="16"/><text:span text:style-name="T37">long</text:span><text:span text:style-name="T27"> lastRender </text:span><text:span text:style-name="T34">=</text:span><text:span text:style-name="T27"> </text:span><text:span text:style-name="T42">System</text:span><text:span text:style-name="T27">.</text:span><text:span text:style-name="T40">nanoTime</text:span><text:span text:style-name="T36">()</text:span><text:span text:style-name="T34">;</text:span></text:p>
        <text:p text:style-name="Preformatted_20_Text"><text:s text:c="16"/><text:span text:style-name="T37">long</text:span><text:span text:style-name="T27"> fRender </text:span><text:span text:style-name="T34">=</text:span><text:span text:style-name="T27"> </text:span><text:span text:style-name="T36">(</text:span><text:span text:style-name="T37">long</text:span><text:span text:style-name="T36">)(</text:span><text:span text:style-name="T38">1</text:span><text:span text:style-name="T27">_000_000_000 </text:span><text:span text:style-name="T34">/</text:span><text:span text:style-name="T27"> renderFreq</text:span><text:span text:style-name="T36">)</text:span><text:span text:style-name="T34">;</text:span><text:span text:style-name="T27"> </text:span></text:p>
        <text:p text:style-name="Preformatted_20_Text"><text:s text:c="16"/><text:span text:style-name="T37">long</text:span><text:span text:style-name="T27"> ellapsedRender</text:span><text:span text:style-name="T34">;</text:span></text:p>
        <text:p text:style-name="Preformatted_20_Text"> </text:p>
        <text:p text:style-name="Preformatted_20_Text"> </text:p>
        <text:p text:style-name="Preformatted_20_Text"><text:s text:c="16"/><text:span text:style-name="T16">while</text:span><text:span text:style-name="T36">(</text:span><text:span text:style-name="T27">running</text:span><text:span text:style-name="T36">)</text:span><text:span text:style-name="T27"> </text:span><text:span text:style-name="T36">{</text:span></text:p>
        <text:p text:style-name="Preformatted_20_Text"><text:s text:c="24"/><text:span text:style-name="T27">now </text:span><text:span text:style-name="T34">=</text:span><text:span text:style-name="T27"> </text:span><text:span text:style-name="T42">System</text:span><text:span text:style-name="T27">.</text:span><text:span text:style-name="T40">nanoTime</text:span><text:span text:style-name="T36">()</text:span><text:span text:style-name="T34">;</text:span></text:p>
        <text:p text:style-name="Preformatted_20_Text"><text:s text:c="24"/><text:span text:style-name="T27">ellapsedRender </text:span><text:span text:style-name="T34">=</text:span><text:span text:style-name="T27"> now </text:span><text:span text:style-name="T34">-</text:span><text:span text:style-name="T27"> lastRender</text:span><text:span text:style-name="T34">;</text:span></text:p>
        <text:p text:style-name="Preformatted_20_Text"> </text:p>
        <text:p text:style-name="Preformatted_20_Text"><text:s text:c="24"/><text:span text:style-name="T16">if</text:span><text:span text:style-name="T36">(</text:span><text:span text:style-name="T27">ellapsedRender </text:span><text:span text:style-name="T34">&gt;=</text:span><text:span text:style-name="T27"> fRender</text:span><text:span text:style-name="T36">)</text:span><text:span text:style-name="T27"> </text:span><text:span text:style-name="T36">{</text:span></text:p>
        <text:p text:style-name="Preformatted_20_Text"><text:s text:c="32"/><text:span text:style-name="T27">render</text:span><text:span text:style-name="T36">()</text:span><text:span text:style-name="T34">;</text:span></text:p>
        <text:p text:style-name="Preformatted_20_Text"><text:soft-page-break/><text:s text:c="32"/><text:span text:style-name="T27">lastRender </text:span><text:span text:style-name="T34">=</text:span><text:span text:style-name="T27"> now</text:span><text:span text:style-name="T34">;</text:span></text:p>
        <text:p text:style-name="Preformatted_20_Text"><text:s text:c="24"/><text:span text:style-name="T36">}</text:span></text:p>
        <text:p text:style-name="Preformatted_20_Text"><text:s text:c="16"/><text:span text:style-name="T36">}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close</text:span><text:span text:style-name="T36">(</text:span><text:span text:style-name="T37">int</text:span><text:span text:style-name="T27"> status</text:span><text:span text:style-name="T36">)</text:span><text:span text:style-name="T27"> </text:span><text:span text:style-name="T36">{</text:span></text:p>
        <text:p text:style-name="Preformatted_20_Text"><text:s text:c="16"/><text:span text:style-name="T27">running </text:span><text:span text:style-name="T34">=</text:span><text:span text:style-name="T27"> </text:span><text:span text:style-name="T37">false</text:span><text:span text:style-name="T34">;</text:span></text:p>
        <text:p text:style-name="Preformatted_20_Text"><text:s text:c="16"/><text:span text:style-name="T42">System</text:span><text:span text:style-name="T27">.</text:span><text:span text:style-name="T40">exit</text:span><text:span text:style-name="T36">(</text:span><text:span text:style-name="T27">status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calculateDeviations</text:span><text:span text:style-name="T36">(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34">!</text:span><text:span text:style-name="T27">running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<text:s text:c="16"/><text:span text:style-name="T42">System</text:span><text:span text:style-name="T27">.</text:span><text:span text:style-name="T40">out</text:span><text:span text:style-name="T27">.</text:span><text:span text:style-name="T40">println</text:span><text:span text:style-name="T36">(</text:span><text:span text:style-name="T44">"</text:span><text:span text:style-name="T45">\n</text:span><text:span text:style-name="T44">Durchschnittliche Abweichung pro Kettenglied: l="</text:span></text:p>
        <text:p text:style-name="Preformatted_20_Text"><text:s text:c="32"/><text:span text:style-name="T34">+</text:span><text:span text:style-name="T27">chain.</text:span><text:span text:style-name="T40">getSegments</text:span><text:span text:style-name="T36">()</text:span><text:span text:style-name="T27">.</text:span><text:span text:style-name="T40">size</text:span><text:span text:style-name="T36">()</text:span><text:span text:style-name="T34">+</text:span><text:span text:style-name="T44">" Fh="</text:span><text:span text:style-name="T34">+</text:span><text:span text:style-name="T27">chain.</text:span><text:span text:style-name="T40">getH</text:span><text:span text:style-name="T36">()</text:span><text:span text:style-name="T34">+</text:span><text:span text:style-name="T44">" m="</text:span><text:span text:style-name="T34">+</text:span><text:span text:style-name="T27">chain.</text:span><text:span text:style-name="T40">getMass</text:span><text:span text:style-name="T36">())</text:span><text:span text:style-name="T34">;</text:span></text:p>
        <text:p text:style-name="Preformatted_20_Text"><text:s text:c="16"/><text:span text:style-name="T37">double</text:span><text:span text:style-name="T27"> e </text:span><text:span text:style-name="T34">=</text:span><text:span text:style-name="T27"> </text:span><text:span text:style-name="T38">0</text:span><text:span text:style-name="T27">, c </text:span><text:span text:style-name="T34">=</text:span><text:span text:style-name="T27"> </text:span><text:span text:style-name="T38">0</text:span><text:span text:style-name="T27">, p </text:span><text:span text:style-name="T34">=</text:span><text:span text:style-name="T27"> </text:span><text:span text:style-name="T38">0</text:span><text:span text:style-name="T34">;</text:span></text:p>
        <text:p text:style-name="Preformatted_20_Text"><text:s text:c="16"/><text:span text:style-name="T16">for</text:span><text:span text:style-name="T36">(</text:span><text:span text:style-name="T42">Segment</text:span><text:span text:style-name="T27"> seg</text:span><text:span text:style-name="T34">:</text:span><text:span text:style-name="T27"> chain.</text:span><text:span text:style-name="T40">getSegments</text:span><text:span text:style-name="T36">())</text:span><text:span text:style-name="T27"> </text:span><text:span text:style-name="T36">{</text:span></text:p>
        <text:p text:style-name="Preformatted_20_Text"><text:s text:c="24"/><text:span text:style-name="T16">try</text:span><text:span text:style-name="T27"> </text:span><text:span text:style-name="T36">{</text:span></text:p>
        <text:p text:style-name="Preformatted_20_Text"><text:s text:c="32"/><text:span text:style-name="T16">if</text:span><text:span text:style-name="T36">(</text:span><text:span text:style-name="T27">Function.</text:span><text:span text:style-name="T40">ELLIPSE</text:span><text:span text:style-name="T27">.</text:span><text:span text:style-name="T40">draw</text:span><text:span text:style-name="T36">())</text:span></text:p>
        <text:p text:style-name="Preformatted_20_Text"><text:s text:c="40"/><text:span text:style-name="T27">e </text:span><text:span text:style-name="T34">+=</text:span><text:span text:style-name="T27"> </text:span><text:span text:style-name="T42">Math</text:span><text:span text:style-name="T27">.</text:span><text:span text:style-name="T40">abs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y</text:span><text:span text:style-name="T27"> </text:span><text:span text:style-name="T34">-</text:span><text:span text:style-name="T27"> cs.</text:span><text:span text:style-name="T40">translateToCoord</text:span><text:span text:style-name="T36">(</text:span><text:span text:style-name="T38">0</text:span><text:span text:style-name="T27">, Function.</text:span><text:span text:style-name="T40">ELLIPSE</text:span><text:span text:style-name="T27">.</text:span><text:span text:style-name="T40">getF</text:span><text:span text:style-name="T36">(</text:span><text:span text:style-name="T27">cs.</text:span><text:span text:style-name="T40">translateToPixel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x</text:span><text:span text:style-name="T27">, </text:span><text:span text:style-name="T38">0</text:span><text:span text:style-name="T36">)</text:span><text:span text:style-name="T27">.</text:span><text:span text:style-name="T40">x</text:span><text:span text:style-name="T36">)</text:span><text:span text:style-name="T27">.</text:span><text:span text:style-name="T40">y</text:span><text:span text:style-name="T36">)</text:span><text:span text:style-name="T27">.</text:span><text:span text:style-name="T40">y</text:span><text:span text:style-name="T36">)</text:span><text:span text:style-name="T34">;</text:span></text:p>
        <text:p text:style-name="Preformatted_20_Text"><text:s text:c="32"/><text:span text:style-name="T16">if</text:span><text:span text:style-name="T36">(</text:span><text:span text:style-name="T27">Function.</text:span><text:span text:style-name="T40">PARABOLA</text:span><text:span text:style-name="T27">.</text:span><text:span text:style-name="T40">draw</text:span><text:span text:style-name="T36">())</text:span></text:p>
        <text:p text:style-name="Preformatted_20_Text"><text:s text:c="40"/><text:span text:style-name="T27">p </text:span><text:span text:style-name="T34">+=</text:span><text:span text:style-name="T27"> </text:span><text:span text:style-name="T42">Math</text:span><text:span text:style-name="T27">.</text:span><text:span text:style-name="T40">abs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y</text:span><text:span text:style-name="T27"> </text:span><text:span text:style-name="T34">-</text:span><text:span text:style-name="T27"> cs.</text:span><text:span text:style-name="T40">translateToCoord</text:span><text:span text:style-name="T36">(</text:span><text:span text:style-name="T38">0</text:span><text:span text:style-name="T27">, Function.</text:span><text:span text:style-name="T40">PARABOLA</text:span><text:span text:style-name="T27">.</text:span><text:span text:style-name="T40">getF</text:span><text:span text:style-name="T36">(</text:span><text:span text:style-name="T27">cs.</text:span><text:span text:style-name="T40">translateToPixel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x</text:span><text:span text:style-name="T27">, </text:span><text:span text:style-name="T38">0</text:span><text:span text:style-name="T36">)</text:span><text:span text:style-name="T27">.</text:span><text:span text:style-name="T40">x</text:span><text:span text:style-name="T36">)</text:span><text:span text:style-name="T27">.</text:span><text:span text:style-name="T40">y</text:span><text:span text:style-name="T36">)</text:span><text:span text:style-name="T27">.</text:span><text:span text:style-name="T40">y</text:span><text:span text:style-name="T36">)</text:span><text:span text:style-name="T34">;</text:span></text:p>
        <text:p text:style-name="Preformatted_20_Text"><text:s text:c="32"/><text:span text:style-name="T16">if</text:span><text:span text:style-name="T36">(</text:span><text:span text:style-name="T27">Function.</text:span><text:span text:style-name="T40">COSH</text:span><text:span text:style-name="T27">.</text:span><text:span text:style-name="T40">draw</text:span><text:span text:style-name="T36">())</text:span></text:p>
        <text:p text:style-name="Preformatted_20_Text"><text:s text:c="40"/><text:span text:style-name="T27">c </text:span><text:span text:style-name="T34">+=</text:span><text:span text:style-name="T27"> </text:span><text:span text:style-name="T42">Math</text:span><text:span text:style-name="T27">.</text:span><text:span text:style-name="T40">abs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y</text:span><text:span text:style-name="T27"> </text:span><text:span text:style-name="T34">-</text:span><text:span text:style-name="T27"> cs.</text:span><text:span text:style-name="T40">translateToCoord</text:span><text:span text:style-name="T36">(</text:span><text:span text:style-name="T38">0</text:span><text:span text:style-name="T27">, Function.</text:span><text:span text:style-name="T40">COSH</text:span><text:span text:style-name="T27">.</text:span><text:span text:style-name="T40">getF</text:span><text:span text:style-name="T36">(</text:span><text:span text:style-name="T27">cs.</text:span><text:span text:style-name="T40">translateToPixel</text:span><text:span text:style-name="T36">(</text:span><text:span text:style-name="T27">seg.</text:span><text:span text:style-name="T40">getPos</text:span><text:span text:style-name="T36">()</text:span><text:span text:style-name="T27">.</text:span><text:span text:style-name="T40">x</text:span><text:span text:style-name="T27">, </text:span><text:span text:style-name="T38">0</text:span><text:span text:style-name="T36">)</text:span><text:span text:style-name="T27">.</text:span><text:span text:style-name="T40">x</text:span><text:span text:style-name="T36">)</text:span><text:span text:style-name="T27">.</text:span><text:span text:style-name="T40">y</text:span><text:span text:style-name="T36">)</text:span><text:span text:style-name="T27">.</text:span><text:span text:style-name="T40">y</text:span><text:span text:style-name="T36">)</text:span><text:span text:style-name="T34">;</text:span></text:p>
        <text:p text:style-name="Preformatted_20_Text"><text:s text:c="24"/><text:span text:style-name="T36">}</text:span><text:span text:style-name="T27"> </text:span><text:span text:style-name="T16">catch</text:span><text:span text:style-name="T27"> </text:span><text:span text:style-name="T36">(</text:span><text:span text:style-name="T42">ArrayIndexOutOfBoundsException</text:span><text:span text:style-name="T27"> e2</text:span><text:span text:style-name="T36">)</text:span><text:span text:style-name="T27"> </text:span><text:span text:style-name="T36">{</text:span></text:p>
        <text:p text:style-name="Preformatted_20_Text"><text:s text:c="32"/><text:span text:style-name="T16">continue</text:span><text:span text:style-name="T34">;</text:span></text:p>
        <text:p text:style-name="Preformatted_20_Text"><text:s text:c="24"/><text:span text:style-name="T36">}</text:span></text:p>
        <text:p text:style-name="Preformatted_20_Text"><text:s text:c="16"/><text:span text:style-name="T36">}</text:span></text:p>
        <text:p text:style-name="Preformatted_20_Text"><text:s text:c="16"/><text:span text:style-name="T37">int</text:span><text:span text:style-name="T27"> n <text:s/></text:span><text:span text:style-name="T34">=</text:span><text:span text:style-name="T27"> chain.</text:span><text:span text:style-name="T40">getSegments</text:span><text:span text:style-name="T36">()</text:span><text:span text:style-name="T27">.</text:span><text:span text:style-name="T40">size</text:span><text:span text:style-name="T36">()</text:span><text:span text:style-name="T34">;</text:span></text:p>
        <text:p text:style-name="Preformatted_20_Text"><text:s text:c="16"/><text:span text:style-name="T42">System</text:span><text:span text:style-name="T27">.</text:span><text:span text:style-name="T40">out</text:span><text:span text:style-name="T27">.</text:span><text:span text:style-name="T40">println</text:span><text:span text:style-name="T36">(</text:span><text:span text:style-name="T44">"Parabel: </text:span><text:span text:style-name="T45">\t</text:span><text:span text:style-name="T44">"</text:span><text:span text:style-name="T34">+</text:span><text:span text:style-name="T27"> </text:span><text:span text:style-name="T36">(</text:span><text:span text:style-name="T27">p</text:span><text:span text:style-name="T34">/</text:span><text:span text:style-name="T27">n</text:span><text:span text:style-name="T36">))</text:span><text:span text:style-name="T34">;</text:span></text:p>
        <text:p text:style-name="Preformatted_20_Text"><text:s text:c="16"/><text:span text:style-name="T42">System</text:span><text:span text:style-name="T27">.</text:span><text:span text:style-name="T40">out</text:span><text:span text:style-name="T27">.</text:span><text:span text:style-name="T40">println</text:span><text:span text:style-name="T36">(</text:span><text:span text:style-name="T44">"Cosh: </text:span><text:span text:style-name="T45">\t\t</text:span><text:span text:style-name="T44">"</text:span><text:span text:style-name="T34">+</text:span><text:span text:style-name="T27"> </text:span><text:span text:style-name="T36">(</text:span><text:span text:style-name="T27">c</text:span><text:span text:style-name="T34">/</text:span><text:span text:style-name="T27">n</text:span><text:span text:style-name="T36">))</text:span><text:span text:style-name="T34">;</text:span></text:p>
        <text:p text:style-name="Preformatted_20_Text"><text:s text:c="16"/><text:span text:style-name="T42">System</text:span><text:span text:style-name="T27">.</text:span><text:span text:style-name="T40">out</text:span><text:span text:style-name="T27">.</text:span><text:span text:style-name="T40">println</text:span><text:span text:style-name="T36">(</text:span><text:span text:style-name="T44">"Ellipse: </text:span><text:span text:style-name="T45">\t</text:span><text:span text:style-name="T44">"</text:span><text:span text:style-name="T34">+</text:span><text:span text:style-name="T27"> </text:span><text:span text:style-name="T36">(</text:span><text:span text:style-name="T27">e</text:span><text:span text:style-name="T34">/</text:span><text:span text:style-name="T27">n</text:span><text:span text:style-name="T36">))</text:span><text:span text:style-name="T34">;</text:span></text:p>
        <text:p text:style-name="Preformatted_20_Text"> </text:p>
        <text:p text:style-name="P11">// <text:s text:c="13"/>double[][] f_strich = new double[2][n-1];</text:p>
        <text:p text:style-name="P11">// <text:s text:c="13"/>Segment s1 = chain.getSegments().get(0);</text:p>
        <text:p text:style-name="P11">// <text:s text:c="13"/>Segment s2;</text:p>
        <text:p text:style-name="P11">// <text:s text:c="13"/>for (int i = 1; i &lt; n; i++) {</text:p>
        <text:p text:style-name="P11">// <text:s text:c="21"/>s2 = chain.getSegments().get(i);</text:p>
        <text:p text:style-name="P11">// <text:s text:c="21"/>f_strich[0][i-1] = s1.x;</text:p>
        <text:p text:style-name="P11">// <text:s text:c="21"/>f_strich[1][i-1] = (s2.y - s1.y)/(s2.x - s1.x);</text:p>
        <text:p text:style-name="P11">// <text:s text:c="21"/>s1 = s2;</text:p>
        <text:p text:style-name="P11">// <text:s text:c="13"/>}</text:p>
        <text:p text:style-name="P11">// <text:s text:c="13"/>for (int i = 0; i &lt; n-1; i++) {</text:p>
        <text:p text:style-name="P11">// <text:s text:c="21"/>System.out.println(f_strich[0][i] +" "+ f_strich[1][i]);</text:p>
        <text:p text:style-name="P11">// <text:s text:c="13"/>}</text:p>
        <text:p text:style-name="Preformatted_20_Text"> </text:p>
        <text:p text:style-name="Preformatted_20_Text"><text:s text:c="16"/><text:span text:style-name="T37">double</text:span><text:span text:style-name="T36">[]</text:span><text:span text:style-name="T27"> delta_x </text:span><text:span text:style-name="T34">=</text:span><text:span text:style-name="T27"> </text:span><text:span text:style-name="T16">new</text:span><text:span text:style-name="T27"> </text:span><text:span text:style-name="T37">double</text:span><text:span text:style-name="T36">[</text:span><text:span text:style-name="T27">n</text:span><text:span text:style-name="T34">-</text:span><text:span text:style-name="T38">1</text:span><text:span text:style-name="T36">]</text:span><text:span text:style-name="T34">;</text:span></text:p>
        <text:p text:style-name="Preformatted_20_Text"><text:s text:c="16"/><text:span text:style-name="T37">double</text:span><text:span text:style-name="T36">[]</text:span><text:span text:style-name="T27"> delta_y </text:span><text:span text:style-name="T34">=</text:span><text:span text:style-name="T27"> </text:span><text:span text:style-name="T16">new</text:span><text:span text:style-name="T27"> </text:span><text:span text:style-name="T37">double</text:span><text:span text:style-name="T36">[</text:span><text:span text:style-name="T27">n</text:span><text:span text:style-name="T34">-</text:span><text:span text:style-name="T38">1</text:span><text:span text:style-name="T36">]</text:span><text:span text:style-name="T34">;</text:span></text:p>
        <text:p text:style-name="Preformatted_20_Text"><text:s text:c="16"/><text:span text:style-name="T42">Segment</text:span><text:span text:style-name="T27"> next, curr </text:span><text:span text:style-name="T34">=</text:span><text:span text:style-name="T27"> chain.</text:span><text:span text:style-name="T40">getSegments</text:span><text:span text:style-name="T36">()</text:span><text:span text:style-name="T27">.</text:span><text:span text:style-name="T40">get</text:span><text:span text:style-name="T36">(</text:span><text:span text:style-name="T38">0</text:span><text:span text:style-name="T36">)</text:span><text:span text:style-name="T34">;</text:span></text:p>
        <text:p text:style-name="Preformatted_20_Text"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n</text:span><text:span text:style-name="T34">-</text:span><text:span text:style-name="T38">1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24"/><text:span text:style-name="T27">next </text:span><text:span text:style-name="T34">=</text:span><text:span text:style-name="T27"> chain.</text:span><text:span text:style-name="T40">getSegments</text:span><text:span text:style-name="T36">()</text:span><text:span text:style-name="T27">.</text:span><text:span text:style-name="T40">get</text:span><text:span text:style-name="T36">(</text:span><text:span text:style-name="T27">i</text:span><text:span text:style-name="T34">+</text:span><text:span text:style-name="T38">1</text:span><text:span text:style-name="T36">)</text:span><text:span text:style-name="T34">;</text:span></text:p>
        <text:p text:style-name="Preformatted_20_Text"><text:s text:c="24"/><text:span text:style-name="T27">delta_x</text:span><text:span text:style-name="T36">[</text:span><text:span text:style-name="T27">i</text:span><text:span text:style-name="T36">]</text:span><text:span text:style-name="T27"> </text:span><text:span text:style-name="T34">=</text:span><text:span text:style-name="T27"> next.</text:span><text:span text:style-name="T40">x</text:span><text:span text:style-name="T27"> </text:span><text:span text:style-name="T34">-</text:span><text:span text:style-name="T27"> curr.</text:span><text:span text:style-name="T40">x</text:span><text:span text:style-name="T34">;</text:span></text:p>
        <text:p text:style-name="Preformatted_20_Text"><text:s text:c="24"/><text:span text:style-name="T27">delta_y</text:span><text:span text:style-name="T36">[</text:span><text:span text:style-name="T27">i</text:span><text:span text:style-name="T36">]</text:span><text:span text:style-name="T27"> </text:span><text:span text:style-name="T34">=</text:span><text:span text:style-name="T27"> next.</text:span><text:span text:style-name="T40">y</text:span><text:span text:style-name="T27"> </text:span><text:span text:style-name="T34">-</text:span><text:span text:style-name="T27"> curr.</text:span><text:span text:style-name="T40">y</text:span><text:span text:style-name="T34">;</text:span></text:p>
        <text:p text:style-name="Preformatted_20_Text"><text:s text:c="24"/><text:span text:style-name="T27">curr </text:span><text:span text:style-name="T34">=</text:span><text:span text:style-name="T27"> next</text:span><text:span text:style-name="T34">;</text:span></text:p>
        <text:p text:style-name="Preformatted_20_Text"><text:s text:c="16"/><text:span text:style-name="T36">}</text:span></text:p>
        <text:p text:style-name="Preformatted_20_Text"> </text:p>
        <text:p text:style-name="Preformatted_20_Text"><text:soft-page-break/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n</text:span><text:span text:style-name="T34">-</text:span><text:span text:style-name="T38">1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24"/><text:span text:style-name="T42">System</text:span><text:span text:style-name="T27">.</text:span><text:span text:style-name="T40">out</text:span><text:span text:style-name="T27">.</text:span><text:span text:style-name="T40">println</text:span><text:span text:style-name="T36">(</text:span><text:span text:style-name="T27">chain.</text:span><text:span text:style-name="T40">getSegments</text:span><text:span text:style-name="T36">()</text:span><text:span text:style-name="T27">.</text:span><text:span text:style-name="T40">get</text:span><text:span text:style-name="T36">(</text:span><text:span text:style-name="T27">i</text:span><text:span text:style-name="T36">)</text:span><text:span text:style-name="T27">.</text:span><text:span text:style-name="T40">x</text:span><text:span text:style-name="T27"> </text:span><text:span text:style-name="T34">+</text:span><text:span text:style-name="T44">" "</text:span><text:span text:style-name="T34">+</text:span><text:span text:style-name="T27"> delta_y</text:span><text:span text:style-name="T36">[</text:span><text:span text:style-name="T27">i</text:span><text:span text:style-name="T36">])</text:span><text:span text:style-name="T34">;</text:span></text:p>
        <text:p text:style-name="Preformatted_20_Text"><text:s text:c="16"/><text:span text:style-name="T36">}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Chain getChain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chain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void</text:span><text:span text:style-name="T27"> render</text:span><text:span text:style-name="T36">()</text:span><text:span text:style-name="T27"> </text:span><text:span text:style-name="T36">{</text:span></text:p>
        <text:p text:style-name="Preformatted_20_Text"><text:s text:c="16"/><text:span text:style-name="T27">gui.</text:span><text:span text:style-name="T40">render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 </text:p>
        <text:p text:style-name="P12">}</text:p>
        <text:p text:style-name="P14"> </text:p>
      </text:section>
      <text:p text:style-name="P5"><text:bookmark text:name="highlight-preview2"/><text:span text:style-name="T14">package</text:span> <text:span text:style-name="T32">main</text:span><text:span text:style-name="T33">;</text:span></text:p>
      <text:section text:style-name="Sect1" text:name="Bereich3">
        <text:p text:style-name="Preformatted_20_Text"> </text:p>
        <text:p text:style-name="P10"><text:span text:style-name="T17">import</text:span> <text:span text:style-name="T32">java.awt.Point</text:span><text:span text:style-name="T33">;</text:span></text:p>
        <text:p text:style-name="Preformatted_20_Text"> </text:p>
        <text:p text:style-name="P10"><text:span text:style-name="T17">import</text:span> <text:span text:style-name="T32">rendering.CoordinateSystem</text:span><text:span text:style-name="T33">;</text:span></text:p>
        <text:p text:style-name="Preformatted_20_Text"> </text:p>
        <text:p text:style-name="P10"><text:span text:style-name="T17">public</text:span> <text:span text:style-name="T17">class</text:span> Coordinate <text:span text:style-name="T35">{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double</text:span><text:span text:style-name="T27"> x</text:span><text:span text:style-name="T34">;</text:span></text:p>
        <text:p text:style-name="Preformatted_20_Text"><text:s text:c="8"/><text:span text:style-name="T16">public</text:span><text:span text:style-name="T27"> </text:span><text:span text:style-name="T37">double</text:span><text:span text:style-name="T27"> y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Coordinate</text:span><text:span text:style-name="T36">(</text:span><text:span text:style-name="T37">double</text:span><text:span text:style-name="T27"> x, </text:span><text:span text:style-name="T37">double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x</text:span><text:span text:style-name="T27"> </text:span><text:span text:style-name="T34">=</text:span><text:span text:style-name="T27"> x</text:span><text:span text:style-name="T34">;</text:span></text:p>
        <text:p text:style-name="Preformatted_20_Text"><text:s text:c="16"/><text:span text:style-name="T16">this</text:span><text:span text:style-name="T27">.</text:span><text:span text:style-name="T40">y</text:span><text:span text:style-name="T27"> </text:span><text:span text:style-name="T34">=</text:span><text:span text:style-name="T27"> 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Coordinate</text:span><text:span text:style-name="T36">()</text:span><text:span text:style-name="T27"> </text:span><text:span text:style-name="T36">{</text:span></text:p>
        <text:p text:style-name="Preformatted_20_Text"><text:s text:c="16"/><text:span text:style-name="T16">this</text:span><text:span text:style-name="T36">(</text:span><text:span text:style-name="T38">0</text:span><text:span text:style-name="T27">,</text:span><text:span text:style-name="T38">0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Coordinate</text:span><text:span text:style-name="T36">(</text:span><text:span text:style-name="T27">CoordinateSystem cs, </text:span><text:span text:style-name="T42">Point</text:span><text:span text:style-name="T27"> p</text:span><text:span text:style-name="T36">)</text:span><text:span text:style-name="T27"> </text:span><text:span text:style-name="T36">{</text:span></text:p>
        <text:p text:style-name="Preformatted_20_Text"><text:s text:c="16"/><text:span text:style-name="T27">Coordinate c </text:span><text:span text:style-name="T34">=</text:span><text:span text:style-name="T27"> cs.</text:span><text:span text:style-name="T40">translateToCoord</text:span><text:span text:style-name="T36">(</text:span><text:span text:style-name="T27">p.</text:span><text:span text:style-name="T40">x</text:span><text:span text:style-name="T27">, p.</text:span><text:span text:style-name="T40">y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x</text:span><text:span text:style-name="T27"> </text:span><text:span text:style-name="T34">=</text:span><text:span text:style-name="T27"> c.</text:span><text:span text:style-name="T40">x</text:span><text:span text:style-name="T34">;</text:span></text:p>
        <text:p text:style-name="Preformatted_20_Text"><text:s text:c="16"/><text:span text:style-name="T16">this</text:span><text:span text:style-name="T27">.</text:span><text:span text:style-name="T40">y</text:span><text:span text:style-name="T27"> </text:span><text:span text:style-name="T34">=</text:span><text:span text:style-name="T27"> c.</text:span><text:span text:style-name="T40">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42">String</text:span><text:span text:style-name="T27"> toString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16">new</text:span><text:span text:style-name="T27"> </text:span><text:span text:style-name="T42">String</text:span><text:span text:style-name="T36">(</text:span><text:span text:style-name="T27">x </text:span><text:span text:style-name="T34">+</text:span><text:span text:style-name="T44">" "</text:span><text:span text:style-name="T34">+</text:span><text:span text:style-name="T27"> y</text:span><text:span text:style-name="T36">)</text:span><text:span text:style-name="T34">;</text:span></text:p>
        <text:p text:style-name="Preformatted_20_Text"><text:s text:c="8"/><text:span text:style-name="T36">}</text:span></text:p>
        <text:p text:style-name="P12">}</text:p>
        <text:p text:style-name="P14"> </text:p>
      </text:section>
      <text:p text:style-name="P5"><text:bookmark text:name="highlight-preview3"/><text:span text:style-name="T14">package</text:span> <text:span text:style-name="T32">rendering</text:span><text:span text:style-name="T33">;</text:span></text:p>
      <text:section text:style-name="Sect1" text:name="Bereich4">
        <text:p text:style-name="Preformatted_20_Text"> </text:p>
        <text:p text:style-name="P10"><text:span text:style-name="T17">import</text:span> <text:span text:style-name="T32">java.awt.Color</text:span><text:span text:style-name="T33">;</text:span></text:p>
        <text:p text:style-name="P10"><text:span text:style-name="T17">import</text:span> <text:span text:style-name="T32">java.awt.Graphics2D</text:span><text:span text:style-name="T33">;</text:span></text:p>
        <text:p text:style-name="P10"><text:span text:style-name="T17">import</text:span> <text:span text:style-name="T32">java.awt.Point</text:span><text:span text:style-name="T33">;</text:span></text:p>
        <text:p text:style-name="Preformatted_20_Text"> </text:p>
        <text:p text:style-name="P10"><text:span text:style-name="T17">import</text:span> <text:span text:style-name="T32">main.Coordinate</text:span><text:span text:style-name="T33">;</text:span></text:p>
        <text:p text:style-name="Preformatted_20_Text"> </text:p>
        <text:p text:style-name="P10"><text:span text:style-name="T17">public</text:span> <text:span text:style-name="T17">enum</text:span> Function <text:span text:style-name="T17">implements</text:span> Renderable <text:span text:style-name="T35">{</text:span></text:p>
        <text:p text:style-name="Preformatted_20_Text"> </text:p>
        <text:p text:style-name="Preformatted_20_Text"><text:s text:c="8"/><text:span text:style-name="T27">COSH,</text:span></text:p>
        <text:p text:style-name="Preformatted_20_Text"><text:soft-page-break/><text:s text:c="8"/><text:span text:style-name="T27">PARABOLA,</text:span></text:p>
        <text:p text:style-name="Preformatted_20_Text"><text:s text:c="8"/><text:span text:style-name="T27">ELLIPSE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42">Point</text:span><text:span text:style-name="T36">[]</text:span><text:span text:style-name="T27"> f</text:span><text:span text:style-name="T34">;</text:span></text:p>
        <text:p text:style-name="Preformatted_20_Text"><text:s text:c="8"/><text:span text:style-name="T16">private</text:span><text:span text:style-name="T27"> </text:span><text:span text:style-name="T37">boolean</text:span><text:span text:style-name="T27"> draw </text:span><text:span text:style-name="T34">=</text:span><text:span text:style-name="T27"> </text:span><text:span text:style-name="T37">false</text:span><text:span text:style-name="T34">;</text:span></text:p>
        <text:p text:style-name="Preformatted_20_Text"><text:s text:c="8"/><text:span text:style-name="T16">private</text:span><text:span text:style-name="T27"> </text:span><text:span text:style-name="T37">int</text:span><text:span text:style-name="T27"> lim1 </text:span><text:span text:style-name="T34">=</text:span><text:span text:style-name="T27"> </text:span><text:span text:style-name="T38">0</text:span><text:span text:style-name="T27">, lim2 </text:span><text:span text:style-name="T34">=</text:span><text:span text:style-name="T27"> </text:span><text:span text:style-name="T38">0</text:span><text:span text:style-name="T34">;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34">!</text:span><text:span text:style-name="T27">draw </text:span><text:span text:style-name="T34">||</text:span><text:span text:style-name="T27"> f </text:span><text:span text:style-name="T34">==</text:span><text:span text:style-name="T27"> </text:span><text:span text:style-name="T37">null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 </text:p>
        <text:p text:style-name="Preformatted_20_Text"><text:s text:c="16"/><text:span text:style-name="T16">if</text:span><text:span text:style-name="T36">(</text:span><text:span text:style-name="T16">this</text:span><text:span text:style-name="T27">.</text:span><text:span text:style-name="T40">equals</text:span><text:span text:style-name="T36">(</text:span><text:span text:style-name="T27">COSH</text:span><text:span text:style-name="T36">))</text:span></text:p>
        <text:p text:style-name="Preformatted_20_Text"><text:s text:c="24"/><text:span text:style-name="T27">g.</text:span><text:span text:style-name="T40">setColor</text:span><text:span text:style-name="T36">(</text:span><text:span text:style-name="T42">Color</text:span><text:span text:style-name="T27">.</text:span><text:span text:style-name="T40">RED</text:span><text:span text:style-name="T36">)</text:span><text:span text:style-name="T34">;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16">this</text:span><text:span text:style-name="T27">.</text:span><text:span text:style-name="T40">equals</text:span><text:span text:style-name="T36">(</text:span><text:span text:style-name="T27">ELLIPSE</text:span><text:span text:style-name="T36">))</text:span><text:span text:style-name="T27"> <text:s text:c="2"/></text:span></text:p>
        <text:p text:style-name="Preformatted_20_Text"><text:s text:c="24"/><text:span text:style-name="T27">g.</text:span><text:span text:style-name="T40">setColor</text:span><text:span text:style-name="T36">(</text:span><text:span text:style-name="T42">Color</text:span><text:span text:style-name="T27">.</text:span><text:span text:style-name="T40">CYAN</text:span><text:span text:style-name="T36">)</text:span><text:span text:style-name="T34">;</text:span></text:p>
        <text:p text:style-name="Preformatted_20_Text"><text:s text:c="16"/><text:span text:style-name="T16">else</text:span></text:p>
        <text:p text:style-name="Preformatted_20_Text"><text:s text:c="24"/><text:span text:style-name="T27">g.</text:span><text:span text:style-name="T40">setColor</text:span><text:span text:style-name="T36">(</text:span><text:span text:style-name="T42">Color</text:span><text:span text:style-name="T27">.</text:span><text:span text:style-name="T40">GREEN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1</text:span><text:span text:style-name="T34">+</text:span><text:span text:style-name="T27">lim1</text:span><text:span text:style-name="T34">;</text:span><text:span text:style-name="T27"> i </text:span><text:span text:style-name="T34">&lt;</text:span><text:span text:style-name="T27"> f.</text:span><text:span text:style-name="T40">length</text:span><text:span text:style-name="T34">-</text:span><text:span text:style-name="T27">lim2</text:span><text:span text:style-name="T34">;</text:span><text:span text:style-name="T27"> i</text:span><text:span text:style-name="T34">++</text:span><text:span text:style-name="T36">)</text:span><text:span text:style-name="T27"> </text:span></text:p>
        <text:p text:style-name="Preformatted_20_Text"><text:s text:c="24"/><text:span text:style-name="T27">g.</text:span><text:span text:style-name="T40">drawLine</text:span><text:span text:style-name="T36">(</text:span><text:span text:style-name="T27">f</text:span><text:span text:style-name="T36">[</text:span><text:span text:style-name="T27">i</text:span><text:span text:style-name="T34">-</text:span><text:span text:style-name="T38">1</text:span><text:span text:style-name="T36">]</text:span><text:span text:style-name="T27">.</text:span><text:span text:style-name="T40">x</text:span><text:span text:style-name="T27">, f</text:span><text:span text:style-name="T36">[</text:span><text:span text:style-name="T27">i</text:span><text:span text:style-name="T34">-</text:span><text:span text:style-name="T38">1</text:span><text:span text:style-name="T36">]</text:span><text:span text:style-name="T27">.</text:span><text:span text:style-name="T40">y</text:span><text:span text:style-name="T27">, f</text:span><text:span text:style-name="T36">[</text:span><text:span text:style-name="T27">i</text:span><text:span text:style-name="T36">]</text:span><text:span text:style-name="T27">.</text:span><text:span text:style-name="T40">x</text:span><text:span text:style-name="T27">, f</text:span><text:span text:style-name="T36">[</text:span><text:span text:style-name="T27">i</text:span><text:span text:style-name="T36">]</text:span><text:span text:style-name="T27">.</text:span><text:span text:style-name="T40">y</text:span><text:span text:style-name="T36">)</text:span><text:span text:style-name="T34">;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37">void</text:span><text:span text:style-name="T27"> update</text:span><text:span text:style-name="T36">(</text:span><text:span text:style-name="T27">CoordinateSystem cs, Coordinate p, </text:span><text:span text:style-name="T37">double</text:span><text:span text:style-name="T27"> y0, </text:span><text:span text:style-name="T37">double</text:span><text:span text:style-name="T27"> guess</text:span><text:span text:style-name="T36">)</text:span><text:span text:style-name="T27"> </text:span><text:span text:style-name="T36">{</text:span><text:span text:style-name="T27"> </text:span><text:span text:style-name="T39">// in class Function</text:span></text:p>
        <text:p text:style-name="Preformatted_20_Text"><text:s text:c="16"/><text:span text:style-name="T16">if</text:span><text:span text:style-name="T36">(</text:span><text:span text:style-name="T27">COSH.</text:span><text:span text:style-name="T40">draw</text:span><text:span text:style-name="T36">)</text:span><text:span text:style-name="T27"> </text:span><text:span text:style-name="T36">{</text:span></text:p>
        <text:p text:style-name="Preformatted_20_Text"><text:s text:c="24"/><text:span text:style-name="T42">Point</text:span><text:span text:style-name="T36">[]</text:span><text:span text:style-name="T27"> f </text:span><text:span text:style-name="T34">=</text:span><text:span text:style-name="T27"> </text:span><text:span text:style-name="T16">new</text:span><text:span text:style-name="T27"> </text:span><text:span text:style-name="T42">Point</text:span><text:span text:style-name="T36">[</text:span><text:span text:style-name="T27">cs.</text:span><text:span text:style-name="T40">getDisplay</text:span><text:span text:style-name="T36">()</text:span><text:span text:style-name="T27">.</text:span><text:span text:style-name="T40">getWidth</text:span><text:span text:style-name="T36">()]</text:span><text:span text:style-name="T34">;</text:span></text:p>
        <text:p text:style-name="Preformatted_20_Text"><text:s text:c="24"/><text:span text:style-name="T37">double</text:span><text:span text:style-name="T27"> k </text:span><text:span text:style-name="T34">=</text:span><text:span text:style-name="T27"> betterApproxK</text:span><text:span text:style-name="T36">(</text:span><text:span text:style-name="T27">guess, y0, p</text:span><text:span text:style-name="T36">)</text:span><text:span text:style-name="T34">;</text:span></text:p>
        <text:p text:style-name="Preformatted_20_Text"><text:s text:c="24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f.</text:span><text:span text:style-name="T40">length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 </text:span><text:span text:style-name="T34">=</text:span><text:span text:style-name="T27"> cs.</text:span><text:span text:style-name="T40">translateToPixel</text:span><text:span text:style-name="T36">(</text:span><text:span text:style-name="T38">0</text:span><text:span text:style-name="T27">, </text:span><text:span text:style-name="T38">1</text:span><text:span text:style-name="T34">/</text:span><text:span text:style-name="T27">k</text:span><text:span text:style-name="T34">*</text:span><text:span text:style-name="T42">Math</text:span><text:span text:style-name="T27">.</text:span><text:span text:style-name="T40">cosh</text:span><text:span text:style-name="T36">(</text:span><text:span text:style-name="T27">k</text:span><text:span text:style-name="T34">*</text:span><text:span text:style-name="T27">cs.</text:span><text:span text:style-name="T40">translateToCoord</text:span><text:span text:style-name="T36">(</text:span><text:span text:style-name="T27">i, </text:span><text:span text:style-name="T38">0</text:span><text:span text:style-name="T36">)</text:span><text:span text:style-name="T27">.</text:span><text:span text:style-name="T40">x</text:span><text:span text:style-name="T36">)</text:span><text:span text:style-name="T34">+</text:span><text:span text:style-name="T36">(</text:span><text:span text:style-name="T27">y0</text:span><text:span text:style-name="T34">-</text:span><text:span text:style-name="T38">1</text:span><text:span text:style-name="T34">/</text:span><text:span text:style-name="T27">k</text:span><text:span text:style-name="T36">))</text:span><text:span text:style-name="T34">;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.</text:span><text:span text:style-name="T40">x</text:span><text:span text:style-name="T27"> </text:span><text:span text:style-name="T34">=</text:span><text:span text:style-name="T27"> i</text:span><text:span text:style-name="T34">;</text:span></text:p>
        <text:p text:style-name="Preformatted_20_Text"><text:s text:c="24"/><text:span text:style-name="T36">}</text:span></text:p>
        <text:p text:style-name="Preformatted_20_Text"><text:s text:c="24"/><text:span text:style-name="T27">COSH.</text:span><text:span text:style-name="T40">f</text:span><text:span text:style-name="T27"> </text:span><text:span text:style-name="T34">=</text:span><text:span text:style-name="T27"> f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16">if</text:span><text:span text:style-name="T36">(</text:span><text:span text:style-name="T27">PARABOLA.</text:span><text:span text:style-name="T40">draw</text:span><text:span text:style-name="T36">)</text:span><text:span text:style-name="T27"> </text:span><text:span text:style-name="T36">{</text:span></text:p>
        <text:p text:style-name="Preformatted_20_Text"><text:s text:c="24"/><text:span text:style-name="T42">Point</text:span><text:span text:style-name="T36">[]</text:span><text:span text:style-name="T27"> f </text:span><text:span text:style-name="T34">=</text:span><text:span text:style-name="T27"> </text:span><text:span text:style-name="T16">new</text:span><text:span text:style-name="T27"> </text:span><text:span text:style-name="T42">Point</text:span><text:span text:style-name="T36">[</text:span><text:span text:style-name="T27">cs.</text:span><text:span text:style-name="T40">getDisplay</text:span><text:span text:style-name="T36">()</text:span><text:span text:style-name="T27">.</text:span><text:span text:style-name="T40">getWidth</text:span><text:span text:style-name="T36">()]</text:span><text:span text:style-name="T34">;</text:span></text:p>
        <text:p text:style-name="Preformatted_20_Text"><text:s text:c="24"/><text:span text:style-name="T37">double</text:span><text:span text:style-name="T27"> k </text:span><text:span text:style-name="T34">=</text:span><text:span text:style-name="T27"> </text:span><text:span text:style-name="T36">(</text:span><text:span text:style-name="T27">p.</text:span><text:span text:style-name="T40">y</text:span><text:span text:style-name="T27"> </text:span><text:span text:style-name="T34">-</text:span><text:span text:style-name="T27"> y0</text:span><text:span text:style-name="T36">)</text:span><text:span text:style-name="T34">/</text:span><text:span text:style-name="T36">(</text:span><text:span text:style-name="T27">p.</text:span><text:span text:style-name="T40">x</text:span><text:span text:style-name="T34">*</text:span><text:span text:style-name="T27">p.</text:span><text:span text:style-name="T40">x</text:span><text:span text:style-name="T36">)</text:span><text:span text:style-name="T34">;</text:span></text:p>
        <text:p text:style-name="Preformatted_20_Text"><text:s text:c="24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f.</text:span><text:span text:style-name="T40">length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 </text:span><text:span text:style-name="T34">=</text:span><text:span text:style-name="T27"> cs.</text:span><text:span text:style-name="T40">translateToPixel</text:span><text:span text:style-name="T36">(</text:span><text:span text:style-name="T38">0</text:span><text:span text:style-name="T27">, k</text:span><text:span text:style-name="T34">*</text:span><text:span text:style-name="T42">Math</text:span><text:span text:style-name="T27">.</text:span><text:span text:style-name="T40">pow</text:span><text:span text:style-name="T36">(</text:span><text:span text:style-name="T27">cs.</text:span><text:span text:style-name="T40">translateToCoord</text:span><text:span text:style-name="T36">(</text:span><text:span text:style-name="T27">i, </text:span><text:span text:style-name="T38">0</text:span><text:span text:style-name="T36">)</text:span><text:span text:style-name="T27">.</text:span><text:span text:style-name="T40">x</text:span><text:span text:style-name="T27">, </text:span><text:span text:style-name="T38">2</text:span><text:span text:style-name="T36">)</text:span><text:span text:style-name="T34">+</text:span><text:span text:style-name="T27">y0</text:span><text:span text:style-name="T36">)</text:span><text:span text:style-name="T34">;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.</text:span><text:span text:style-name="T40">x</text:span><text:span text:style-name="T27"> </text:span><text:span text:style-name="T34">=</text:span><text:span text:style-name="T27"> i</text:span><text:span text:style-name="T34">;</text:span></text:p>
        <text:p text:style-name="Preformatted_20_Text"><text:s text:c="24"/><text:span text:style-name="T36">}</text:span></text:p>
        <text:p text:style-name="Preformatted_20_Text"><text:s text:c="24"/><text:span text:style-name="T27">PARABOLA.</text:span><text:span text:style-name="T40">f</text:span><text:span text:style-name="T27"> </text:span><text:span text:style-name="T34">=</text:span><text:span text:style-name="T27"> f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16">if</text:span><text:span text:style-name="T36">(</text:span><text:span text:style-name="T27">ELLIPSE.</text:span><text:span text:style-name="T40">draw</text:span><text:span text:style-name="T36">)</text:span><text:span text:style-name="T27"> </text:span><text:span text:style-name="T36">{</text:span></text:p>
        <text:p text:style-name="Preformatted_20_Text"><text:s text:c="24"/><text:span text:style-name="T42">Point</text:span><text:span text:style-name="T36">[]</text:span><text:span text:style-name="T27"> f </text:span><text:span text:style-name="T34">=</text:span><text:span text:style-name="T27"> </text:span><text:span text:style-name="T16">new</text:span><text:span text:style-name="T27"> </text:span><text:span text:style-name="T42">Point</text:span><text:span text:style-name="T36">[</text:span><text:span text:style-name="T27">cs.</text:span><text:span text:style-name="T40">getDisplay</text:span><text:span text:style-name="T36">()</text:span><text:span text:style-name="T27">.</text:span><text:span text:style-name="T40">getWidth</text:span><text:span text:style-name="T36">()]</text:span><text:span text:style-name="T34">;</text:span></text:p>
        <text:p text:style-name="Preformatted_20_Text"><text:s text:c="24"/><text:span text:style-name="T37">double</text:span><text:span text:style-name="T27"> a </text:span><text:span text:style-name="T34">=</text:span><text:span text:style-name="T27"> p.</text:span><text:span text:style-name="T40">x</text:span><text:span text:style-name="T34">;</text:span></text:p>
        <text:p text:style-name="Preformatted_20_Text"><text:s text:c="24"/><text:span text:style-name="T37">double</text:span><text:span text:style-name="T27"> b </text:span><text:span text:style-name="T34">=</text:span><text:span text:style-name="T27"> </text:span><text:span text:style-name="T34">-</text:span><text:span text:style-name="T27">p.</text:span><text:span text:style-name="T40">y</text:span><text:span text:style-name="T34">+</text:span><text:span text:style-name="T27">y0</text:span><text:span text:style-name="T34">;</text:span></text:p>
        <text:p text:style-name="Preformatted_20_Text"><text:s text:c="24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f.</text:span><text:span text:style-name="T40">length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 </text:span><text:span text:style-name="T34">=</text:span><text:span text:style-name="T27"> cs.</text:span><text:span text:style-name="T40">translateToPixel</text:span><text:span text:style-name="T36">(</text:span><text:span text:style-name="T38">0</text:span><text:span text:style-name="T27">, b</text:span><text:span text:style-name="T34">/</text:span><text:span text:style-name="T27">a </text:span><text:span text:style-name="T34">*</text:span><text:span text:style-name="T27"> </text:span><text:span text:style-name="T42">Math</text:span><text:span text:style-name="T27">.</text:span><text:span text:style-name="T40">sqrt</text:span><text:span text:style-name="T36">(</text:span><text:span text:style-name="T27">a</text:span><text:span text:style-name="T34">*</text:span><text:span text:style-name="T27">a </text:span><text:span text:style-name="T34">-</text:span><text:span text:style-name="T27"> </text:span><text:span text:style-name="T42">Math</text:span><text:span text:style-name="T27">.</text:span><text:span text:style-name="T40">pow</text:span><text:span text:style-name="T36">(</text:span><text:span text:style-name="T27">cs.</text:span><text:span text:style-name="T40">translateToCoord</text:span><text:span text:style-name="T36">(</text:span><text:span text:style-name="T27">i, </text:span><text:span text:style-name="T38">0</text:span><text:span text:style-name="T36">)</text:span><text:span text:style-name="T27">.</text:span><text:span text:style-name="T40">x</text:span><text:span text:style-name="T27">, </text:span><text:span text:style-name="T38">2</text:span><text:span text:style-name="T36">))</text:span><text:span text:style-name="T34">-</text:span><text:span text:style-name="T27">b</text:span><text:span text:style-name="T34">+</text:span><text:span text:style-name="T27">y0</text:span><text:span text:style-name="T36">)</text:span><text:span text:style-name="T34">;</text:span></text:p>
        <text:p text:style-name="Preformatted_20_Text"><text:s text:c="32"/><text:span text:style-name="T27">f</text:span><text:span text:style-name="T36">[</text:span><text:span text:style-name="T27">i</text:span><text:span text:style-name="T36">]</text:span><text:span text:style-name="T27">.</text:span><text:span text:style-name="T40">x</text:span><text:span text:style-name="T27"> </text:span><text:span text:style-name="T34">=</text:span><text:span text:style-name="T27"> i</text:span><text:span text:style-name="T34">;</text:span></text:p>
        <text:p text:style-name="Preformatted_20_Text"><text:s text:c="24"/><text:span text:style-name="T36">}</text:span></text:p>
        <text:p text:style-name="Preformatted_20_Text"><text:s text:c="24"/><text:span text:style-name="T27">ELLIPSE.</text:span><text:span text:style-name="T40">lim1</text:span><text:span text:style-name="T27"> </text:span><text:span text:style-name="T34">=</text:span><text:span text:style-name="T27"> cs.</text:span><text:span text:style-name="T40">translateToPixel</text:span><text:span text:style-name="T36">(</text:span><text:span text:style-name="T34">-</text:span><text:span text:style-name="T27">a, </text:span><text:span text:style-name="T38">0</text:span><text:span text:style-name="T36">)</text:span><text:span text:style-name="T27">.</text:span><text:span text:style-name="T40">x</text:span><text:span text:style-name="T27"> </text:span><text:span text:style-name="T34">-</text:span><text:span text:style-name="T27"> </text:span><text:span text:style-name="T38">1</text:span><text:span text:style-name="T34">;</text:span></text:p>
        <text:p text:style-name="Preformatted_20_Text"><text:s text:c="24"/><text:span text:style-name="T27">ELLIPSE.</text:span><text:span text:style-name="T40">lim2</text:span><text:span text:style-name="T27"> </text:span><text:span text:style-name="T34">=</text:span><text:span text:style-name="T27"> ELLIPSE.</text:span><text:span text:style-name="T40">lim1</text:span><text:span text:style-name="T27"> </text:span><text:span text:style-name="T34">-</text:span><text:span text:style-name="T27"> </text:span><text:span text:style-name="T38">1</text:span><text:span text:style-name="T34">;</text:span></text:p>
        <text:p text:style-name="Preformatted_20_Text"><text:s text:c="24"/><text:span text:style-name="T16">try</text:span><text:span text:style-name="T27"> </text:span><text:span text:style-name="T36">{</text:span></text:p>
        <text:p text:style-name="Preformatted_20_Text"><text:s text:c="32"/><text:span text:style-name="T27">f</text:span><text:span text:style-name="T36">[</text:span><text:span text:style-name="T27">ELLIPSE.</text:span><text:span text:style-name="T40">lim1</text:span><text:span text:style-name="T36">]</text:span><text:span text:style-name="T27"> </text:span><text:span text:style-name="T34">=</text:span><text:span text:style-name="T27"> </text:span><text:span text:style-name="T16">new</text:span><text:span text:style-name="T27"> </text:span><text:span text:style-name="T42">Point</text:span><text:span text:style-name="T36">(</text:span><text:span text:style-name="T27">ELLIPSE.</text:span><text:span text:style-name="T40">lim1</text:span><text:span text:style-name="T27">, cs.</text:span><text:span text:style-name="T40">translateToPixel</text:span><text:span text:style-name="T36">(</text:span><text:span text:style-name="T38">0</text:span><text:span text:style-name="T27">, p.</text:span><text:span text:style-name="T40">y</text:span><text:span text:style-name="T36">)</text:span><text:span text:style-name="T27">.</text:span><text:span text:style-name="T40">y</text:span><text:span text:style-name="T36">)</text:span><text:span text:style-name="T34">;</text:span></text:p>
        <text:p text:style-name="Preformatted_20_Text"><text:s text:c="32"/><text:span text:style-name="T27">f</text:span><text:span text:style-name="T36">[</text:span><text:span text:style-name="T27">f.</text:span><text:span text:style-name="T40">length</text:span><text:span text:style-name="T34">-</text:span><text:span text:style-name="T27">ELLIPSE.</text:span><text:span text:style-name="T40">lim2</text:span><text:span text:style-name="T34">-</text:span><text:span text:style-name="T38">1</text:span><text:span text:style-name="T36">]</text:span><text:span text:style-name="T27"> </text:span><text:span text:style-name="T34">=</text:span><text:span text:style-name="T27"> </text:span><text:span text:style-name="T16">new</text:span><text:span text:style-name="T27"> </text:span><text:span text:style-name="T42">Point</text:span><text:span text:style-name="T36">(</text:span><text:span text:style-name="T27">f.</text:span><text:span text:style-name="T40">length</text:span><text:span text:style-name="T34">-</text:span><text:span text:style-name="T27">ELLIPSE.</text:span><text:span text:style-name="T40">lim2</text:span><text:span text:style-name="T34">-</text:span><text:span text:style-name="T38">1</text:span><text:span text:style-name="T27">, f</text:span><text:span text:style-name="T36">[</text:span><text:span text:style-name="T27">ELLIPSE.</text:span><text:span text:style-name="T40">lim1</text:span><text:span text:style-name="T36">]</text:span><text:span text:style-name="T27">.</text:span><text:span text:style-name="T40">y</text:span><text:span text:style-name="T36">)</text:span><text:span text:style-name="T34">;</text:span></text:p>
        <text:p text:style-name="Preformatted_20_Text"><text:s text:c="24"/><text:span text:style-name="T36">}</text:span><text:span text:style-name="T27"> </text:span><text:span text:style-name="T16">catch</text:span><text:span text:style-name="T27"> </text:span><text:span text:style-name="T36">(</text:span><text:span text:style-name="T42">ArrayIndexOutOfBoundsException</text:span><text:span text:style-name="T27"> e</text:span><text:span text:style-name="T36">)</text:span><text:span text:style-name="T27"> </text:span><text:span text:style-name="T36">{</text:span></text:p>
        <text:p text:style-name="Preformatted_20_Text"><text:s text:c="32"/><text:span text:style-name="T27">ELLIPSE.</text:span><text:span text:style-name="T40">lim1</text:span><text:span text:style-name="T27"> </text:span><text:span text:style-name="T34">=</text:span><text:span text:style-name="T27"> </text:span><text:span text:style-name="T38">0</text:span><text:span text:style-name="T34">;</text:span></text:p>
        <text:p text:style-name="Preformatted_20_Text"><text:soft-page-break/><text:s text:c="32"/><text:span text:style-name="T27">ELLIPSE.</text:span><text:span text:style-name="T40">lim2</text:span><text:span text:style-name="T27"> </text:span><text:span text:style-name="T34">=</text:span><text:span text:style-name="T27"> </text:span><text:span text:style-name="T38">0</text:span><text:span text:style-name="T34">;</text:span></text:p>
        <text:p text:style-name="Preformatted_20_Text"><text:s text:c="24"/><text:span text:style-name="T36">}</text:span></text:p>
        <text:p text:style-name="Preformatted_20_Text"><text:s text:c="24"/><text:span text:style-name="T27">ELLIPSE.</text:span><text:span text:style-name="T40">f</text:span><text:span text:style-name="T27"> </text:span><text:span text:style-name="T34">=</text:span><text:span text:style-name="T27"> f</text:span><text:span text:style-name="T34">;</text:span></text:p>
        <text:p text:style-name="Preformatted_20_Text"><text:s text:c="16"/><text:span text:style-name="T36">}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16">static</text:span><text:span text:style-name="T27"> </text:span><text:span text:style-name="T37">double</text:span><text:span text:style-name="T27"> betterApproxK</text:span><text:span text:style-name="T36">(</text:span><text:span text:style-name="T37">double</text:span><text:span text:style-name="T27"> k, </text:span><text:span text:style-name="T37">double</text:span><text:span text:style-name="T27"> y0, Coordinate p</text:span><text:span text:style-name="T36">)</text:span><text:span text:style-name="T27"> </text:span><text:span text:style-name="T36">{</text:span></text:p>
        <text:p text:style-name="Preformatted_20_Text"><text:s text:c="16"/><text:span text:style-name="T37">int</text:span><text:span text:style-name="T27"> prec </text:span><text:span text:style-name="T34">=</text:span><text:span text:style-name="T27"> </text:span><text:span text:style-name="T38">5</text:span><text:span text:style-name="T34">;</text:span></text:p>
        <text:p text:style-name="Preformatted_20_Text"><text:s text:c="16"/><text:span text:style-name="T37">int</text:span><text:span text:style-name="T27"> currPrec </text:span><text:span text:style-name="T34">=</text:span><text:span text:style-name="T27"> </text:span><text:span text:style-name="T38">2</text:span><text:span text:style-name="T34">;</text:span></text:p>
        <text:p text:style-name="Preformatted_20_Text"><text:s text:c="16"/><text:span text:style-name="T37">double</text:span><text:span text:style-name="T27"> step </text:span><text:span text:style-name="T34">=</text:span><text:span text:style-name="T27"> </text:span><text:span text:style-name="T42">Math</text:span><text:span text:style-name="T27">.</text:span><text:span text:style-name="T40">pow</text:span><text:span text:style-name="T36">(</text:span><text:span text:style-name="T38">10</text:span><text:span text:style-name="T27">, currPrec</text:span><text:span text:style-name="T36">)</text:span><text:span text:style-name="T34">;</text:span></text:p>
        <text:p text:style-name="Preformatted_20_Text"><text:s text:c="16"/><text:span text:style-name="T16">if</text:span><text:span text:style-name="T36">(</text:span><text:span text:style-name="T27">p.</text:span><text:span text:style-name="T40">y</text:span><text:span text:style-name="T27"> </text:span><text:span text:style-name="T34">&gt;</text:span><text:span text:style-name="T27"> fkt</text:span><text:span text:style-name="T36">(</text:span><text:span text:style-name="T27">k, y0, p</text:span><text:span text:style-name="T36">))</text:span><text:span text:style-name="T27"> </text:span><text:span text:style-name="T36">{</text:span><text:span text:style-name="T27"> </text:span><text:span text:style-name="T39">//falls Kurve zu tief</text:span></text:p>
        <text:p text:style-name="Preformatted_20_Text"><text:s text:c="24"/><text:span text:style-name="T16">while</text:span><text:span text:style-name="T36">(</text:span><text:span text:style-name="T27">currPrec </text:span><text:span text:style-name="T34">&gt;=</text:span><text:span text:style-name="T27"> </text:span><text:span text:style-name="T34">-</text:span><text:span text:style-name="T27">prec</text:span><text:span text:style-name="T36">)</text:span><text:span text:style-name="T27"> </text:span><text:span text:style-name="T36">{</text:span></text:p>
        <text:p text:style-name="Preformatted_20_Text"><text:s text:c="32"/><text:span text:style-name="T16">while</text:span><text:span text:style-name="T36">(</text:span><text:span text:style-name="T27">p.</text:span><text:span text:style-name="T40">y</text:span><text:span text:style-name="T27"> </text:span><text:span text:style-name="T34">&gt;</text:span><text:span text:style-name="T27"> fkt</text:span><text:span text:style-name="T36">(</text:span><text:span text:style-name="T27">k, y0, p</text:span><text:span text:style-name="T36">))</text:span><text:span text:style-name="T27"> </text:span></text:p>
        <text:p text:style-name="Preformatted_20_Text"><text:s text:c="40"/><text:span text:style-name="T27">k </text:span><text:span text:style-name="T34">+=</text:span><text:span text:style-name="T27"> step</text:span><text:span text:style-name="T34">;</text:span><text:span text:style-name="T27"> <text:s text:c="21"/></text:span></text:p>
        <text:p text:style-name="Preformatted_20_Text"><text:s text:c="32"/><text:span text:style-name="T27">k </text:span><text:span text:style-name="T34">-=</text:span><text:span text:style-name="T27"> step</text:span><text:span text:style-name="T34">;</text:span></text:p>
        <text:p text:style-name="Preformatted_20_Text"><text:s text:c="32"/><text:span text:style-name="T27">currPrec</text:span><text:span text:style-name="T34">--;</text:span></text:p>
        <text:p text:style-name="Preformatted_20_Text"><text:s text:c="32"/><text:span text:style-name="T27">step </text:span><text:span text:style-name="T34">=</text:span><text:span text:style-name="T27"> </text:span><text:span text:style-name="T42">Math</text:span><text:span text:style-name="T27">.</text:span><text:span text:style-name="T40">pow</text:span><text:span text:style-name="T36">(</text:span><text:span text:style-name="T38">10</text:span><text:span text:style-name="T27">, currPrec</text:span><text:span text:style-name="T36">)</text:span><text:span text:style-name="T34">;</text:span></text:p>
        <text:p text:style-name="Preformatted_20_Text"><text:s text:c="24"/><text:span text:style-name="T36">}</text:span></text:p>
        <text:p text:style-name="Preformatted_20_Text"><text:s text:c="16"/><text:span text:style-name="T36">}</text:span><text:span text:style-name="T27"> 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p.</text:span><text:span text:style-name="T40">y</text:span><text:span text:style-name="T27"> </text:span><text:span text:style-name="T34">&lt;</text:span><text:span text:style-name="T27"> fkt</text:span><text:span text:style-name="T36">(</text:span><text:span text:style-name="T27">k, y0, p</text:span><text:span text:style-name="T36">))</text:span><text:span text:style-name="T27"> </text:span><text:span text:style-name="T36">{</text:span></text:p>
        <text:p text:style-name="Preformatted_20_Text"><text:s text:c="24"/><text:span text:style-name="T16">while</text:span><text:span text:style-name="T36">(</text:span><text:span text:style-name="T27">currPrec </text:span><text:span text:style-name="T34">&gt;=</text:span><text:span text:style-name="T27"> </text:span><text:span text:style-name="T34">-</text:span><text:span text:style-name="T27">prec</text:span><text:span text:style-name="T36">)</text:span><text:span text:style-name="T27"> </text:span><text:span text:style-name="T36">{</text:span></text:p>
        <text:p text:style-name="Preformatted_20_Text"><text:s text:c="32"/><text:span text:style-name="T16">while</text:span><text:span text:style-name="T36">(</text:span><text:span text:style-name="T27">p.</text:span><text:span text:style-name="T40">y</text:span><text:span text:style-name="T27"> </text:span><text:span text:style-name="T34">&lt;</text:span><text:span text:style-name="T27"> fkt</text:span><text:span text:style-name="T36">(</text:span><text:span text:style-name="T27">k, y0, p</text:span><text:span text:style-name="T36">))</text:span><text:span text:style-name="T27"> </text:span></text:p>
        <text:p text:style-name="Preformatted_20_Text"><text:s text:c="40"/><text:span text:style-name="T27">k </text:span><text:span text:style-name="T34">-=</text:span><text:span text:style-name="T27"> step</text:span><text:span text:style-name="T34">;</text:span><text:span text:style-name="T27"> <text:s text:c="29"/></text:span></text:p>
        <text:p text:style-name="Preformatted_20_Text"><text:s text:c="32"/><text:span text:style-name="T27">k </text:span><text:span text:style-name="T34">+=</text:span><text:span text:style-name="T27"> step</text:span><text:span text:style-name="T34">;</text:span></text:p>
        <text:p text:style-name="Preformatted_20_Text"><text:s text:c="32"/><text:span text:style-name="T27">currPrec</text:span><text:span text:style-name="T34">--;</text:span></text:p>
        <text:p text:style-name="Preformatted_20_Text"><text:s text:c="32"/><text:span text:style-name="T27">step </text:span><text:span text:style-name="T34">=</text:span><text:span text:style-name="T27"> </text:span><text:span text:style-name="T42">Math</text:span><text:span text:style-name="T27">.</text:span><text:span text:style-name="T40">pow</text:span><text:span text:style-name="T36">(</text:span><text:span text:style-name="T38">10</text:span><text:span text:style-name="T27">, currPrec</text:span><text:span text:style-name="T36">)</text:span><text:span text:style-name="T34">;</text:span></text:p>
        <text:p text:style-name="Preformatted_20_Text"><text:s text:c="24"/><text:span text:style-name="T36">}</text:span></text:p>
        <text:p text:style-name="Preformatted_20_Text"><text:s text:c="16"/><text:span text:style-name="T36">}</text:span><text:span text:style-name="T27"> </text:span></text:p>
        <text:p text:style-name="Preformatted_20_Text"><text:s text:c="16"/><text:span text:style-name="T16">return</text:span><text:span text:style-name="T27"> k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1">// <text:s text:c="5"/>private static double approxK(double k, double y0, Coordinate p) {</text:p>
        <text:p text:style-name="P11">// <text:s text:c="13"/>double step = 0.0001;</text:p>
        <text:p text:style-name="P11">// <text:s text:c="13"/>int i = 0;</text:p>
        <text:p text:style-name="P11">// <text:s text:c="13"/>if(p.y &gt; fkt(k, y0, p)) { //falls Kurve zu tief</text:p>
        <text:p text:style-name="P11">// <text:s text:c="21"/>while(p.y &gt; fkt(k, y0, p)) {</text:p>
        <text:p text:style-name="P11">// <text:s text:c="29"/>k += step;i++;}</text:p>
        <text:p text:style-name="P11">// <text:s text:c="21"/>k -= step/2;</text:p>
        <text:p text:style-name="P11">// <text:s text:c="21"/>System.out.println(i);</text:p>
        <text:p text:style-name="P11">// <text:s text:c="21"/>return k;</text:p>
        <text:p text:style-name="P11">// <text:s text:c="13"/>} </text:p>
        <text:p text:style-name="P11">// <text:s text:c="13"/>else if(p.y &gt; fkt(k, y0, p)) {</text:p>
        <text:p text:style-name="P11">// <text:s text:c="21"/>while(p.y &lt; fkt(k, y0, p)) {</text:p>
        <text:p text:style-name="P11">// <text:s text:c="29"/>k -= step;i++;}</text:p>
        <text:p text:style-name="P11">// <text:s text:c="21"/>k += step/2;</text:p>
        <text:p text:style-name="P11">// <text:s text:c="21"/>System.out.println(i);</text:p>
        <text:p text:style-name="P11">// <text:s text:c="21"/>return k;</text:p>
        <text:p text:style-name="P11">// <text:s text:c="13"/>} </text:p>
        <text:p text:style-name="P11">// <text:s text:c="13"/>else return k;</text:p>
        <text:p text:style-name="P11">// <text:s text:c="5"/>}</text:p>
        <text:p text:style-name="Preformatted_20_Text"> </text:p>
        <text:p text:style-name="Preformatted_20_Text"> </text:p>
        <text:p text:style-name="Preformatted_20_Text"><text:s text:c="8"/><text:span text:style-name="T16">private</text:span><text:span text:style-name="T27"> </text:span><text:span text:style-name="T16">static</text:span><text:span text:style-name="T27"> </text:span><text:span text:style-name="T37">double</text:span><text:span text:style-name="T27"> fkt</text:span><text:span text:style-name="T36">(</text:span><text:span text:style-name="T37">double</text:span><text:span text:style-name="T27"> k, </text:span><text:span text:style-name="T37">double</text:span><text:span text:style-name="T27"> y0, Coordinate p</text:span><text:span text:style-name="T36">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42">Math</text:span><text:span text:style-name="T27">.</text:span><text:span text:style-name="T40">cosh</text:span><text:span text:style-name="T36">(</text:span><text:span text:style-name="T27">p.</text:span><text:span text:style-name="T40">x</text:span><text:span text:style-name="T27"> </text:span><text:span text:style-name="T34">*</text:span><text:span text:style-name="T27"> k</text:span><text:span text:style-name="T36">)</text:span><text:span text:style-name="T34">/</text:span><text:span text:style-name="T27">k </text:span><text:span text:style-name="T34">+</text:span><text:span text:style-name="T27"> </text:span><text:span text:style-name="T36">(</text:span><text:span text:style-name="T27">y0</text:span><text:span text:style-name="T34">-</text:span><text:span text:style-name="T38">1</text:span><text:span text:style-name="T34">/</text:span><text:span text:style-name="T27">k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Draw</text:span><text:span text:style-name="T36">(</text:span><text:span text:style-name="T37">boolean</text:span><text:span text:style-name="T27"> b</text:span><text:span text:style-name="T36">)</text:span><text:span text:style-name="T27"> </text:span><text:span text:style-name="T36">{</text:span></text:p>
        <text:p text:style-name="Preformatted_20_Text"><text:s text:c="16"/><text:span text:style-name="T27">draw </text:span><text:span text:style-name="T34">=</text:span><text:span text:style-name="T27"> b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42">Point</text:span><text:span text:style-name="T27"> getF</text:span><text:span text:style-name="T36">(</text:span><text:span text:style-name="T37">int</text:span><text:span text:style-name="T27"> i</text:span><text:span text:style-name="T36">)</text:span><text:span text:style-name="T27"> </text:span><text:span text:style-name="T36">{</text:span></text:p>
        <text:p text:style-name="Preformatted_20_Text"><text:s text:c="16"/><text:span text:style-name="T16">return</text:span><text:span text:style-name="T27"> f</text:span><text:span text:style-name="T36">[</text:span><text:span text:style-name="T27">i</text:span><text:span text:style-name="T36">]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oft-page-break/><text:s text:c="8"/><text:span text:style-name="T16">public</text:span><text:span text:style-name="T27"> </text:span><text:span text:style-name="T37">boolean</text:span><text:span text:style-name="T27"> draw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draw</text:span><text:span text:style-name="T34">;</text:span></text:p>
        <text:p text:style-name="Preformatted_20_Text"><text:s text:c="8"/><text:span text:style-name="T36">}</text:span></text:p>
        <text:p text:style-name="P12">}</text:p>
        <text:p text:style-name="P14"> </text:p>
      </text:section>
      <text:p text:style-name="P5"><text:bookmark text:name="highlight-preview4"/><text:span text:style-name="T14">package</text:span> <text:span text:style-name="T32">rendering</text:span><text:span text:style-name="T33">;</text:span></text:p>
      <text:section text:style-name="Sect1" text:name="Bereich5">
        <text:p text:style-name="Preformatted_20_Text"> </text:p>
        <text:p text:style-name="P10"><text:span text:style-name="T17">import</text:span> <text:span text:style-name="T32">java.awt.Graphics2D</text:span><text:span text:style-name="T33">;</text:span></text:p>
        <text:p text:style-name="P10"><text:span text:style-name="T17">import</text:span> <text:span text:style-name="T32">java.util.ArrayList</text:span><text:span text:style-name="T33">;</text:span></text:p>
        <text:p text:style-name="P10"><text:span text:style-name="T17">import</text:span> <text:span text:style-name="T32">java.util.List</text:span><text:span text:style-name="T33">;</text:span></text:p>
        <text:p text:style-name="Preformatted_20_Text"> </text:p>
        <text:p text:style-name="P10"><text:span text:style-name="T17">public</text:span> <text:span text:style-name="T17">class</text:span> Chain <text:span text:style-name="T17">implements</text:span> Renderable <text:span text:style-name="T35">{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int</text:span><text:span text:style-name="T27"> INIT_LENGTH </text:span><text:span text:style-name="T34">=</text:span><text:span text:style-name="T27"> </text:span><text:span text:style-name="T38">5</text:span><text:span text:style-name="T34">;</text:span>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int</text:span><text:span text:style-name="T27"> INIT_Y0 </text:span><text:span text:style-name="T34">=</text:span><text:span text:style-name="T27"> </text:span><text:span text:style-name="T38">4</text:span><text:span text:style-name="T34">;</text:span>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double</text:span><text:span text:style-name="T27"> INIT_RADIUS </text:span><text:span text:style-name="T34">=</text:span><text:span text:style-name="T27"> </text:span><text:span text:style-name="T38">1</text:span><text:span text:style-name="T34">;</text:span>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double</text:span><text:span text:style-name="T27"> INIT_MASS </text:span><text:span text:style-name="T34">=</text:span><text:span text:style-name="T27"> </text:span><text:span text:style-name="T38">100</text:span><text:span text:style-name="T34">;</text:span>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double</text:span><text:span text:style-name="T27"> INIT_G </text:span><text:span text:style-name="T34">=</text:span><text:span text:style-name="T27"> </text:span><text:span text:style-name="T38">9.8</text:span><text:span text:style-name="T34">;</text:span>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37">double</text:span><text:span text:style-name="T27"> INIT_H </text:span><text:span text:style-name="T34">=</text:span><text:span text:style-name="T27"> </text:span><text:span text:style-name="T38">100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int</text:span><text:span text:style-name="T27"> y0 </text:span><text:span text:style-name="T34">=</text:span><text:span text:style-name="T27"> INIT_Y0</text:span><text:span text:style-name="T34">;</text:span></text:p>
        <text:p text:style-name="Preformatted_20_Text"><text:s text:c="8"/><text:span text:style-name="T16">private</text:span><text:span text:style-name="T27"> </text:span><text:span text:style-name="T37">double</text:span><text:span text:style-name="T27"> g </text:span><text:span text:style-name="T34">=</text:span><text:span text:style-name="T27"> INIT_G</text:span><text:span text:style-name="T34">;</text:span></text:p>
        <text:p text:style-name="Preformatted_20_Text"><text:s text:c="8"/><text:span text:style-name="T16">private</text:span><text:span text:style-name="T27"> </text:span><text:span text:style-name="T37">double</text:span><text:span text:style-name="T27"> h </text:span><text:span text:style-name="T34">=</text:span><text:span text:style-name="T27"> INIT_H</text:span><text:span text:style-name="T34">;</text:span></text:p>
        <text:p text:style-name="Preformatted_20_Text"><text:s text:c="8"/><text:span text:style-name="T16">private</text:span><text:span text:style-name="T27"> </text:span><text:span text:style-name="T37">double</text:span><text:span text:style-name="T27"> mass </text:span><text:span text:style-name="T34">=</text:span><text:span text:style-name="T27"> INIT_MASS</text:span><text:span text:style-name="T34">;</text:span></text:p>
        <text:p text:style-name="Preformatted_20_Text"><text:s text:c="8"/><text:span text:style-name="T16">private</text:span><text:span text:style-name="T27"> </text:span><text:span text:style-name="T37">double</text:span><text:span text:style-name="T27"> newRadius </text:span><text:span text:style-name="T34">=</text:span><text:span text:style-name="T27"> </text:span><text:span text:style-name="T42">Segment</text:span><text:span text:style-name="T27">.</text:span><text:span text:style-name="T40">radius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CoordinateSystem cs</text:span><text:span text:style-name="T34">;</text:span></text:p>
        <text:p text:style-name="Preformatted_20_Text"><text:s text:c="8"/><text:span text:style-name="T16">private</text:span><text:span text:style-name="T27"> List</text:span><text:span text:style-name="T34">&lt;</text:span><text:span text:style-name="T27">Segment</text:span><text:span text:style-name="T34">&gt;</text:span><text:span text:style-name="T27"> segments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int</text:span><text:span text:style-name="T27"> length</text:span><text:span text:style-name="T34">;</text:span><text:span text:style-name="T27"> </text:span><text:span text:style-name="T39">// always positive</text:span></text:p>
        <text:p text:style-name="Preformatted_20_Text"> </text:p>
        <text:p text:style-name="Preformatted_20_Text"><text:s text:c="8"/><text:span text:style-name="T16">public</text:span><text:span text:style-name="T27"> Chain</text:span><text:span text:style-name="T36">(</text:span><text:span text:style-name="T27">CoordinateSystem cs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cs</text:span><text:span text:style-name="T27"> </text:span><text:span text:style-name="T34">=</text:span><text:span text:style-name="T27"> cs</text:span><text:span text:style-name="T34">;</text:span></text:p>
        <text:p text:style-name="Preformatted_20_Text"><text:s text:c="16"/><text:span text:style-name="T27">setLength</text:span><text:span text:style-name="T36">(</text:span><text:span text:style-name="T27">INIT_LENGTH</text:span><text:span text:style-name="T36">)</text:span><text:span text:style-name="T34">;</text:span></text:p>
        <text:p text:style-name="Preformatted_20_Text"><text:s text:c="16"/><text:span text:style-name="T42">Segment</text:span><text:span text:style-name="T27">.</text:span><text:span text:style-name="T40">radius</text:span><text:span text:style-name="T27"> </text:span><text:span text:style-name="T34">=</text:span><text:span text:style-name="T27"> INIT_RADIUS</text:span><text:span text:style-name="T34">;</text:span></text:p>
        <text:p text:style-name="Preformatted_20_Text"><text:s text:c="16"/><text:span text:style-name="T27">segments </text:span><text:span text:style-name="T34">=</text:span><text:span text:style-name="T27"> </text:span><text:span text:style-name="T16">new</text:span><text:span text:style-name="T27"> ArrayList</text:span><text:span text:style-name="T34">&lt;</text:span><text:span text:style-name="T27">Segment</text:span><text:span text:style-name="T34">&gt;</text:span><text:span text:style-name="T36">(</text:span><text:span text:style-name="T27">length</text:span><text:span text:style-name="T36">)</text:span><text:span text:style-name="T34">;</text:span></text:p>
        <text:p text:style-name="Preformatted_20_Text"><text:s text:c="16"/><text:span text:style-name="T27">construct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construct</text:span><text:span text:style-name="T36">()</text:span><text:span text:style-name="T27"> </text:span><text:span text:style-name="T36">{</text:span><text:span text:style-name="T27"> <text:s text:c="14"/></text:span></text:p>
        <text:p text:style-name="Preformatted_20_Text"><text:s text:c="16"/><text:span text:style-name="T42">Segment</text:span><text:span text:style-name="T27">.</text:span><text:span text:style-name="T40">radius</text:span><text:span text:style-name="T27"> </text:span><text:span text:style-name="T34">=</text:span><text:span text:style-name="T27"> newRadius</text:span><text:span text:style-name="T34">;</text:span></text:p>
        <text:p text:style-name="Preformatted_20_Text"> </text:p>
        <text:p text:style-name="Preformatted_20_Text"><text:s text:c="16"/><text:span text:style-name="T27">segments.</text:span><text:span text:style-name="T40">clear</text:span><text:span text:style-name="T36">()</text:span><text:span text:style-name="T34">;</text:span></text:p>
        <text:p text:style-name="Preformatted_20_Text"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length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24"/><text:span text:style-name="T27">segments.</text:span><text:span text:style-name="T40">add</text:span><text:span text:style-name="T36">(</text:span><text:span text:style-name="T16">new</text:span><text:span text:style-name="T27"> </text:span><text:span text:style-name="T42">Segment</text:span><text:span text:style-name="T36">(</text:span><text:span text:style-name="T27">cs</text:span><text:span text:style-name="T36">))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27">update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construct</text:span><text:span text:style-name="T36">(</text:span><text:span text:style-name="T37">int</text:span><text:span text:style-name="T27"> length</text:span><text:span text:style-name="T36">)</text:span><text:span text:style-name="T27"> </text:span><text:span text:style-name="T36">{</text:span></text:p>
        <text:p text:style-name="Preformatted_20_Text"><text:s text:c="16"/><text:span text:style-name="T27">setLength</text:span><text:span text:style-name="T36">(</text:span><text:span text:style-name="T27">length</text:span><text:span text:style-name="T36">)</text:span><text:span text:style-name="T34">;</text:span></text:p>
        <text:p text:style-name="Preformatted_20_Text"><text:s text:c="16"/><text:span text:style-name="T27">construct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27">segments.</text:span><text:span text:style-name="T16">forEach</text:span><text:span text:style-name="T36">((</text:span><text:span text:style-name="T27">s</text:span><text:span text:style-name="T36">)</text:span><text:span text:style-name="T27"> </text:span><text:span text:style-name="T34">-&gt;</text:span><text:span text:style-name="T27"> s.</text:span><text:span text:style-name="T40">render</text:span><text:span text:style-name="T36">(</text:span><text:span text:style-name="T27">g</text:span><text:span text:style-name="T36">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2">/**</text:span></text:p>
        <text:p text:style-name="P13"><text:s text:c="9"/><text:span text:style-name="T29">* Berechnung der Position aller Segmente unter den gegebenen</text:span></text:p>
        <text:p text:style-name="P13"><text:s text:c="9"/><text:span text:style-name="T29">* Parametern. Berechnung fängt in der Kettenmitte an, wobei jeweils</text:span></text:p>
        <text:p text:style-name="P13"><text:soft-page-break/><text:s text:c="9"/><text:span text:style-name="T29">* das Segment rechts davon berechnet wird. Da die Kette symmetrisch ist,</text:span></text:p>
        <text:p text:style-name="P13"><text:s text:c="9"/><text:span text:style-name="T29">* darf am Ende der Berechnungen an der y-Achse gespiegelt werden.</text:span></text:p>
        <text:p text:style-name="P13"><text:s text:c="9"/><text:span text:style-name="T29">*/</text:span></text:p>
        <text:p text:style-name="Preformatted_20_Text"><text:s text:c="8"/><text:span text:style-name="T16">public</text:span><text:span text:style-name="T27"> </text:span><text:span text:style-name="T37">void</text:span><text:span text:style-name="T27"> update</text:span><text:span text:style-name="T36">()</text:span><text:span text:style-name="T27"> </text:span><text:span text:style-name="T36">{</text:span></text:p>
        <text:p text:style-name="Preformatted_20_Text"><text:s text:c="16"/><text:span text:style-name="T39">// setzt die Koordinate des mittleren Kettengliedes auf (0|y0)</text:span></text:p>
        <text:p text:style-name="Preformatted_20_Text"><text:s text:c="16"/><text:span text:style-name="T27">segments.</text:span><text:span text:style-name="T40">get</text:span><text:span text:style-name="T36">(</text:span><text:span text:style-name="T27">length</text:span><text:span text:style-name="T34">/</text:span><text:span text:style-name="T38">2</text:span><text:span text:style-name="T36">)</text:span><text:span text:style-name="T27">.</text:span><text:span text:style-name="T40">setPosition</text:span><text:span text:style-name="T36">(</text:span><text:span text:style-name="T38">0</text:span><text:span text:style-name="T27">, y0</text:span><text:span text:style-name="T36">)</text:span><text:span text:style-name="T34">;</text:span></text:p>
        <text:p text:style-name="Preformatted_20_Text"><text:s text:c="16"/><text:span text:style-name="T37">double</text:span><text:span text:style-name="T27"> mu </text:span><text:span text:style-name="T34">=</text:span><text:span text:style-name="T27"> mass</text:span><text:span text:style-name="T34">/</text:span><text:span text:style-name="T27">length</text:span><text:span text:style-name="T34">;</text:span></text:p>
        <text:p text:style-name="Preformatted_20_Text"> </text:p>
        <text:p text:style-name="Preformatted_20_Text"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length</text:span><text:span text:style-name="T34">/</text:span><text:span text:style-name="T38">2</text:span><text:span text:style-name="T34">+</text:span><text:span text:style-name="T38">1</text:span><text:span text:style-name="T34">;</text:span><text:span text:style-name="T27"> i </text:span><text:span text:style-name="T34">&lt;</text:span><text:span text:style-name="T27"> length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24"/><text:span text:style-name="T39">// berechnet den Winkel zwischen den benachbarten Segmenten (automatisches abrunden bei length/2)</text:span></text:p>
        <text:p text:style-name="Preformatted_20_Text"><text:s text:c="24"/><text:span text:style-name="T37">double</text:span><text:span text:style-name="T27"> alpha </text:span><text:span text:style-name="T34">=</text:span><text:span text:style-name="T27"> </text:span><text:span text:style-name="T42">Math</text:span><text:span text:style-name="T27">.</text:span><text:span text:style-name="T40">atan</text:span><text:span text:style-name="T36">(((</text:span><text:span text:style-name="T27">i</text:span><text:span text:style-name="T34">-</text:span><text:span text:style-name="T27">length</text:span><text:span text:style-name="T34">/</text:span><text:span text:style-name="T38">2.0</text:span><text:span text:style-name="T36">)</text:span><text:span text:style-name="T34">*</text:span><text:span text:style-name="T27">mu</text:span><text:span text:style-name="T34">*</text:span><text:span text:style-name="T27">g</text:span><text:span text:style-name="T36">)</text:span><text:span text:style-name="T34">/</text:span><text:span text:style-name="T27">h</text:span><text:span text:style-name="T36">)</text:span><text:span text:style-name="T34">;</text:span></text:p>
        <text:p text:style-name="Preformatted_20_Text"><text:s text:c="24"/><text:span text:style-name="T39">// berechnet die neue x Koordinate</text:span></text:p>
        <text:p text:style-name="Preformatted_20_Text"><text:s text:c="24"/><text:span text:style-name="T27">segments.</text:span><text:span text:style-name="T40">get</text:span><text:span text:style-name="T36">(</text:span><text:span text:style-name="T27">i</text:span><text:span text:style-name="T36">)</text:span><text:span text:style-name="T27">.</text:span><text:span text:style-name="T40">setX</text:span><text:span text:style-name="T36">(</text:span><text:span text:style-name="T27">segments.</text:span><text:span text:style-name="T40">get</text:span><text:span text:style-name="T36">(</text:span><text:span text:style-name="T27">i</text:span><text:span text:style-name="T34">-</text:span><text:span text:style-name="T38">1</text:span><text:span text:style-name="T36">)</text:span><text:span text:style-name="T27">.</text:span><text:span text:style-name="T40">x</text:span><text:span text:style-name="T27"> </text:span><text:span text:style-name="T34">+</text:span><text:span text:style-name="T27"> </text:span><text:span text:style-name="T42">Math</text:span><text:span text:style-name="T27">.</text:span><text:span text:style-name="T40">cos</text:span><text:span text:style-name="T36">(</text:span><text:span text:style-name="T27">alpha</text:span><text:span text:style-name="T36">)</text:span><text:span text:style-name="T34">*</text:span><text:span text:style-name="T38">2</text:span><text:span text:style-name="T34">*</text:span><text:span text:style-name="T42">Segment</text:span><text:span text:style-name="T27">.</text:span><text:span text:style-name="T40">radius</text:span><text:span text:style-name="T36">)</text:span><text:span text:style-name="T34">;</text:span></text:p>
        <text:p text:style-name="Preformatted_20_Text"><text:s text:c="24"/><text:span text:style-name="T39">// berechnet die neue y Koordinate</text:span></text:p>
        <text:p text:style-name="Preformatted_20_Text"><text:s text:c="24"/><text:span text:style-name="T27">segments.</text:span><text:span text:style-name="T40">get</text:span><text:span text:style-name="T36">(</text:span><text:span text:style-name="T27">i</text:span><text:span text:style-name="T36">)</text:span><text:span text:style-name="T27">.</text:span><text:span text:style-name="T40">setY</text:span><text:span text:style-name="T36">(</text:span><text:span text:style-name="T27">segments.</text:span><text:span text:style-name="T40">get</text:span><text:span text:style-name="T36">(</text:span><text:span text:style-name="T27">i</text:span><text:span text:style-name="T34">-</text:span><text:span text:style-name="T38">1</text:span><text:span text:style-name="T36">)</text:span><text:span text:style-name="T27">.</text:span><text:span text:style-name="T40">y</text:span><text:span text:style-name="T27"> </text:span><text:span text:style-name="T34">+</text:span><text:span text:style-name="T27"> </text:span><text:span text:style-name="T42">Math</text:span><text:span text:style-name="T27">.</text:span><text:span text:style-name="T40">sin</text:span><text:span text:style-name="T36">(</text:span><text:span text:style-name="T27">alpha</text:span><text:span text:style-name="T36">)</text:span><text:span text:style-name="T34">*</text:span><text:span text:style-name="T38">2</text:span><text:span text:style-name="T34">*</text:span><text:span text:style-name="T42">Segment</text:span><text:span text:style-name="T27">.</text:span><text:span text:style-name="T40">radius</text:span><text:span text:style-name="T36">)</text:span><text:span text:style-name="T34">;</text:span></text:p>
        <text:p text:style-name="Preformatted_20_Text"><text:s text:c="16"/><text:span text:style-name="T36">}</text:span></text:p>
        <text:p text:style-name="Preformatted_20_Text"> </text:p>
        <text:p text:style-name="Preformatted_20_Text"><text:s text:c="16"/><text:span text:style-name="T39">// spiegelt die rechten Punkte nach links</text:span></text:p>
        <text:p text:style-name="Preformatted_20_Text"><text:s text:c="16"/><text:span text:style-name="T16">for</text:span><text:span text:style-name="T27"> </text:span><text:span text:style-name="T36">(</text:span><text:span text:style-name="T37">int</text:span><text:span text:style-name="T27"> i </text:span><text:span text:style-name="T34">=</text:span><text:span text:style-name="T27"> </text:span><text:span text:style-name="T38">0</text:span><text:span text:style-name="T34">;</text:span><text:span text:style-name="T27"> i </text:span><text:span text:style-name="T34">&lt;</text:span><text:span text:style-name="T27"> length</text:span><text:span text:style-name="T34">/</text:span><text:span text:style-name="T38">2</text:span><text:span text:style-name="T34">;</text:span><text:span text:style-name="T27"> i</text:span><text:span text:style-name="T34">++</text:span><text:span text:style-name="T36">)</text:span><text:span text:style-name="T27"> </text:span><text:span text:style-name="T36">{</text:span></text:p>
        <text:p text:style-name="Preformatted_20_Text"><text:s text:c="24"/><text:span text:style-name="T27">segments.</text:span><text:span text:style-name="T40">get</text:span><text:span text:style-name="T36">(</text:span><text:span text:style-name="T27">i</text:span><text:span text:style-name="T36">)</text:span><text:span text:style-name="T27">.</text:span><text:span text:style-name="T40">setPosition</text:span><text:span text:style-name="T36">(</text:span><text:span text:style-name="T34">-</text:span><text:span text:style-name="T27">segments.</text:span><text:span text:style-name="T40">get</text:span><text:span text:style-name="T36">(</text:span><text:span text:style-name="T27">length</text:span><text:span text:style-name="T34">-</text:span><text:span text:style-name="T27">i</text:span><text:span text:style-name="T34">-</text:span><text:span text:style-name="T38">1</text:span><text:span text:style-name="T36">)</text:span><text:span text:style-name="T27">.</text:span><text:span text:style-name="T40">x</text:span><text:span text:style-name="T27">, segments.</text:span><text:span text:style-name="T40">get</text:span><text:span text:style-name="T36">(</text:span><text:span text:style-name="T27">length</text:span><text:span text:style-name="T34">-</text:span><text:span text:style-name="T27">i</text:span><text:span text:style-name="T34">-</text:span><text:span text:style-name="T38">1</text:span><text:span text:style-name="T36">)</text:span><text:span text:style-name="T27">.</text:span><text:span text:style-name="T40">y</text:span><text:span text:style-name="T36">)</text:span><text:span text:style-name="T34">;</text:span></text:p>
        <text:p text:style-name="Preformatted_20_Text"><text:s text:c="16"/><text:span text:style-name="T36">}</text:span></text:p>
        <text:p text:style-name="Preformatted_20_Text"> </text:p>
        <text:p text:style-name="Preformatted_20_Text"><text:s text:c="16"/><text:span text:style-name="T39">// berechnet die Vergleichskurven</text:span></text:p>
        <text:p text:style-name="Preformatted_20_Text"><text:s text:c="16"/><text:span text:style-name="T27">updateFunctions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updateFunctions</text:span><text:span text:style-name="T36">()</text:span><text:span text:style-name="T27"> </text:span><text:span text:style-name="T36">{</text:span></text:p>
        <text:p text:style-name="Preformatted_20_Text"><text:s text:c="16"/><text:span text:style-name="T27">Function.</text:span><text:span text:style-name="T40">update</text:span><text:span text:style-name="T36">(</text:span><text:span text:style-name="T27">cs, segments.</text:span><text:span text:style-name="T40">get</text:span><text:span text:style-name="T36">(</text:span><text:span text:style-name="T27">length</text:span><text:span text:style-name="T34">-</text:span><text:span text:style-name="T38">1</text:span><text:span text:style-name="T36">)</text:span><text:span text:style-name="T27">.</text:span><text:span text:style-name="T40">getPos</text:span><text:span text:style-name="T36">()</text:span><text:span text:style-name="T27">, y0, mass</text:span><text:span text:style-name="T34">/</text:span><text:span text:style-name="T27">h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Y0</text:span><text:span text:style-name="T36">(</text:span><text:span text:style-name="T37">int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y </text:span><text:span text:style-name="T34">==</text:span><text:span text:style-name="T27"> y0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<text:s text:c="16"/><text:span text:style-name="T27">segments.</text:span><text:span text:style-name="T16">forEach</text:span><text:span text:style-name="T36">((</text:span><text:span text:style-name="T27">s</text:span><text:span text:style-name="T36">)</text:span><text:span text:style-name="T27"> </text:span><text:span text:style-name="T34">-&gt;</text:span><text:span text:style-name="T27"> s.</text:span><text:span text:style-name="T40">setY</text:span><text:span text:style-name="T36">((</text:span><text:span text:style-name="T27">y</text:span><text:span text:style-name="T34">-</text:span><text:span text:style-name="T27">y0</text:span><text:span text:style-name="T36">)</text:span><text:span text:style-name="T34">+</text:span><text:span text:style-name="T27">s.</text:span><text:span text:style-name="T40">y</text:span><text:span text:style-name="T36">))</text:span><text:span text:style-name="T34">;</text:span></text:p>
        <text:p text:style-name="Preformatted_20_Text"><text:s text:c="16"/><text:span text:style-name="T27">y0 </text:span><text:span text:style-name="T34">=</text:span><text:span text:style-name="T27"> y</text:span><text:span text:style-name="T34">;</text:span></text:p>
        <text:p text:style-name="Preformatted_20_Text"><text:s text:c="16"/><text:span text:style-name="T27">updateFunctions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List</text:span><text:span text:style-name="T34">&lt;</text:span><text:span text:style-name="T27">Segment</text:span><text:span text:style-name="T34">&gt;</text:span><text:span text:style-name="T27"> getSegments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segments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H</text:span><text:span text:style-name="T36">(</text:span><text:span text:style-name="T37">double</text:span><text:span text:style-name="T27"> h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h</text:span><text:span text:style-name="T27"> </text:span><text:span text:style-name="T34">=</text:span><text:span text:style-name="T27"> h</text:span><text:span text:style-name="T34">;</text:span></text:p>
        <text:p text:style-name="Preformatted_20_Text"><text:s text:c="16"/><text:span text:style-name="T27">update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double</text:span><text:span text:style-name="T27"> getH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h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Mass</text:span><text:span text:style-name="T36">(</text:span><text:span text:style-name="T37">double</text:span><text:span text:style-name="T27"> m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mass</text:span><text:span text:style-name="T27"> </text:span><text:span text:style-name="T34">=</text:span><text:span text:style-name="T27"> m</text:span><text:span text:style-name="T34">;</text:span></text:p>
        <text:p text:style-name="Preformatted_20_Text"><text:s text:c="16"/><text:span text:style-name="T27">update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double</text:span><text:span text:style-name="T27"> getMass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mass</text:span><text:span text:style-name="T34">;</text:span></text:p>
        <text:p text:style-name="Preformatted_20_Text"><text:soft-page-break/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G</text:span><text:span text:style-name="T36">(</text:span><text:span text:style-name="T37">double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g</text:span><text:span text:style-name="T27"> </text:span><text:span text:style-name="T34">=</text:span><text:span text:style-name="T27"> g</text:span><text:span text:style-name="T34">;</text:span></text:p>
        <text:p text:style-name="Preformatted_20_Text"><text:s text:c="16"/><text:span text:style-name="T27">update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Radius</text:span><text:span text:style-name="T36">(</text:span><text:span text:style-name="T37">double</text:span><text:span text:style-name="T27"> r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r </text:span><text:span text:style-name="T34">&lt;=</text:span><text:span text:style-name="T27"> </text:span><text:span text:style-name="T38">0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<text:s text:c="16"/><text:span text:style-name="T27">newRadius </text:span><text:span text:style-name="T34">=</text:span><text:span text:style-name="T27"> r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Length</text:span><text:span text:style-name="T36">(</text:span><text:span text:style-name="T37">int</text:span><text:span text:style-name="T27"> newLength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length</text:span><text:span text:style-name="T27"> </text:span><text:span text:style-name="T34">=</text:span><text:span text:style-name="T27"> </text:span><text:span text:style-name="T38">2</text:span><text:span text:style-name="T34">*</text:span><text:span text:style-name="T27">newLength</text:span><text:span text:style-name="T34">+</text:span><text:span text:style-name="T38">1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5"/><text:span text:style-name="T14">package</text:span> <text:span text:style-name="T32">rendering</text:span><text:span text:style-name="T33">;</text:span></text:p>
      <text:section text:style-name="Sect1" text:name="Bereich6">
        <text:p text:style-name="Preformatted_20_Text"> </text:p>
        <text:p text:style-name="P10"><text:span text:style-name="T17">import</text:span> <text:span text:style-name="T32">java.awt.Color</text:span><text:span text:style-name="T33">;</text:span></text:p>
        <text:p text:style-name="P10"><text:span text:style-name="T17">import</text:span> <text:span text:style-name="T32">java.awt.Graphics2D</text:span><text:span text:style-name="T33">;</text:span></text:p>
        <text:p text:style-name="P10"><text:span text:style-name="T17">import</text:span> <text:span text:style-name="T32">java.awt.Point</text:span><text:span text:style-name="T33">;</text:span></text:p>
        <text:p text:style-name="Preformatted_20_Text"> </text:p>
        <text:p text:style-name="P10"><text:span text:style-name="T17">import</text:span> <text:span text:style-name="T32">gfx.Display</text:span><text:span text:style-name="T33">;</text:span></text:p>
        <text:p text:style-name="P10"><text:span text:style-name="T17">import</text:span> <text:span text:style-name="T32">main.Coordinate</text:span><text:span text:style-name="T33">;</text:span></text:p>
        <text:p text:style-name="Preformatted_20_Text"> </text:p>
        <text:p text:style-name="P10"><text:span text:style-name="T17">public</text:span> <text:span text:style-name="T17">class</text:span> CoordinateSystem <text:span text:style-name="T17">implements</text:span> Renderable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Display display</text:span><text:span text:style-name="T34">;</text:span></text:p>
        <text:p text:style-name="Preformatted_20_Text"><text:s text:c="8"/><text:span text:style-name="T16">private</text:span><text:span text:style-name="T27"> </text:span><text:span text:style-name="T42">Color</text:span><text:span text:style-name="T27"> color </text:span><text:span text:style-name="T34">=</text:span><text:span text:style-name="T27"> </text:span><text:span text:style-name="T42">Color</text:span><text:span text:style-name="T27">.</text:span><text:span text:style-name="T40">LIGHT_GRAY</text:span><text:span text:style-name="T34">;</text:span></text:p>
        <text:p text:style-name="Preformatted_20_Text"><text:s text:c="8"/><text:span text:style-name="T16">private</text:span><text:span text:style-name="T27"> </text:span><text:span text:style-name="T37">boolean</text:span><text:span text:style-name="T27"> show </text:span><text:span text:style-name="T34">=</text:span><text:span text:style-name="T27"> </text:span><text:span text:style-name="T37">false</text:span><text:span text:style-name="T34">;</text:span></text:p>
        <text:p text:style-name="Preformatted_20_Text"><text:s text:c="8"/><text:span text:style-name="T16">private</text:span><text:span text:style-name="T27"> </text:span><text:span text:style-name="T37">double</text:span><text:span text:style-name="T27"> ps </text:span><text:span text:style-name="T34">=</text:span><text:span text:style-name="T27"> </text:span><text:span text:style-name="T38">36</text:span><text:span text:style-name="T34">;</text:span><text:span text:style-name="T27"> </text:span><text:span text:style-name="T39">// pixels per step ratio</text:span></text:p>
        <text:p text:style-name="Preformatted_20_Text"> </text:p>
        <text:p text:style-name="Preformatted_20_Text"><text:s text:c="8"/><text:span text:style-name="T16">public</text:span><text:span text:style-name="T27"> CoordinateSystem</text:span><text:span text:style-name="T36">(</text:span><text:span text:style-name="T27">Display display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display</text:span><text:span text:style-name="T27"> </text:span><text:span text:style-name="T34">=</text:span><text:span text:style-name="T27"> displa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34">!</text:span><text:span text:style-name="T27">show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<text:s text:c="16"/><text:span text:style-name="T27">g.</text:span><text:span text:style-name="T40">setColor</text:span><text:span text:style-name="T36">(</text:span><text:span text:style-name="T27">color</text:span><text:span text:style-name="T36">)</text:span><text:span text:style-name="T34">;</text:span></text:p>
        <text:p text:style-name="Preformatted_20_Text"><text:s text:c="16"/><text:span text:style-name="T39">// x-axis</text:span></text:p>
        <text:p text:style-name="P11">// <text:s text:c="13"/>g.drawLine();</text:p>
        <text:p text:style-name="P11">// <text:s text:c="13"/>g.fillPolygon(new int[] {display.getWidth(), display.getWidth()-2*ARROW, display.getWidth()-2*ARROW}, </text:p>
        <text:p text:style-name="P11">// <text:s text:c="29"/>new int[] {display.getHeight()-Y_OFF, display.getHeight()-Y_OFF+ARROW, display.getHeight()-Y_OFF-ARROW}, 3);</text:p>
        <text:p text:style-name="P11">// <text:s text:c="13"/></text:p>
        <text:p text:style-name="P11">// <text:s text:c="13"/>// y-axis</text:p>
        <text:p text:style-name="P11">// <text:s text:c="13"/>g.drawLine();</text:p>
        <text:p text:style-name="P11">// <text:s text:c="13"/>g.fillPolygon(new int[] {display.getWidth()/2, display.getWidth()/2+ARROW, display.getWidth()/2-ARROW},</text:p>
        <text:p text:style-name="P11">// <text:s text:c="29"/>new int[] {0, 2*ARROW, 2*ARROW}, 3);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Coordinate translateToCoord</text:span><text:span text:style-name="T36">(</text:span><text:span text:style-name="T37">int</text:span><text:span text:style-name="T27"> x, </text:span><text:span text:style-name="T37">int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16">new</text:span><text:span text:style-name="T27"> Coordinate</text:span><text:span text:style-name="T36">((</text:span><text:span text:style-name="T27">x</text:span><text:span text:style-name="T34">-</text:span><text:span text:style-name="T27">display.</text:span><text:span text:style-name="T40">getWidth</text:span><text:span text:style-name="T36">()</text:span><text:span text:style-name="T34">/</text:span><text:span text:style-name="T38">2</text:span><text:span text:style-name="T36">)</text:span><text:span text:style-name="T34">/</text:span><text:span text:style-name="T27">ps, </text:span><text:span text:style-name="T36">(</text:span><text:span text:style-name="T27">display.</text:span><text:span text:style-name="T40">getHeight</text:span><text:span text:style-name="T36">()</text:span><text:span text:style-name="T34">-</text:span><text:span text:style-name="T27">y</text:span><text:span text:style-name="T36">)</text:span><text:span text:style-name="T34">/</text:span><text:span text:style-name="T27">ps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<text:soft-page-break/> </text:p>
        <text:p text:style-name="Preformatted_20_Text"><text:s text:c="8"/><text:span text:style-name="T16">public</text:span><text:span text:style-name="T27"> </text:span><text:span text:style-name="T42">Point</text:span><text:span text:style-name="T27"> translateToPixel</text:span><text:span text:style-name="T36">(</text:span><text:span text:style-name="T37">double</text:span><text:span text:style-name="T27"> x, </text:span><text:span text:style-name="T37">double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16">new</text:span><text:span text:style-name="T27"> </text:span><text:span text:style-name="T42">Point</text:span><text:span text:style-name="T36">(</text:span><text:span text:style-name="T27">pixelLength</text:span><text:span text:style-name="T36">(</text:span><text:span text:style-name="T27">x</text:span><text:span text:style-name="T36">)</text:span><text:span text:style-name="T34">+</text:span><text:span text:style-name="T27">display.</text:span><text:span text:style-name="T40">getWidth</text:span><text:span text:style-name="T36">()</text:span><text:span text:style-name="T34">/</text:span><text:span text:style-name="T38">2</text:span><text:span text:style-name="T27">, display.</text:span><text:span text:style-name="T40">getHeight</text:span><text:span text:style-name="T36">()</text:span><text:span text:style-name="T34">-</text:span><text:span text:style-name="T27">pixelLength</text:span><text:span text:style-name="T36">(</text:span><text:span text:style-name="T27">y</text:span><text:span text:style-name="T36">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int</text:span><text:span text:style-name="T27"> pixelLength</text:span><text:span text:style-name="T36">(</text:span><text:span text:style-name="T37">double</text:span><text:span text:style-name="T27"> l</text:span><text:span text:style-name="T36">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36">(</text:span><text:span text:style-name="T37">int</text:span><text:span text:style-name="T36">)(</text:span><text:span text:style-name="T27">l</text:span><text:span text:style-name="T34">*</text:span><text:span text:style-name="T27">ps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how</text:span><text:span text:style-name="T36">(</text:span><text:span text:style-name="T37">boolean</text:span><text:span text:style-name="T27"> b</text:span><text:span text:style-name="T36">)</text:span><text:span text:style-name="T27"> </text:span><text:span text:style-name="T36">{</text:span></text:p>
        <text:p text:style-name="Preformatted_20_Text"><text:s text:c="16"/><text:span text:style-name="T27">show </text:span><text:span text:style-name="T34">=</text:span><text:span text:style-name="T27"> b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Display getDisplay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displa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6"/><text:span text:style-name="T14">package</text:span> <text:span text:style-name="T32">rendering</text:span><text:span text:style-name="T33">;</text:span></text:p>
      <text:section text:style-name="Sect1" text:name="Bereich7">
        <text:p text:style-name="Preformatted_20_Text"> </text:p>
        <text:p text:style-name="P10"><text:span text:style-name="T17">import</text:span> <text:span text:style-name="T32">java.awt.Color</text:span><text:span text:style-name="T33">;</text:span></text:p>
        <text:p text:style-name="P10"><text:span text:style-name="T17">import</text:span> <text:span text:style-name="T32">java.awt.Graphics2D</text:span><text:span text:style-name="T33">;</text:span></text:p>
        <text:p text:style-name="P10"><text:span text:style-name="T17">import</text:span> <text:span text:style-name="T32">java.awt.Point</text:span><text:span text:style-name="T33">;</text:span></text:p>
        <text:p text:style-name="Preformatted_20_Text"> </text:p>
        <text:p text:style-name="P10"><text:span text:style-name="T17">import</text:span> <text:span text:style-name="T32">main.Coordinate</text:span><text:span text:style-name="T33">;</text:span></text:p>
        <text:p text:style-name="Preformatted_20_Text"> </text:p>
        <text:p text:style-name="P10"><text:span text:style-name="T17">public</text:span> <text:span text:style-name="T17">class</text:span> <text:span text:style-name="T41">Segment</text:span> <text:span text:style-name="T17">implements</text:span> Renderable <text:span text:style-name="T35">{</text:span></text:p>
        <text:p text:style-name="Preformatted_20_Text"> </text:p>
        <text:p text:style-name="Preformatted_20_Text"><text:s text:c="8"/><text:span text:style-name="T16">protected</text:span><text:span text:style-name="T27"> </text:span><text:span text:style-name="T16">static</text:span><text:span text:style-name="T27"> </text:span><text:span text:style-name="T37">double</text:span><text:span text:style-name="T27"> radius </text:span><text:span text:style-name="T34">=</text:span><text:span text:style-name="T27"> Chain.</text:span><text:span text:style-name="T40">INIT_RADIUS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CoordinateSystem cs</text:span><text:span text:style-name="T34">;</text:span></text:p>
        <text:p text:style-name="Preformatted_20_Text"><text:s text:c="8"/><text:span text:style-name="T16">protected</text:span><text:span text:style-name="T27"> </text:span><text:span text:style-name="T42">Color</text:span><text:span text:style-name="T27"> color </text:span><text:span text:style-name="T34">=</text:span><text:span text:style-name="T27"> </text:span><text:span text:style-name="T42">Color</text:span><text:span text:style-name="T27">.</text:span><text:span text:style-name="T40">WHITE</text:span><text:span text:style-name="T34">;</text:span></text:p>
        <text:p text:style-name="Preformatted_20_Text"><text:s text:c="8"/><text:span text:style-name="T16">public</text:span><text:span text:style-name="T27"> </text:span><text:span text:style-name="T37">double</text:span><text:span text:style-name="T27"> x</text:span><text:span text:style-name="T34">;</text:span></text:p>
        <text:p text:style-name="Preformatted_20_Text"><text:s text:c="8"/><text:span text:style-name="T16">public</text:span><text:span text:style-name="T27"> </text:span><text:span text:style-name="T37">double</text:span><text:span text:style-name="T27"> y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42">Segment</text:span><text:span text:style-name="T36">(</text:span><text:span text:style-name="T27">CoordinateSystem cs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cs</text:span><text:span text:style-name="T27"> </text:span><text:span text:style-name="T34">=</text:span><text:span text:style-name="T27"> cs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Position</text:span><text:span text:style-name="T36">(</text:span><text:span text:style-name="T37">double</text:span><text:span text:style-name="T27"> x, </text:span><text:span text:style-name="T37">double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x</text:span><text:span text:style-name="T27"> </text:span><text:span text:style-name="T34">=</text:span><text:span text:style-name="T27"> x</text:span><text:span text:style-name="T34">;</text:span></text:p>
        <text:p text:style-name="Preformatted_20_Text"><text:s text:c="16"/><text:span text:style-name="T16">this</text:span><text:span text:style-name="T27">.</text:span><text:span text:style-name="T40">y</text:span><text:span text:style-name="T27"> </text:span><text:span text:style-name="T34">=</text:span><text:span text:style-name="T27"> 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27">g.</text:span><text:span text:style-name="T40">setColor</text:span><text:span text:style-name="T36">(</text:span><text:span text:style-name="T27">color</text:span><text:span text:style-name="T36">)</text:span><text:span text:style-name="T34">;</text:span></text:p>
        <text:p text:style-name="Preformatted_20_Text"><text:s text:c="16"/><text:span text:style-name="T42">Point</text:span><text:span text:style-name="T27"> p </text:span><text:span text:style-name="T34">=</text:span><text:span text:style-name="T27"> cs.</text:span><text:span text:style-name="T40">translateToPixel</text:span><text:span text:style-name="T36">(</text:span><text:span text:style-name="T27">x</text:span><text:span text:style-name="T34">-</text:span><text:span text:style-name="T27">radius, y</text:span><text:span text:style-name="T34">+</text:span><text:span text:style-name="T27">radius</text:span><text:span text:style-name="T36">)</text:span><text:span text:style-name="T34">;</text:span></text:p>
        <text:p text:style-name="Preformatted_20_Text"><text:s text:c="16"/><text:span text:style-name="T27">g.</text:span><text:span text:style-name="T40">drawOval</text:span><text:span text:style-name="T36">(</text:span><text:span text:style-name="T27">p.</text:span><text:span text:style-name="T40">x</text:span><text:span text:style-name="T27">, p.</text:span><text:span text:style-name="T40">y</text:span><text:span text:style-name="T27">, cs.</text:span><text:span text:style-name="T40">pixelLength</text:span><text:span text:style-name="T36">(</text:span><text:span text:style-name="T38">2</text:span><text:span text:style-name="T34">*</text:span><text:span text:style-name="T27">radius</text:span><text:span text:style-name="T36">)</text:span><text:span text:style-name="T27">, cs.</text:span><text:span text:style-name="T40">pixelLength</text:span><text:span text:style-name="T36">(</text:span><text:span text:style-name="T38">2</text:span><text:span text:style-name="T34">*</text:span><text:span text:style-name="T27">radius</text:span><text:span text:style-name="T36">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Y</text:span><text:span text:style-name="T36">(</text:span><text:span text:style-name="T37">double</text:span><text:span text:style-name="T27"> y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y</text:span><text:span text:style-name="T27"> </text:span><text:span text:style-name="T34">=</text:span><text:span text:style-name="T27"> 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setX</text:span><text:span text:style-name="T36">(</text:span><text:span text:style-name="T37">double</text:span><text:span text:style-name="T27"> x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x</text:span><text:span text:style-name="T27"> </text:span><text:span text:style-name="T34">=</text:span><text:span text:style-name="T27"> x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oft-page-break/><text:s text:c="8"/><text:span text:style-name="T16">public</text:span><text:span text:style-name="T27"> Coordinate getPos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</text:span><text:span text:style-name="T16">new</text:span><text:span text:style-name="T27"> Coordinate</text:span><text:span text:style-name="T36">(</text:span><text:span text:style-name="T27">x,y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7"/><text:span text:style-name="T14">package</text:span> <text:span text:style-name="T32">rendering</text:span><text:span text:style-name="T33">;</text:span></text:p>
      <text:section text:style-name="Sect1" text:name="Bereich8">
        <text:p text:style-name="Preformatted_20_Text"> </text:p>
        <text:p text:style-name="P10"><text:span text:style-name="T17">import</text:span> <text:span text:style-name="T32">java.awt.Graphics2D</text:span><text:span text:style-name="T33">;</text:span></text:p>
        <text:p text:style-name="Preformatted_20_Text"> </text:p>
        <text:p text:style-name="P10"><text:span text:style-name="T17">public</text:span> <text:span text:style-name="T17">interface</text:span> Renderable <text:span text:style-name="T35">{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34">;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8"/><text:span text:style-name="T14">package</text:span> <text:span text:style-name="T32">gfx</text:span><text:span text:style-name="T33">;</text:span></text:p>
      <text:section text:style-name="Sect1" text:name="Bereich9">
        <text:p text:style-name="Preformatted_20_Text"> </text:p>
        <text:p text:style-name="P10"><text:span text:style-name="T17">import</text:span> <text:span text:style-name="T32">java.awt.BorderLayout</text:span><text:span text:style-name="T33">;</text:span></text:p>
        <text:p text:style-name="P10"><text:span text:style-name="T17">import</text:span> <text:span text:style-name="T32">java.awt.Dimension</text:span><text:span text:style-name="T33">;</text:span></text:p>
        <text:p text:style-name="P10"><text:span text:style-name="T17">import</text:span> <text:span text:style-name="T32">java.awt.event.ActionEvent</text:span><text:span text:style-name="T33">;</text:span></text:p>
        <text:p text:style-name="P10"><text:span text:style-name="T17">import</text:span> <text:span text:style-name="T32">java.awt.event.ActionListener</text:span><text:span text:style-name="T33">;</text:span></text:p>
        <text:p text:style-name="P10"><text:span text:style-name="T17">import</text:span> <text:span text:style-name="T32">java.awt.event.ComponentEvent</text:span><text:span text:style-name="T33">;</text:span></text:p>
        <text:p text:style-name="P10"><text:span text:style-name="T17">import</text:span> <text:span text:style-name="T32">java.awt.event.ComponentListener</text:span><text:span text:style-name="T33">;</text:span></text:p>
        <text:p text:style-name="Preformatted_20_Text"> </text:p>
        <text:p text:style-name="P10"><text:span text:style-name="T17">import</text:span> <text:span text:style-name="T32">javax.swing.JFrame</text:span><text:span text:style-name="T33">;</text:span></text:p>
        <text:p text:style-name="P10"><text:span text:style-name="T17">import</text:span> <text:span text:style-name="T32">javax.swing.JPanel</text:span><text:span text:style-name="T33">;</text:span></text:p>
        <text:p text:style-name="P10"><text:span text:style-name="T17">import</text:span> <text:span text:style-name="T32">javax.swing.event.ChangeEvent</text:span><text:span text:style-name="T33">;</text:span></text:p>
        <text:p text:style-name="P10"><text:span text:style-name="T17">import</text:span> <text:span text:style-name="T32">javax.swing.event.ChangeListener</text:span><text:span text:style-name="T33">;</text:span></text:p>
        <text:p text:style-name="Preformatted_20_Text"> </text:p>
        <text:p text:style-name="P10"><text:span text:style-name="T17">import</text:span> <text:span text:style-name="T32">main.Simulation</text:span><text:span text:style-name="T33">;</text:span></text:p>
        <text:p text:style-name="P10"><text:span text:style-name="T17">import</text:span> <text:span text:style-name="T32">rendering.Function</text:span><text:span text:style-name="T33">;</text:span></text:p>
        <text:p text:style-name="P10"><text:span text:style-name="T17">import</text:span> <text:span text:style-name="T32">rendering.Renderable</text:span><text:span text:style-name="T33">;</text:span></text:p>
        <text:p text:style-name="Preformatted_20_Text"> </text:p>
        <text:p text:style-name="P10">@SuppressWarnings<text:span text:style-name="T35">(</text:span><text:span text:style-name="T43">"serial"</text:span><text:span text:style-name="T35">)</text:span></text:p>
        <text:p text:style-name="P10"><text:span text:style-name="T17">public</text:span> <text:span text:style-name="T17">class</text:span> <text:span text:style-name="T41">Window</text:span> <text:span text:style-name="T17">extends</text:span> <text:span text:style-name="T41">JFrame</text:span> <text:span text:style-name="T17">implements</text:span> <text:span text:style-name="T41">ActionListener</text:span>, <text:span text:style-name="T41">ChangeListener</text:span>, <text:span text:style-name="T41">ComponentListener</text:span>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Display display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content</text:span><text:span text:style-name="T34">;</text:span></text:p>
        <text:p text:style-name="Preformatted_20_Text"><text:s text:c="8"/><text:span text:style-name="T16">private</text:span><text:span text:style-name="T27"> SettingsPanel settingsPanel</text:span><text:span text:style-name="T34">;</text:span></text:p>
        <text:p text:style-name="Preformatted_20_Text"><text:s text:c="8"/><text:span text:style-name="T16">protected</text:span><text:span text:style-name="T27"> Simulation sim</text:span><text:span text:style-name="T34">;</text:span><text:span text:style-name="T27"> </text:span><text:span text:style-name="T39">// available at runtime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42">Window</text:span><text:span text:style-name="T36">(</text:span><text:span text:style-name="T42">String</text:span><text:span text:style-name="T27"> title, Simulation sim</text:span><text:span text:style-name="T36">)</text:span><text:span text:style-name="T27"> </text:span><text:span text:style-name="T36">{</text:span></text:p>
        <text:p text:style-name="Preformatted_20_Text"><text:s text:c="16"/><text:span text:style-name="T16">super</text:span><text:span text:style-name="T36">(</text:span><text:span text:style-name="T27">title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sim</text:span><text:span text:style-name="T27"> </text:span><text:span text:style-name="T34">=</text:span><text:span text:style-name="T27"> sim</text:span><text:span text:style-name="T34">;</text:span></text:p>
        <text:p text:style-name="Preformatted_20_Text"> </text:p>
        <text:p text:style-name="Preformatted_20_Text"><text:s text:c="16"/><text:span text:style-name="T27">display </text:span><text:span text:style-name="T34">=</text:span><text:span text:style-name="T27"> </text:span><text:span text:style-name="T16">new</text:span><text:span text:style-name="T27"> Display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display.</text:span><text:span text:style-name="T40">setPreferredSize</text:span><text:span text:style-name="T36">(</text:span><text:span text:style-name="T16">new</text:span><text:span text:style-name="T27"> </text:span><text:span text:style-name="T42">Dimension</text:span><text:span text:style-name="T36">(</text:span><text:span text:style-name="T38">800</text:span><text:span text:style-name="T27">, </text:span><text:span text:style-name="T38">600</text:span><text:span text:style-name="T36">))</text:span><text:span text:style-name="T34">;</text:span></text:p>
        <text:p text:style-name="Preformatted_20_Text"><text:s text:c="16"/><text:span text:style-name="T27">content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content.</text:span><text:span text:style-name="T40">setLayout</text:span><text:span text:style-name="T36">(</text:span><text:span text:style-name="T16">new</text:span><text:span text:style-name="T27"> </text:span><text:span text:style-name="T42">BorderLayout</text:span><text:span text:style-name="T36">())</text:span><text:span text:style-name="T34">;</text:span></text:p>
        <text:p text:style-name="Preformatted_20_Text"><text:s text:c="16"/><text:span text:style-name="T27">settingsPanel </text:span><text:span text:style-name="T34">=</text:span><text:span text:style-name="T27"> </text:span><text:span text:style-name="T16">new</text:span><text:span text:style-name="T27"> SettingsPanel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content.</text:span><text:span text:style-name="T40">add</text:span><text:span text:style-name="T36">(</text:span><text:span text:style-name="T27">settingsPanel, </text:span><text:span text:style-name="T42">BorderLayout</text:span><text:span text:style-name="T27">.</text:span><text:span text:style-name="T40">LINE_START</text:span><text:span text:style-name="T36">)</text:span><text:span text:style-name="T34">;</text:span></text:p>
        <text:p text:style-name="Preformatted_20_Text"><text:s text:c="16"/><text:span text:style-name="T27">content.</text:span><text:span text:style-name="T40">add</text:span><text:span text:style-name="T36">(</text:span><text:span text:style-name="T27">display, </text:span><text:span text:style-name="T42">BorderLayout</text:span><text:span text:style-name="T27">.</text:span><text:span text:style-name="T40">CENTER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setContentPane</text:span><text:span text:style-name="T36">(</text:span><text:span text:style-name="T27">content</text:span><text:span text:style-name="T36">)</text:span><text:span text:style-name="T34">;</text:span></text:p>
        <text:p text:style-name="Preformatted_20_Text"><text:s text:c="16"/><text:span text:style-name="T27">setDefaultCloseOperation</text:span><text:span text:style-name="T36">(</text:span><text:span text:style-name="T27">EXIT_ON_CLOSE</text:span><text:span text:style-name="T36">)</text:span><text:span text:style-name="T34">;</text:span></text:p>
        <text:p text:style-name="Preformatted_20_Text"><text:s text:c="16"/><text:span text:style-name="T27">pack</text:span><text:span text:style-name="T36">()</text:span><text:span text:style-name="T34">;</text:span></text:p>
        <text:p text:style-name="Preformatted_20_Text"><text:s text:c="16"/><text:span text:style-name="T27">setVisible</text:span><text:span text:style-name="T36">(</text:span><text:span text:style-name="T37">true</text:span><text:span text:style-name="T36">)</text:span><text:span text:style-name="T34">;</text:span></text:p>
        <text:p text:style-name="Preformatted_20_Text"><text:s text:c="16"/><text:span text:style-name="T27">setLocationRelativeTo</text:span><text:span text:style-name="T36">(</text:span><text:span text:style-name="T37">null</text:span><text:span text:style-name="T36">)</text:span><text:span text:style-name="T34">;</text:span></text:p>
        <text:p text:style-name="Preformatted_20_Text"><text:s text:c="16"/><text:span text:style-name="T27">setResizable</text:span><text:span text:style-name="T36">(</text:span><text:span text:style-name="T37">true</text:span><text:span text:style-name="T36">)</text:span><text:span text:style-name="T34">;</text:span></text:p>
        <text:p text:style-name="Preformatted_20_Text"><text:soft-page-break/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Display getDisplay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display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)</text:span><text:span text:style-name="T27"> </text:span><text:span text:style-name="T36">{</text:span></text:p>
        <text:p text:style-name="Preformatted_20_Text"><text:s text:c="16"/><text:span text:style-name="T27">display.</text:span><text:span text:style-name="T40">repaint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addToRender</text:span><text:span text:style-name="T36">(</text:span><text:span text:style-name="T27">Renderable r</text:span><text:span text:style-name="T36">)</text:span><text:span text:style-name="T27"> </text:span><text:span text:style-name="T36">{</text:span></text:p>
        <text:p text:style-name="Preformatted_20_Text"><text:s text:c="16"/><text:span text:style-name="T27">display.</text:span><text:span text:style-name="T40">addToRender</text:span><text:span text:style-name="T36">(</text:span><text:span text:style-name="T27">r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actionPerformed</text:span><text:span text:style-name="T36">(</text:span><text:span text:style-name="T42">Action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e.</text:span><text:span text:style-name="T40">getActionCommand</text:span><text:span text:style-name="T36">()</text:span><text:span text:style-name="T27">.</text:span><text:span text:style-name="T40">equals</text:span><text:span text:style-name="T36">(</text:span><text:span text:style-name="T44">"apply"</text:span><text:span text:style-name="T36">))</text:span><text:span text:style-name="T27"> </text:span><text:span text:style-name="T36">{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setRadius</text:span><text:span text:style-name="T36">(</text:span><text:span text:style-name="T27">settingsPanel.</text:span><text:span text:style-name="T40">radiusSlider</text:span><text:span text:style-name="T27">.</text:span><text:span text:style-name="T40">value</text:span><text:span text:style-name="T36">())</text:span><text:span text:style-name="T34">;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construct</text:span><text:span text:style-name="T36">(</text:span><text:span text:style-name="T42">Integer</text:span><text:span text:style-name="T27">.</text:span><text:span text:style-name="T40">valueOf</text:span><text:span text:style-name="T36">(</text:span><text:span text:style-name="T27">settingsPanel.</text:span><text:span text:style-name="T40">lengthField</text:span><text:span text:style-name="T27">.</text:span><text:span text:style-name="T40">getText</text:span><text:span text:style-name="T36">()))</text:span><text:span text:style-name="T34">;</text:span></text:p>
        <text:p text:style-name="Preformatted_20_Text"><text:s text:c="24"/><text:span text:style-name="T27">sim.</text:span><text:span text:style-name="T40">calculateDeviations</text:span><text:span text:style-name="T36">()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ActionCommand</text:span><text:span text:style-name="T36">()</text:span><text:span text:style-name="T27">.</text:span><text:span text:style-name="T40">equals</text:span><text:span text:style-name="T36">(</text:span><text:span text:style-name="T44">"parabola"</text:span><text:span text:style-name="T36">))</text:span><text:span text:style-name="T27"> </text:span><text:span text:style-name="T36">{</text:span></text:p>
        <text:p text:style-name="Preformatted_20_Text"><text:s text:c="24"/><text:span text:style-name="T27">Function.</text:span><text:span text:style-name="T40">PARABOLA</text:span><text:span text:style-name="T27">.</text:span><text:span text:style-name="T40">setDraw</text:span><text:span text:style-name="T36">(</text:span><text:span text:style-name="T27">settingsPanel.</text:span><text:span text:style-name="T40">parabolaBox</text:span><text:span text:style-name="T27">.</text:span><text:span text:style-name="T40">isSelected</text:span><text:span text:style-name="T36">())</text:span><text:span text:style-name="T34">;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update</text:span><text:span text:style-name="T36">()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ActionCommand</text:span><text:span text:style-name="T36">()</text:span><text:span text:style-name="T27">.</text:span><text:span text:style-name="T40">equals</text:span><text:span text:style-name="T36">(</text:span><text:span text:style-name="T44">"cosh"</text:span><text:span text:style-name="T36">))</text:span><text:span text:style-name="T27"> </text:span><text:span text:style-name="T36">{</text:span></text:p>
        <text:p text:style-name="Preformatted_20_Text"><text:s text:c="24"/><text:span text:style-name="T27">Function.</text:span><text:span text:style-name="T40">COSH</text:span><text:span text:style-name="T27">.</text:span><text:span text:style-name="T40">setDraw</text:span><text:span text:style-name="T36">(</text:span><text:span text:style-name="T27">settingsPanel.</text:span><text:span text:style-name="T40">coshBox</text:span><text:span text:style-name="T27">.</text:span><text:span text:style-name="T40">isSelected</text:span><text:span text:style-name="T36">())</text:span><text:span text:style-name="T34">;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update</text:span><text:span text:style-name="T36">()</text:span><text:span text:style-name="T34">;</text:span></text:p>
        <text:p text:style-name="Preformatted_20_Text"><text:s text:c="16"/><text:span text:style-name="T36">}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ActionCommand</text:span><text:span text:style-name="T36">()</text:span><text:span text:style-name="T27">.</text:span><text:span text:style-name="T40">equals</text:span><text:span text:style-name="T36">(</text:span><text:span text:style-name="T44">"ellipse"</text:span><text:span text:style-name="T36">))</text:span><text:span text:style-name="T27"> </text:span><text:span text:style-name="T36">{</text:span></text:p>
        <text:p text:style-name="Preformatted_20_Text"><text:s text:c="24"/><text:span text:style-name="T27">Function.</text:span><text:span text:style-name="T40">ELLIPSE</text:span><text:span text:style-name="T27">.</text:span><text:span text:style-name="T40">setDraw</text:span><text:span text:style-name="T36">(</text:span><text:span text:style-name="T27">settingsPanel.</text:span><text:span text:style-name="T40">ellipseBox</text:span><text:span text:style-name="T27">.</text:span><text:span text:style-name="T40">isSelected</text:span><text:span text:style-name="T36">())</text:span><text:span text:style-name="T34">;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update</text:span><text:span text:style-name="T36">()</text:span><text:span text:style-name="T34">;</text:span></text:p>
        <text:p text:style-name="Preformatted_20_Text"><text:s text:c="16"/><text:span text:style-name="T36">}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stateChanged</text:span><text:span text:style-name="T36">(</text:span><text:span text:style-name="T42">Change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settingsPanel.</text:span><text:span text:style-name="T40">y0Slider</text:span><text:span text:style-name="T36">))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setY0</text:span><text:span text:style-name="T36">(</text:span><text:span text:style-name="T27">settingsPanel.</text:span><text:span text:style-name="T40">y0Slider</text:span><text:span text:style-name="T27">.</text:span><text:span text:style-name="T40">getValue</text:span><text:span text:style-name="T36">())</text:span><text:span text:style-name="T34">;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settingsPanel.</text:span><text:span text:style-name="T40">hSlider</text:span><text:span text:style-name="T36">))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setH</text:span><text:span text:style-name="T36">(</text:span><text:span text:style-name="T27">settingsPanel.</text:span><text:span text:style-name="T40">hSlider</text:span><text:span text:style-name="T27">.</text:span><text:span text:style-name="T40">value</text:span><text:span text:style-name="T36">())</text:span><text:span text:style-name="T34">;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settingsPanel.</text:span><text:span text:style-name="T40">massSlider</text:span><text:span text:style-name="T36">))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setMass</text:span><text:span text:style-name="T36">(</text:span><text:span text:style-name="T27">settingsPanel.</text:span><text:span text:style-name="T40">massSlider</text:span><text:span text:style-name="T27">.</text:span><text:span text:style-name="T40">value</text:span><text:span text:style-name="T36">())</text:span><text:span text:style-name="T34">;</text:span></text:p>
        <text:p text:style-name="Preformatted_20_Text"><text:s text:c="16"/><text:span text:style-name="T16">else</text:span><text:span text:style-name="T27"> </text:span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settingsPanel.</text:span><text:span text:style-name="T40">gSlider</text:span><text:span text:style-name="T36">))</text:span></text:p>
        <text:p text:style-name="Preformatted_20_Text"><text:s text:c="24"/><text:span text:style-name="T27">sim.</text:span><text:span text:style-name="T40">getChain</text:span><text:span text:style-name="T36">()</text:span><text:span text:style-name="T27">.</text:span><text:span text:style-name="T40">setG</text:span><text:span text:style-name="T36">(</text:span><text:span text:style-name="T27">settingsPanel.</text:span><text:span text:style-name="T40">gSlider</text:span><text:span text:style-name="T27">.</text:span><text:span text:style-name="T40">value</text:span><text:span text:style-name="T36">(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componentResized</text:span><text:span text:style-name="T36">(</text:span><text:span text:style-name="T42">Component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sim.</text:span><text:span text:style-name="T40">getChain</text:span><text:span text:style-name="T36">()</text:span><text:span text:style-name="T27"> </text:span><text:span text:style-name="T34">==</text:span><text:span text:style-name="T27"> </text:span><text:span text:style-name="T37">null</text:span><text:span text:style-name="T36">)</text:span></text:p>
        <text:p text:style-name="Preformatted_20_Text"><text:s text:c="24"/><text:span text:style-name="T16">return</text:span><text:span text:style-name="T34">;</text:span></text:p>
        <text:p text:style-name="Preformatted_20_Text"><text:s text:c="16"/><text:span text:style-name="T27">sim.</text:span><text:span text:style-name="T40">getChain</text:span><text:span text:style-name="T36">()</text:span><text:span text:style-name="T27">.</text:span><text:span text:style-name="T40">updateFunctions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componentMoved</text:span><text:span text:style-name="T36">(</text:span><text:span text:style-name="T42">Component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39">// TODO Auto-generated method stub</text:span></text:p>
        <text:p text:style-name="Preformatted_20_Text"><text:soft-page-break/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componentShown</text:span><text:span text:style-name="T36">(</text:span><text:span text:style-name="T42">Component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39">// TODO Auto-generated method stub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componentHidden</text:span><text:span text:style-name="T36">(</text:span><text:span text:style-name="T42">Component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39">// TODO Auto-generated method stub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9"/><text:span text:style-name="T14">package</text:span> <text:span text:style-name="T32">gfx</text:span><text:span text:style-name="T33">;</text:span></text:p>
      <text:section text:style-name="Sect1" text:name="Bereich10">
        <text:p text:style-name="Preformatted_20_Text"> </text:p>
        <text:p text:style-name="P10"><text:span text:style-name="T17">import</text:span> <text:span text:style-name="T32">main.Simulation</text:span><text:span text:style-name="T33">;</text:span></text:p>
        <text:p text:style-name="P10"><text:span text:style-name="T17">import</text:span> <text:span text:style-name="T32">rendering.Renderable</text:span><text:span text:style-name="T33">;</text:span></text:p>
        <text:p text:style-name="Preformatted_20_Text"> </text:p>
        <text:p text:style-name="P10"><text:span text:style-name="T17">public</text:span> <text:span text:style-name="T17">class</text:span> GUI <text:span text:style-name="T35">{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16">static</text:span><text:span text:style-name="T27"> </text:span><text:span text:style-name="T16">final</text:span><text:span text:style-name="T27"> </text:span><text:span text:style-name="T42">String</text:span><text:span text:style-name="T27"> TITLE </text:span><text:span text:style-name="T34">=</text:span><text:span text:style-name="T27"> </text:span><text:span text:style-name="T44">"Kettenlinien - Simulation"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42">Window</text:span><text:span text:style-name="T27"> window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GUI</text:span><text:span text:style-name="T36">(</text:span><text:span text:style-name="T27">Simulation sim</text:span><text:span text:style-name="T36">)</text:span><text:span text:style-name="T27"> </text:span><text:span text:style-name="T36">{</text:span></text:p>
        <text:p text:style-name="Preformatted_20_Text"><text:s text:c="16"/><text:span text:style-name="T27">window </text:span><text:span text:style-name="T34">=</text:span><text:span text:style-name="T27"> </text:span><text:span text:style-name="T16">new</text:span><text:span text:style-name="T27"> </text:span><text:span text:style-name="T42">Window</text:span><text:span text:style-name="T36">(</text:span><text:span text:style-name="T27">TITLE, sim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render</text:span><text:span text:style-name="T36">()</text:span><text:span text:style-name="T27"> </text:span><text:span text:style-name="T36">{</text:span></text:p>
        <text:p text:style-name="Preformatted_20_Text"><text:s text:c="16"/><text:span text:style-name="T27">window.</text:span><text:span text:style-name="T40">render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addToRender</text:span><text:span text:style-name="T36">(</text:span><text:span text:style-name="T27">Renderable r</text:span><text:span text:style-name="T36">)</text:span><text:span text:style-name="T27"> </text:span><text:span text:style-name="T36">{</text:span></text:p>
        <text:p text:style-name="Preformatted_20_Text"><text:s text:c="16"/><text:span text:style-name="T27">window.</text:span><text:span text:style-name="T40">addToRender</text:span><text:span text:style-name="T36">(</text:span><text:span text:style-name="T27">r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Display getDisplay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window.</text:span><text:span text:style-name="T40">getDisplay</text:span><text:span text:style-name="T36">(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10"/><text:span text:style-name="T14">package</text:span> <text:span text:style-name="T32">gfx</text:span><text:span text:style-name="T33">;</text:span></text:p>
      <text:section text:style-name="Sect1" text:name="Bereich11">
        <text:p text:style-name="Preformatted_20_Text"> </text:p>
        <text:p text:style-name="P10"><text:span text:style-name="T17">import</text:span> <text:span text:style-name="T32">java.awt.Color</text:span><text:span text:style-name="T33">;</text:span></text:p>
        <text:p text:style-name="P10"><text:span text:style-name="T17">import</text:span> <text:span text:style-name="T32">java.awt.Graphics</text:span><text:span text:style-name="T33">;</text:span></text:p>
        <text:p text:style-name="P10"><text:span text:style-name="T17">import</text:span> <text:span text:style-name="T32">java.awt.Graphics2D</text:span><text:span text:style-name="T33">;</text:span></text:p>
        <text:p text:style-name="P10"><text:span text:style-name="T17">import</text:span> <text:span text:style-name="T32">java.util.ArrayList</text:span><text:span text:style-name="T33">;</text:span></text:p>
        <text:p text:style-name="P10"><text:span text:style-name="T17">import</text:span> <text:span text:style-name="T32">java.util.List</text:span><text:span text:style-name="T33">;</text:span></text:p>
        <text:p text:style-name="Preformatted_20_Text"> </text:p>
        <text:p text:style-name="P10"><text:span text:style-name="T17">import</text:span> <text:span text:style-name="T32">javax.swing.JPanel</text:span><text:span text:style-name="T33">;</text:span></text:p>
        <text:p text:style-name="Preformatted_20_Text"> </text:p>
        <text:p text:style-name="P10"><text:span text:style-name="T17">import</text:span> <text:span text:style-name="T32">rendering.Renderable</text:span><text:span text:style-name="T33">;</text:span></text:p>
        <text:p text:style-name="Preformatted_20_Text"> </text:p>
        <text:p text:style-name="P10">@SuppressWarnings<text:span text:style-name="T35">(</text:span><text:span text:style-name="T43">"serial"</text:span><text:span text:style-name="T35">)</text:span></text:p>
        <text:p text:style-name="P10"><text:span text:style-name="T17">public</text:span> <text:span text:style-name="T17">class</text:span> Display <text:span text:style-name="T17">extends</text:span> <text:span text:style-name="T41">JPanel</text:span> <text:span text:style-name="T35">{</text:span></text:p>
        <text:p text:style-name="Preformatted_20_Text"> </text:p>
        <text:p text:style-name="Preformatted_20_Text"><text:soft-page-break/><text:s text:c="8"/><text:span text:style-name="T16">private</text:span><text:span text:style-name="T27"> </text:span><text:span text:style-name="T42">Color</text:span><text:span text:style-name="T27"> backgroundColor </text:span><text:span text:style-name="T34">=</text:span><text:span text:style-name="T27"> </text:span><text:span text:style-name="T16">new</text:span><text:span text:style-name="T27"> </text:span><text:span text:style-name="T42">Color</text:span><text:span text:style-name="T36">(</text:span><text:span text:style-name="T38">51</text:span><text:span text:style-name="T27">, </text:span><text:span text:style-name="T38">51</text:span><text:span text:style-name="T27">, </text:span><text:span text:style-name="T38">51</text:span><text:span text:style-name="T36">)</text:span><text:span text:style-name="T34">;</text:span></text:p>
        <text:p text:style-name="Preformatted_20_Text"><text:s text:c="8"/><text:span text:style-name="T16">private</text:span><text:span text:style-name="T27"> List</text:span><text:span text:style-name="T34">&lt;</text:span><text:span text:style-name="T27">Renderable</text:span><text:span text:style-name="T34">&gt;</text:span><text:span text:style-name="T27"> renderObjects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Display</text:span><text:span text:style-name="T36">(</text:span><text:span text:style-name="T42">Window</text:span><text:span text:style-name="T27"> w</text:span><text:span text:style-name="T36">)</text:span><text:span text:style-name="T27"> </text:span><text:span text:style-name="T36">{</text:span></text:p>
        <text:p text:style-name="Preformatted_20_Text"><text:s text:c="16"/><text:span text:style-name="T27">requestFocus</text:span><text:span text:style-name="T36">(</text:span><text:span text:style-name="T37">true</text:span><text:span text:style-name="T36">)</text:span><text:span text:style-name="T34">;</text:span></text:p>
        <text:p text:style-name="Preformatted_20_Text"><text:s text:c="16"/><text:span text:style-name="T27">renderObjects </text:span><text:span text:style-name="T34">=</text:span><text:span text:style-name="T27"> </text:span><text:span text:style-name="T16">new</text:span><text:span text:style-name="T27"> ArrayList</text:span><text:span text:style-name="T34">&lt;</text:span><text:span text:style-name="T27">Renderable</text:span><text:span text:style-name="T34">&gt;</text:span><text:span text:style-name="T36">()</text:span><text:span text:style-name="T34">;</text:span></text:p>
        <text:p text:style-name="Preformatted_20_Text"><text:s text:c="16"/><text:span text:style-name="T16">this</text:span><text:span text:style-name="T27">.</text:span><text:span text:style-name="T40">addComponent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paintComponent</text:span><text:span text:style-name="T36">(</text:span><text:span text:style-name="T42">Graphics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16">super</text:span><text:span text:style-name="T27">.</text:span><text:span text:style-name="T40">paintComponent</text:span><text:span text:style-name="T36">(</text:span><text:span text:style-name="T27">g</text:span><text:span text:style-name="T36">)</text:span><text:span text:style-name="T34">;</text:span></text:p>
        <text:p text:style-name="Preformatted_20_Text"><text:s text:c="16"/><text:span text:style-name="T42">Graphics2D</text:span><text:span text:style-name="T27"> g2d </text:span><text:span text:style-name="T34">=</text:span><text:span text:style-name="T27"> </text:span><text:span text:style-name="T36">(</text:span><text:span text:style-name="T42">Graphics2D</text:span><text:span text:style-name="T36">)</text:span><text:span text:style-name="T27"> g</text:span><text:span text:style-name="T34">;</text:span></text:p>
        <text:p text:style-name="Preformatted_20_Text"><text:s text:c="16"/><text:span text:style-name="T27">g2d.</text:span><text:span text:style-name="T40">setColor</text:span><text:span text:style-name="T36">(</text:span><text:span text:style-name="T27">backgroundColor</text:span><text:span text:style-name="T36">)</text:span><text:span text:style-name="T34">;</text:span></text:p>
        <text:p text:style-name="Preformatted_20_Text"><text:s text:c="16"/><text:span text:style-name="T27">g2d.</text:span><text:span text:style-name="T40">fillRect</text:span><text:span text:style-name="T36">(</text:span><text:span text:style-name="T38">0</text:span><text:span text:style-name="T27">, </text:span><text:span text:style-name="T38">0</text:span><text:span text:style-name="T27">, </text:span><text:span text:style-name="T16">this</text:span><text:span text:style-name="T27">.</text:span><text:span text:style-name="T40">getWidth</text:span><text:span text:style-name="T36">()</text:span><text:span text:style-name="T27">, </text:span><text:span text:style-name="T16">this</text:span><text:span text:style-name="T27">.</text:span><text:span text:style-name="T40">getHeight</text:span><text:span text:style-name="T36">())</text:span><text:span text:style-name="T34">;</text:span></text:p>
        <text:p text:style-name="Preformatted_20_Text"><text:s text:c="16"/><text:span text:style-name="T27">render</text:span><text:span text:style-name="T36">(</text:span><text:span text:style-name="T27">g2d</text:span><text:span text:style-name="T36">)</text:span><text:span text:style-name="T34">;</text:span></text:p>
        <text:p text:style-name="Preformatted_20_Text"> 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void</text:span><text:span text:style-name="T27"> render</text:span><text:span text:style-name="T36">(</text:span><text:span text:style-name="T42">Graphics2D</text:span><text:span text:style-name="T27"> g</text:span><text:span text:style-name="T36">)</text:span><text:span text:style-name="T27"> </text:span><text:span text:style-name="T36">{</text:span></text:p>
        <text:p text:style-name="Preformatted_20_Text"><text:s text:c="16"/><text:span text:style-name="T27">renderObjects.</text:span><text:span text:style-name="T16">forEach</text:span><text:span text:style-name="T36">((</text:span><text:span text:style-name="T27">r</text:span><text:span text:style-name="T36">)</text:span><text:span text:style-name="T27"> </text:span><text:span text:style-name="T34">-&gt;</text:span><text:span text:style-name="T27"> r.</text:span><text:span text:style-name="T40">render</text:span><text:span text:style-name="T36">(</text:span><text:span text:style-name="T27">g</text:span><text:span text:style-name="T36">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addToRender</text:span><text:span text:style-name="T36">(</text:span><text:span text:style-name="T27">Renderable r</text:span><text:span text:style-name="T36">)</text:span><text:span text:style-name="T27"> </text:span><text:span text:style-name="T36">{</text:span></text:p>
        <text:p text:style-name="Preformatted_20_Text"><text:s text:c="16"/><text:span text:style-name="T27">renderObjects.</text:span><text:span text:style-name="T40">add</text:span><text:span text:style-name="T36">(</text:span><text:span text:style-name="T27">r</text:span><text:span text:style-name="T36">)</text:span><text:span text:style-name="T34">;</text:span></text:p>
        <text:p text:style-name="Preformatted_20_Text"><text:s text:c="8"/><text:span text:style-name="T36">}</text:span></text:p>
        <text:p text:style-name="P12">}</text:p>
        <text:p text:style-name="P14"> </text:p>
      </text:section>
      <text:p text:style-name="P5"><text:bookmark text:name="highlight-preview11"/><text:span text:style-name="T14">package</text:span> <text:span text:style-name="T32">gfx</text:span><text:span text:style-name="T33">;</text:span></text:p>
      <text:section text:style-name="Sect1" text:name="Bereich12">
        <text:p text:style-name="Preformatted_20_Text"> </text:p>
        <text:p text:style-name="P10"><text:span text:style-name="T17">import</text:span> <text:span text:style-name="T32">java.awt.Color</text:span><text:span text:style-name="T33">;</text:span></text:p>
        <text:p text:style-name="Preformatted_20_Text"> </text:p>
        <text:p text:style-name="P10"><text:span text:style-name="T17">import</text:span> <text:span text:style-name="T32">javax.swing.BorderFactory</text:span><text:span text:style-name="T33">;</text:span></text:p>
        <text:p text:style-name="P10"><text:span text:style-name="T17">import</text:span> <text:span text:style-name="T32">javax.swing.BoxLayout</text:span><text:span text:style-name="T33">;</text:span></text:p>
        <text:p text:style-name="P10"><text:span text:style-name="T17">import</text:span> <text:span text:style-name="T32">javax.swing.JButton</text:span><text:span text:style-name="T33">;</text:span></text:p>
        <text:p text:style-name="P10"><text:span text:style-name="T17">import</text:span> <text:span text:style-name="T32">javax.swing.JCheckBox</text:span><text:span text:style-name="T33">;</text:span></text:p>
        <text:p text:style-name="P10"><text:span text:style-name="T17">import</text:span> <text:span text:style-name="T32">javax.swing.JLabel</text:span><text:span text:style-name="T33">;</text:span></text:p>
        <text:p text:style-name="P10"><text:span text:style-name="T17">import</text:span> <text:span text:style-name="T32">javax.swing.JPanel</text:span><text:span text:style-name="T33">;</text:span></text:p>
        <text:p text:style-name="P10"><text:span text:style-name="T17">import</text:span> <text:span text:style-name="T32">javax.swing.JSeparator</text:span><text:span text:style-name="T33">;</text:span></text:p>
        <text:p text:style-name="P10"><text:span text:style-name="T17">import</text:span> <text:span text:style-name="T32">javax.swing.JSlider</text:span><text:span text:style-name="T33">;</text:span></text:p>
        <text:p text:style-name="P10"><text:span text:style-name="T17">import</text:span> <text:span text:style-name="T32">javax.swing.event.ChangeEvent</text:span><text:span text:style-name="T33">;</text:span></text:p>
        <text:p text:style-name="P10"><text:span text:style-name="T17">import</text:span> <text:span text:style-name="T32">javax.swing.event.ChangeListener</text:span><text:span text:style-name="T33">;</text:span></text:p>
        <text:p text:style-name="Preformatted_20_Text"> </text:p>
        <text:p text:style-name="P10"><text:span text:style-name="T17">import</text:span> <text:span text:style-name="T32">rendering.Chain</text:span><text:span text:style-name="T33">;</text:span></text:p>
        <text:p text:style-name="Preformatted_20_Text"> </text:p>
        <text:p text:style-name="P10">@SuppressWarnings<text:span text:style-name="T35">(</text:span><text:span text:style-name="T43">"serial"</text:span><text:span text:style-name="T35">)</text:span></text:p>
        <text:p text:style-name="P10"><text:span text:style-name="T17">public</text:span> <text:span text:style-name="T17">class</text:span> SettingsPanel <text:span text:style-name="T17">extends</text:span> <text:span text:style-name="T41">JPanel</text:span> <text:span text:style-name="T17">implements</text:span> <text:span text:style-name="T41">ChangeListener</text:span>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16">final</text:span><text:span text:style-name="T27"> </text:span><text:span text:style-name="T37">int</text:span><text:span text:style-name="T27"> MAX_LENGTH </text:span><text:span text:style-name="T34">=</text:span><text:span text:style-name="T27"> </text:span><text:span text:style-name="T38">200</text:span><text:span text:style-name="T34">;</text:span></text:p>
        <text:p text:style-name="Preformatted_20_Text"><text:s text:c="8"/><text:span text:style-name="T16">private</text:span><text:span text:style-name="T27"> </text:span><text:span text:style-name="T16">final</text:span><text:span text:style-name="T27"> </text:span><text:span text:style-name="T37">int</text:span><text:span text:style-name="T27"> MAX_RADIUS </text:span><text:span text:style-name="T34">=</text:span><text:span text:style-name="T27"> </text:span><text:span text:style-name="T38">3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</text:span><text:span text:style-name="T42">JSlider</text:span><text:span text:style-name="T27"> lengthSlider</text:span><text:span text:style-name="T34">;</text:span></text:p>
        <text:p text:style-name="Preformatted_20_Text"><text:s text:c="8"/><text:span text:style-name="T16">protected</text:span><text:span text:style-name="T27"> LimitedField lengthField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lengthPanel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DoubleSlider radiusSlider</text:span><text:span text:style-name="T34">;</text:span></text:p>
        <text:p text:style-name="Preformatted_20_Text"><text:s text:c="8"/><text:span text:style-name="T16">private</text:span><text:span text:style-name="T27"> </text:span><text:span text:style-name="T42">JLabel</text:span><text:span text:style-name="T27"> radiusLabel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radiusPanel</text:span><text:span text:style-name="T34">;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42">JButton</text:span><text:span text:style-name="T27"> applyButton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</text:span><text:span text:style-name="T42">JSlider</text:span><text:span text:style-name="T27"> y0Slider</text:span><text:span text:style-name="T34">;</text:span></text:p>
        <text:p text:style-name="Preformatted_20_Text"><text:soft-page-break/><text:s text:c="8"/><text:span text:style-name="T16">private</text:span><text:span text:style-name="T27"> </text:span><text:span text:style-name="T42">JLabel</text:span><text:span text:style-name="T27"> y0Label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y0Panel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DoubleSlider hSlider</text:span><text:span text:style-name="T34">;</text:span></text:p>
        <text:p text:style-name="Preformatted_20_Text"><text:s text:c="8"/><text:span text:style-name="T16">private</text:span><text:span text:style-name="T27"> </text:span><text:span text:style-name="T42">JLabel</text:span><text:span text:style-name="T27"> hLabel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hPanel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DoubleSlider massSlider</text:span><text:span text:style-name="T34">;</text:span></text:p>
        <text:p text:style-name="Preformatted_20_Text"><text:s text:c="8"/><text:span text:style-name="T16">private</text:span><text:span text:style-name="T27"> </text:span><text:span text:style-name="T42">JLabel</text:span><text:span text:style-name="T27"> massLabel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massPanel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DoubleSlider gSlider</text:span><text:span text:style-name="T34">;</text:span></text:p>
        <text:p text:style-name="Preformatted_20_Text"><text:s text:c="8"/><text:span text:style-name="T16">private</text:span><text:span text:style-name="T27"> </text:span><text:span text:style-name="T42">JLabel</text:span><text:span text:style-name="T27"> gLabel</text:span><text:span text:style-name="T34">;</text:span></text:p>
        <text:p text:style-name="Preformatted_20_Text"><text:s text:c="8"/><text:span text:style-name="T16">private</text:span><text:span text:style-name="T27"> </text:span><text:span text:style-name="T42">JPanel</text:span><text:span text:style-name="T27"> gPanel</text:span><text:span text:style-name="T34">;</text:span></text:p>
        <text:p text:style-name="Preformatted_20_Text"> </text:p>
        <text:p text:style-name="Preformatted_20_Text"><text:s text:c="8"/><text:span text:style-name="T16">protected</text:span><text:span text:style-name="T27"> </text:span><text:span text:style-name="T42">JCheckBox</text:span><text:span text:style-name="T27"> parabolaBox</text:span><text:span text:style-name="T34">;</text:span></text:p>
        <text:p text:style-name="Preformatted_20_Text"><text:s text:c="8"/><text:span text:style-name="T16">protected</text:span><text:span text:style-name="T27"> </text:span><text:span text:style-name="T42">JCheckBox</text:span><text:span text:style-name="T27"> coshBox</text:span><text:span text:style-name="T34">;</text:span></text:p>
        <text:p text:style-name="Preformatted_20_Text"><text:s text:c="8"/><text:span text:style-name="T16">protected</text:span><text:span text:style-name="T27"> </text:span><text:span text:style-name="T42">JCheckBox</text:span><text:span text:style-name="T27"> ellipseBox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SettingsPanel</text:span><text:span text:style-name="T36">(</text:span><text:span text:style-name="T42">Window</text:span><text:span text:style-name="T27"> w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27">.</text:span><text:span text:style-name="T40">setLayout</text:span><text:span text:style-name="T36">(</text:span><text:span text:style-name="T16">new</text:span><text:span text:style-name="T27"> </text:span><text:span text:style-name="T42">BoxLayout</text:span><text:span text:style-name="T36">(</text:span><text:span text:style-name="T16">this</text:span><text:span text:style-name="T27">, </text:span><text:span text:style-name="T42">BoxLayout</text:span><text:span text:style-name="T27">.</text:span><text:span text:style-name="T40">Y_AXIS</text:span><text:span text:style-name="T36">))</text:span><text:span text:style-name="T34">;</text:span></text:p>
        <text:p text:style-name="Preformatted_20_Text"><text:s text:c="16"/><text:span text:style-name="T16">this</text:span><text:span text:style-name="T27">.</text:span><text:span text:style-name="T40">setBorder</text:span><text:span text:style-name="T36">(</text:span><text:span text:style-name="T42">BorderFactory</text:span><text:span text:style-name="T27">.</text:span><text:span text:style-name="T40">createEmptyBorder</text:span><text:span text:style-name="T36">(</text:span><text:span text:style-name="T38">10</text:span><text:span text:style-name="T27">, </text:span><text:span text:style-name="T38">20</text:span><text:span text:style-name="T27">, </text:span><text:span text:style-name="T38">50</text:span><text:span text:style-name="T27">, </text:span><text:span text:style-name="T38">10</text:span><text:span text:style-name="T36">))</text:span><text:span text:style-name="T34">;</text:span></text:p>
        <text:p text:style-name="Preformatted_20_Text"> </text:p>
        <text:p text:style-name="Preformatted_20_Text"><text:s text:c="16"/><text:span text:style-name="T27">lengthSlider </text:span><text:span text:style-name="T34">=</text:span><text:span text:style-name="T27"> </text:span><text:span text:style-name="T16">new</text:span><text:span text:style-name="T27"> </text:span><text:span text:style-name="T42">JSlider</text:span><text:span text:style-name="T36">(</text:span><text:span text:style-name="T42">JSlider</text:span><text:span text:style-name="T27">.</text:span><text:span text:style-name="T40">HORIZONTAL</text:span><text:span text:style-name="T27">, </text:span><text:span text:style-name="T38">1</text:span><text:span text:style-name="T27">, MAX_LENGTH, Chain.</text:span><text:span text:style-name="T40">INIT_LENGTH</text:span><text:span text:style-name="T36">)</text:span><text:span text:style-name="T34">;</text:span></text:p>
        <text:p text:style-name="Preformatted_20_Text"><text:s text:c="16"/><text:span text:style-name="T27">lengthField </text:span><text:span text:style-name="T34">=</text:span><text:span text:style-name="T27"> </text:span><text:span text:style-name="T16">new</text:span><text:span text:style-name="T27"> LimitedField</text:span><text:span text:style-name="T36">(</text:span><text:span text:style-name="T42">Integer</text:span><text:span text:style-name="T27">.</text:span><text:span text:style-name="T40">toString</text:span><text:span text:style-name="T36">(</text:span><text:span text:style-name="T27">Chain.</text:span><text:span text:style-name="T40">INIT_LENGTH</text:span><text:span text:style-name="T36">)</text:span><text:span text:style-name="T27">, </text:span><text:span text:style-name="T38">3</text:span><text:span text:style-name="T27">, </text:span><text:span text:style-name="T38">3</text:span><text:span text:style-name="T36">)</text:span><text:span text:style-name="T34">;</text:span><text:span text:style-name="T27"> <text:s text:c="5"/></text:span></text:p>
        <text:p text:style-name="Preformatted_20_Text"><text:s text:c="16"/><text:span text:style-name="T27">length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length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length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Anzahl Kettenglieder pro Seite: "</text:span><text:span text:style-name="T36">))</text:span><text:span text:style-name="T34">;</text:span></text:p>
        <text:p text:style-name="Preformatted_20_Text"><text:s text:c="16"/><text:span text:style-name="T27">lengthPanel.</text:span><text:span text:style-name="T40">add</text:span><text:span text:style-name="T36">(</text:span><text:span text:style-name="T27">lengthSlider</text:span><text:span text:style-name="T36">)</text:span><text:span text:style-name="T34">;</text:span></text:p>
        <text:p text:style-name="Preformatted_20_Text"><text:s text:c="16"/><text:span text:style-name="T27">lengthPanel.</text:span><text:span text:style-name="T40">add</text:span><text:span text:style-name="T36">(</text:span><text:span text:style-name="T27">lengthField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radiusSlider </text:span><text:span text:style-name="T34">=</text:span><text:span text:style-name="T27"> </text:span><text:span text:style-name="T16">new</text:span><text:span text:style-name="T27"> DoubleSlider</text:span><text:span text:style-name="T36">(</text:span><text:span text:style-name="T42">JSlider</text:span><text:span text:style-name="T27">.</text:span><text:span text:style-name="T40">HORIZONTAL</text:span><text:span text:style-name="T27">, </text:span><text:span text:style-name="T38">1</text:span><text:span text:style-name="T27">, MAX_RADIUS</text:span><text:span text:style-name="T34">*</text:span><text:span text:style-name="T38">100</text:span><text:span text:style-name="T27">, </text:span><text:span text:style-name="T36">(</text:span><text:span text:style-name="T37">int</text:span><text:span text:style-name="T36">)(</text:span><text:span text:style-name="T27">Chain.</text:span><text:span text:style-name="T40">INIT_RADIUS</text:span><text:span text:style-name="T34">*</text:span><text:span text:style-name="T38">100</text:span><text:span text:style-name="T36">)</text:span><text:span text:style-name="T27">, </text:span><text:span text:style-name="T38">2</text:span><text:span text:style-name="T36">)</text:span><text:span text:style-name="T34">;</text:span></text:p>
        <text:p text:style-name="Preformatted_20_Text"><text:s text:c="16"/><text:span text:style-name="T27">radiusLabel </text:span><text:span text:style-name="T34">=</text:span><text:span text:style-name="T27"> </text:span><text:span text:style-name="T16">new</text:span><text:span text:style-name="T27"> </text:span><text:span text:style-name="T42">JLabel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Chain.</text:span><text:span text:style-name="T40">INIT_RADIUS</text:span><text:span text:style-name="T36">))</text:span><text:span text:style-name="T34">;</text:span></text:p>
        <text:p text:style-name="Preformatted_20_Text"><text:s text:c="16"/><text:span text:style-name="T27">radius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radius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radius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Radius der Glieder: "</text:span><text:span text:style-name="T36">))</text:span><text:span text:style-name="T34">;</text:span></text:p>
        <text:p text:style-name="Preformatted_20_Text"><text:s text:c="16"/><text:span text:style-name="T27">radiusPanel.</text:span><text:span text:style-name="T40">add</text:span><text:span text:style-name="T36">(</text:span><text:span text:style-name="T27">radiusSlider</text:span><text:span text:style-name="T36">)</text:span><text:span text:style-name="T34">;</text:span></text:p>
        <text:p text:style-name="Preformatted_20_Text"><text:s text:c="16"/><text:span text:style-name="T27">radiusPanel.</text:span><text:span text:style-name="T40">add</text:span><text:span text:style-name="T36">(</text:span><text:span text:style-name="T27">radiusLabel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applyButton </text:span><text:span text:style-name="T34">=</text:span><text:span text:style-name="T27"> </text:span><text:span text:style-name="T16">new</text:span><text:span text:style-name="T27"> </text:span><text:span text:style-name="T42">JButton</text:span><text:span text:style-name="T36">(</text:span><text:span text:style-name="T44">"Werte übernehmen"</text:span><text:span text:style-name="T36">)</text:span><text:span text:style-name="T34">;</text:span></text:p>
        <text:p text:style-name="Preformatted_20_Text"><text:s text:c="16"/><text:span text:style-name="T27">applyButton.</text:span><text:span text:style-name="T40">setActionCommand</text:span><text:span text:style-name="T36">(</text:span><text:span text:style-name="T44">"apply"</text:span><text:span text:style-name="T36">)</text:span><text:span text:style-name="T34">;</text:span></text:p>
        <text:p text:style-name="Preformatted_20_Text"><text:s text:c="16"/><text:span text:style-name="T27">applyButton.</text:span><text:span text:style-name="T40">addActionListener</text:span><text:span text:style-name="T36">(</text:span><text:span text:style-name="T27">w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y0Slider </text:span><text:span text:style-name="T34">=</text:span><text:span text:style-name="T27"> </text:span><text:span text:style-name="T16">new</text:span><text:span text:style-name="T27"> </text:span><text:span text:style-name="T42">JSlider</text:span><text:span text:style-name="T36">(</text:span><text:span text:style-name="T42">JSlider</text:span><text:span text:style-name="T27">.</text:span><text:span text:style-name="T40">HORIZONTAL</text:span><text:span text:style-name="T27">, </text:span><text:span text:style-name="T38">0</text:span><text:span text:style-name="T27">, </text:span><text:span text:style-name="T38">30</text:span><text:span text:style-name="T27">, Chain.</text:span><text:span text:style-name="T40">INIT_Y0</text:span><text:span text:style-name="T36">)</text:span><text:span text:style-name="T34">;</text:span></text:p>
        <text:p text:style-name="Preformatted_20_Text"><text:s text:c="16"/><text:span text:style-name="T27">y0Label </text:span><text:span text:style-name="T34">=</text:span><text:span text:style-name="T27"> </text:span><text:span text:style-name="T16">new</text:span><text:span text:style-name="T27"> </text:span><text:span text:style-name="T42">JLabel</text:span><text:span text:style-name="T36">(</text:span><text:span text:style-name="T42">Integer</text:span><text:span text:style-name="T27">.</text:span><text:span text:style-name="T40">toString</text:span><text:span text:style-name="T36">(</text:span><text:span text:style-name="T27">Chain.</text:span><text:span text:style-name="T40">INIT_Y0</text:span><text:span text:style-name="T36">))</text:span><text:span text:style-name="T34">;</text:span></text:p>
        <text:p text:style-name="Preformatted_20_Text"><text:s text:c="16"/><text:span text:style-name="T27">y0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y0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y0Slider.</text:span><text:span text:style-name="T40">addChange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y0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Höhe des Tiefpunkts: "</text:span><text:span text:style-name="T36">))</text:span><text:span text:style-name="T34">;</text:span></text:p>
        <text:p text:style-name="Preformatted_20_Text"><text:s text:c="16"/><text:span text:style-name="T27">y0Panel.</text:span><text:span text:style-name="T40">add</text:span><text:span text:style-name="T36">(</text:span><text:span text:style-name="T27">y0Slider</text:span><text:span text:style-name="T36">)</text:span><text:span text:style-name="T34">;</text:span></text:p>
        <text:p text:style-name="Preformatted_20_Text"><text:s text:c="16"/><text:span text:style-name="T27">y0Panel.</text:span><text:span text:style-name="T40">add</text:span><text:span text:style-name="T36">(</text:span><text:span text:style-name="T27">y0Label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hSlider </text:span><text:span text:style-name="T34">=</text:span><text:span text:style-name="T27"> </text:span><text:span text:style-name="T16">new</text:span><text:span text:style-name="T27"> DoubleSlider</text:span><text:span text:style-name="T36">(</text:span><text:span text:style-name="T42">JSlider</text:span><text:span text:style-name="T27">.</text:span><text:span text:style-name="T40">HORIZONTAL</text:span><text:span text:style-name="T27">, </text:span><text:span text:style-name="T38">1</text:span><text:span text:style-name="T27">, </text:span><text:span text:style-name="T38">1000</text:span><text:span text:style-name="T34">*</text:span><text:span text:style-name="T38">10</text:span><text:span text:style-name="T27">, </text:span><text:span text:style-name="T36">(</text:span><text:span text:style-name="T37">int</text:span><text:span text:style-name="T36">)(</text:span><text:span text:style-name="T27">Chain.</text:span><text:span text:style-name="T40">INIT_H</text:span><text:span text:style-name="T34">*</text:span><text:span text:style-name="T38">10</text:span><text:span text:style-name="T36">)</text:span><text:span text:style-name="T27">, </text:span><text:span text:style-name="T38">1</text:span><text:span text:style-name="T36">)</text:span><text:span text:style-name="T34">;</text:span></text:p>
        <text:p text:style-name="Preformatted_20_Text"><text:s text:c="16"/><text:span text:style-name="T27">hLabel </text:span><text:span text:style-name="T34">=</text:span><text:span text:style-name="T27"> </text:span><text:span text:style-name="T16">new</text:span><text:span text:style-name="T27"> </text:span><text:span text:style-name="T42">JLabel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Chain.</text:span><text:span text:style-name="T40">INIT_H</text:span><text:span text:style-name="T36">))</text:span><text:span text:style-name="T34">;</text:span></text:p>
        <text:p text:style-name="Preformatted_20_Text"><text:s text:c="16"/><text:span text:style-name="T27">h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h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hSlider.</text:span><text:span text:style-name="T40">addChange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h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Stärke der horizontalen Kraft: "</text:span><text:span text:style-name="T36">))</text:span><text:span text:style-name="T34">;</text:span></text:p>
        <text:p text:style-name="Preformatted_20_Text"><text:s text:c="16"/><text:span text:style-name="T27">hPanel.</text:span><text:span text:style-name="T40">add</text:span><text:span text:style-name="T36">(</text:span><text:span text:style-name="T27">hSlider</text:span><text:span text:style-name="T36">)</text:span><text:span text:style-name="T34">;</text:span></text:p>
        <text:p text:style-name="Preformatted_20_Text"><text:soft-page-break/><text:s text:c="16"/><text:span text:style-name="T27">hPanel.</text:span><text:span text:style-name="T40">add</text:span><text:span text:style-name="T36">(</text:span><text:span text:style-name="T27">hLabel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massSlider </text:span><text:span text:style-name="T34">=</text:span><text:span text:style-name="T27"> </text:span><text:span text:style-name="T16">new</text:span><text:span text:style-name="T27"> DoubleSlider</text:span><text:span text:style-name="T36">(</text:span><text:span text:style-name="T27">DoubleSlider.</text:span><text:span text:style-name="T40">HORIZONTAL</text:span><text:span text:style-name="T27">, </text:span><text:span text:style-name="T38">1</text:span><text:span text:style-name="T27">, </text:span><text:span text:style-name="T38">1000</text:span><text:span text:style-name="T34">*</text:span><text:span text:style-name="T38">10</text:span><text:span text:style-name="T27">, </text:span><text:span text:style-name="T36">(</text:span><text:span text:style-name="T37">int</text:span><text:span text:style-name="T36">)(</text:span><text:span text:style-name="T27">Chain.</text:span><text:span text:style-name="T40">INIT_MASS</text:span><text:span text:style-name="T34">*</text:span><text:span text:style-name="T38">10</text:span><text:span text:style-name="T36">)</text:span><text:span text:style-name="T27">, </text:span><text:span text:style-name="T38">1</text:span><text:span text:style-name="T36">)</text:span><text:span text:style-name="T34">;</text:span></text:p>
        <text:p text:style-name="Preformatted_20_Text"><text:s text:c="16"/><text:span text:style-name="T27">massLabel </text:span><text:span text:style-name="T34">=</text:span><text:span text:style-name="T27"> </text:span><text:span text:style-name="T16">new</text:span><text:span text:style-name="T27"> </text:span><text:span text:style-name="T42">JLabel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Chain.</text:span><text:span text:style-name="T40">INIT_MASS</text:span><text:span text:style-name="T36">))</text:span><text:span text:style-name="T34">;</text:span></text:p>
        <text:p text:style-name="Preformatted_20_Text"><text:s text:c="16"/><text:span text:style-name="T27">mass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mass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massSlider.</text:span><text:span text:style-name="T40">addChange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mass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Masse der Kette: "</text:span><text:span text:style-name="T36">))</text:span><text:span text:style-name="T34">;</text:span></text:p>
        <text:p text:style-name="Preformatted_20_Text"><text:s text:c="16"/><text:span text:style-name="T27">massPanel.</text:span><text:span text:style-name="T40">add</text:span><text:span text:style-name="T36">(</text:span><text:span text:style-name="T27">massSlider</text:span><text:span text:style-name="T36">)</text:span><text:span text:style-name="T34">;</text:span></text:p>
        <text:p text:style-name="Preformatted_20_Text"><text:s text:c="16"/><text:span text:style-name="T27">massPanel.</text:span><text:span text:style-name="T40">add</text:span><text:span text:style-name="T36">(</text:span><text:span text:style-name="T27">massLabel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gSlider </text:span><text:span text:style-name="T34">=</text:span><text:span text:style-name="T27"> </text:span><text:span text:style-name="T16">new</text:span><text:span text:style-name="T27"> DoubleSlider</text:span><text:span text:style-name="T36">(</text:span><text:span text:style-name="T27">DoubleSlider.</text:span><text:span text:style-name="T40">HORIZONTAL</text:span><text:span text:style-name="T27">, </text:span><text:span text:style-name="T38">1</text:span><text:span text:style-name="T27">, </text:span><text:span text:style-name="T38">100</text:span><text:span text:style-name="T34">*</text:span><text:span text:style-name="T38">10</text:span><text:span text:style-name="T27">, </text:span><text:span text:style-name="T36">(</text:span><text:span text:style-name="T37">int</text:span><text:span text:style-name="T36">)(</text:span><text:span text:style-name="T27">Chain.</text:span><text:span text:style-name="T40">INIT_G</text:span><text:span text:style-name="T34">*</text:span><text:span text:style-name="T38">10</text:span><text:span text:style-name="T36">)</text:span><text:span text:style-name="T27">, </text:span><text:span text:style-name="T38">1</text:span><text:span text:style-name="T36">)</text:span><text:span text:style-name="T34">;</text:span></text:p>
        <text:p text:style-name="Preformatted_20_Text"><text:s text:c="16"/><text:span text:style-name="T27">gLabel </text:span><text:span text:style-name="T34">=</text:span><text:span text:style-name="T27"> </text:span><text:span text:style-name="T16">new</text:span><text:span text:style-name="T27"> </text:span><text:span text:style-name="T42">JLabel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Chain.</text:span><text:span text:style-name="T40">INIT_G</text:span><text:span text:style-name="T36">))</text:span><text:span text:style-name="T34">;</text:span></text:p>
        <text:p text:style-name="Preformatted_20_Text"><text:s text:c="16"/><text:span text:style-name="T27">gPanel </text:span><text:span text:style-name="T34">=</text:span><text:span text:style-name="T27"> </text:span><text:span text:style-name="T16">new</text:span><text:span text:style-name="T27"> </text:span><text:span text:style-name="T42">JPanel</text:span><text:span text:style-name="T36">()</text:span><text:span text:style-name="T34">;</text:span></text:p>
        <text:p text:style-name="Preformatted_20_Text"><text:s text:c="16"/><text:span text:style-name="T27">gSlider.</text:span><text:span text:style-name="T40">addChangeListener</text:span><text:span text:style-name="T36">(</text:span><text:span text:style-name="T16">this</text:span><text:span text:style-name="T36">)</text:span><text:span text:style-name="T34">;</text:span></text:p>
        <text:p text:style-name="Preformatted_20_Text"><text:s text:c="16"/><text:span text:style-name="T27">gSlider.</text:span><text:span text:style-name="T40">addChange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gPanel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Ortsfaktor: "</text:span><text:span text:style-name="T36">))</text:span><text:span text:style-name="T34">;</text:span></text:p>
        <text:p text:style-name="Preformatted_20_Text"><text:s text:c="16"/><text:span text:style-name="T27">gPanel.</text:span><text:span text:style-name="T40">add</text:span><text:span text:style-name="T36">(</text:span><text:span text:style-name="T27">gSlider</text:span><text:span text:style-name="T36">)</text:span><text:span text:style-name="T34">;</text:span></text:p>
        <text:p text:style-name="Preformatted_20_Text"><text:s text:c="16"/><text:span text:style-name="T27">gPanel.</text:span><text:span text:style-name="T40">add</text:span><text:span text:style-name="T36">(</text:span><text:span text:style-name="T27">gLabel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parabolaBox </text:span><text:span text:style-name="T34">=</text:span><text:span text:style-name="T27"> </text:span><text:span text:style-name="T16">new</text:span><text:span text:style-name="T27"> </text:span><text:span text:style-name="T42">JCheckBox</text:span><text:span text:style-name="T36">(</text:span><text:span text:style-name="T44">"Parabel zeichnen"</text:span><text:span text:style-name="T27">, </text:span><text:span text:style-name="T37">false</text:span><text:span text:style-name="T36">)</text:span><text:span text:style-name="T34">;</text:span></text:p>
        <text:p text:style-name="Preformatted_20_Text"><text:s text:c="16"/><text:span text:style-name="T27">parabolaBox.</text:span><text:span text:style-name="T40">setActionCommand</text:span><text:span text:style-name="T36">(</text:span><text:span text:style-name="T44">"parabola"</text:span><text:span text:style-name="T36">)</text:span><text:span text:style-name="T34">;</text:span></text:p>
        <text:p text:style-name="Preformatted_20_Text"><text:s text:c="16"/><text:span text:style-name="T27">parabolaBox.</text:span><text:span text:style-name="T40">addAction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parabolaBox.</text:span><text:span text:style-name="T40">setForeground</text:span><text:span text:style-name="T36">(</text:span><text:span text:style-name="T42">Color</text:span><text:span text:style-name="T27">.</text:span><text:span text:style-name="T40">GREEN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coshBox </text:span><text:span text:style-name="T34">=</text:span><text:span text:style-name="T27"> </text:span><text:span text:style-name="T16">new</text:span><text:span text:style-name="T27"> </text:span><text:span text:style-name="T42">JCheckBox</text:span><text:span text:style-name="T36">(</text:span><text:span text:style-name="T44">"Cosh-Funktion zeichnen"</text:span><text:span text:style-name="T27">, </text:span><text:span text:style-name="T37">false</text:span><text:span text:style-name="T36">)</text:span><text:span text:style-name="T34">;</text:span></text:p>
        <text:p text:style-name="Preformatted_20_Text"><text:s text:c="16"/><text:span text:style-name="T27">coshBox.</text:span><text:span text:style-name="T40">setActionCommand</text:span><text:span text:style-name="T36">(</text:span><text:span text:style-name="T44">"cosh"</text:span><text:span text:style-name="T36">)</text:span><text:span text:style-name="T34">;</text:span></text:p>
        <text:p text:style-name="Preformatted_20_Text"><text:s text:c="16"/><text:span text:style-name="T27">coshBox.</text:span><text:span text:style-name="T40">addAction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coshBox.</text:span><text:span text:style-name="T40">setForeground</text:span><text:span text:style-name="T36">(</text:span><text:span text:style-name="T42">Color</text:span><text:span text:style-name="T27">.</text:span><text:span text:style-name="T40">RED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27">ellipseBox </text:span><text:span text:style-name="T34">=</text:span><text:span text:style-name="T27"> </text:span><text:span text:style-name="T16">new</text:span><text:span text:style-name="T27"> </text:span><text:span text:style-name="T42">JCheckBox</text:span><text:span text:style-name="T36">(</text:span><text:span text:style-name="T44">"Ellipse zeichnen"</text:span><text:span text:style-name="T27">, </text:span><text:span text:style-name="T37">false</text:span><text:span text:style-name="T36">)</text:span><text:span text:style-name="T34">;</text:span></text:p>
        <text:p text:style-name="Preformatted_20_Text"><text:s text:c="16"/><text:span text:style-name="T27">ellipseBox.</text:span><text:span text:style-name="T40">setActionCommand</text:span><text:span text:style-name="T36">(</text:span><text:span text:style-name="T44">"ellipse"</text:span><text:span text:style-name="T36">)</text:span><text:span text:style-name="T34">;</text:span></text:p>
        <text:p text:style-name="Preformatted_20_Text"><text:s text:c="16"/><text:span text:style-name="T27">ellipseBox.</text:span><text:span text:style-name="T40">addActionListener</text:span><text:span text:style-name="T36">(</text:span><text:span text:style-name="T27">w</text:span><text:span text:style-name="T36">)</text:span><text:span text:style-name="T34">;</text:span></text:p>
        <text:p text:style-name="Preformatted_20_Text"><text:s text:c="16"/><text:span text:style-name="T27">ellipseBox.</text:span><text:span text:style-name="T40">setForeground</text:span><text:span text:style-name="T36">(</text:span><text:span text:style-name="T42">Color</text:span><text:span text:style-name="T27">.</text:span><text:span text:style-name="T40">CYAN</text:span><text:span text:style-name="T36">)</text:span><text:span text:style-name="T34">;</text:span></text:p>
        <text:p text:style-name="Preformatted_20_Text"> 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16">new</text:span><text:span text:style-name="T27"> </text:span><text:span text:style-name="T42">JLabel</text:span><text:span text:style-name="T36">(</text:span><text:span text:style-name="T44">"Längenangaben in 36 Pixel pro Einheit"</text:span><text:span text:style-name="T36">)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16">new</text:span><text:span text:style-name="T27"> </text:span><text:span text:style-name="T42">JSeparator</text:span><text:span text:style-name="T36">(</text:span><text:span text:style-name="T42">JSeparator</text:span><text:span text:style-name="T27">.</text:span><text:span text:style-name="T40">HORIZONTAL</text:span><text:span text:style-name="T36">)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length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radius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applyButton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16">new</text:span><text:span text:style-name="T27"> </text:span><text:span text:style-name="T42">JSeparator</text:span><text:span text:style-name="T36">(</text:span><text:span text:style-name="T42">JSeparator</text:span><text:span text:style-name="T27">.</text:span><text:span text:style-name="T40">HORIZONTAL</text:span><text:span text:style-name="T36">)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y0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h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mass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gPanel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parabolaBox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coshBox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add</text:span><text:span text:style-name="T36">(</text:span><text:span text:style-name="T27">ellipseBox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stateChanged</text:span><text:span text:style-name="T36">(</text:span><text:span text:style-name="T42">ChangeEvent</text:span><text:span text:style-name="T27"> e</text:span><text:span text:style-name="T36">)</text:span><text:span text:style-name="T27"> </text:span><text:span text:style-name="T36">{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lengthSlider</text:span><text:span text:style-name="T36">))</text:span><text:span text:style-name="T27"> </text:span></text:p>
        <text:p text:style-name="Preformatted_20_Text"><text:s text:c="24"/><text:span text:style-name="T27">lengthField.</text:span><text:span text:style-name="T40">setText</text:span><text:span text:style-name="T36">(</text:span><text:span text:style-name="T42">Integer</text:span><text:span text:style-name="T27">.</text:span><text:span text:style-name="T40">toString</text:span><text:span text:style-name="T36">(</text:span><text:span text:style-name="T27">lengthSlider.</text:span><text:span text:style-name="T40">getValue</text:span><text:span text:style-name="T36">()))</text:span><text:span text:style-name="T34">;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radiusSlider</text:span><text:span text:style-name="T36">))</text:span><text:span text:style-name="T27"> </text:span></text:p>
        <text:p text:style-name="Preformatted_20_Text"><text:s text:c="24"/><text:span text:style-name="T27">radiusLabel.</text:span><text:span text:style-name="T40">setText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radiusSlider.</text:span><text:span text:style-name="T40">value</text:span><text:span text:style-name="T36">()))</text:span><text:span text:style-name="T34">;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y0Slider</text:span><text:span text:style-name="T36">))</text:span></text:p>
        <text:p text:style-name="Preformatted_20_Text"><text:s text:c="24"/><text:span text:style-name="T27">y0Label.</text:span><text:span text:style-name="T40">setText</text:span><text:span text:style-name="T36">(</text:span><text:span text:style-name="T42">Integer</text:span><text:span text:style-name="T27">.</text:span><text:span text:style-name="T40">toString</text:span><text:span text:style-name="T36">(</text:span><text:span text:style-name="T27">y0Slider.</text:span><text:span text:style-name="T40">getValue</text:span><text:span text:style-name="T36">()))</text:span><text:span text:style-name="T34">;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hSlider</text:span><text:span text:style-name="T36">))</text:span></text:p>
        <text:p text:style-name="Preformatted_20_Text"><text:s text:c="24"/><text:span text:style-name="T27">hLabel.</text:span><text:span text:style-name="T40">setText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hSlider.</text:span><text:span text:style-name="T40">value</text:span><text:span text:style-name="T36">()))</text:span><text:span text:style-name="T34">;</text:span></text:p>
        <text:p text:style-name="Preformatted_20_Text"><text:soft-page-break/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massSlider</text:span><text:span text:style-name="T36">))</text:span></text:p>
        <text:p text:style-name="Preformatted_20_Text"><text:s text:c="24"/><text:span text:style-name="T27">massLabel.</text:span><text:span text:style-name="T40">setText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massSlider.</text:span><text:span text:style-name="T40">value</text:span><text:span text:style-name="T36">()))</text:span><text:span text:style-name="T34">;</text:span></text:p>
        <text:p text:style-name="Preformatted_20_Text"><text:s text:c="16"/><text:span text:style-name="T16">if</text:span><text:span text:style-name="T36">(</text:span><text:span text:style-name="T27">e.</text:span><text:span text:style-name="T40">getSource</text:span><text:span text:style-name="T36">()</text:span><text:span text:style-name="T27">.</text:span><text:span text:style-name="T40">equals</text:span><text:span text:style-name="T36">(</text:span><text:span text:style-name="T27">gSlider</text:span><text:span text:style-name="T36">))</text:span><text:span text:style-name="T27"> </text:span></text:p>
        <text:p text:style-name="Preformatted_20_Text"><text:s text:c="24"/><text:span text:style-name="T27">gLabel.</text:span><text:span text:style-name="T40">setText</text:span><text:span text:style-name="T36">(</text:span><text:span text:style-name="T42">Double</text:span><text:span text:style-name="T27">.</text:span><text:span text:style-name="T40">toString</text:span><text:span text:style-name="T36">(</text:span><text:span text:style-name="T27">gSlider.</text:span><text:span text:style-name="T40">value</text:span><text:span text:style-name="T36">()))</text:span><text:span text:style-name="T34">;</text:span></text:p>
        <text:p text:style-name="Preformatted_20_Text"><text:s text:c="8"/><text:span text:style-name="T36">}</text:span></text:p>
        <text:p text:style-name="P12">}</text:p>
        <text:p text:style-name="P14"> </text:p>
      </text:section>
      <text:p text:style-name="P5"><text:bookmark text:name="highlight-preview12"/><text:span text:style-name="T14">package</text:span> <text:span text:style-name="T32">gfx</text:span><text:span text:style-name="T33">;</text:span></text:p>
      <text:section text:style-name="Sect1" text:name="Bereich13">
        <text:p text:style-name="Preformatted_20_Text"> </text:p>
        <text:p text:style-name="P10"><text:span text:style-name="T17">import</text:span> <text:span text:style-name="T32">javax.swing.JSlider</text:span><text:span text:style-name="T33">;</text:span></text:p>
        <text:p text:style-name="Preformatted_20_Text"> </text:p>
        <text:p text:style-name="P10">@SuppressWarnings<text:span text:style-name="T35">(</text:span><text:span text:style-name="T43">"serial"</text:span><text:span text:style-name="T35">)</text:span></text:p>
        <text:p text:style-name="P10"><text:span text:style-name="T17">public</text:span> <text:span text:style-name="T17">class</text:span> DoubleSlider <text:span text:style-name="T17">extends</text:span> <text:span text:style-name="T41">JSlider</text:span>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int</text:span><text:span text:style-name="T27"> precision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DoubleSlider</text:span><text:span text:style-name="T36">(</text:span><text:span text:style-name="T37">int</text:span><text:span text:style-name="T27"> orientation, </text:span><text:span text:style-name="T37">int</text:span><text:span text:style-name="T27"> min, </text:span><text:span text:style-name="T37">int</text:span><text:span text:style-name="T27"> max, </text:span><text:span text:style-name="T37">int</text:span><text:span text:style-name="T27"> value, </text:span><text:span text:style-name="T37">int</text:span><text:span text:style-name="T27"> precision</text:span><text:span text:style-name="T36">)</text:span><text:span text:style-name="T27"> </text:span><text:span text:style-name="T36">{</text:span></text:p>
        <text:p text:style-name="Preformatted_20_Text"><text:s text:c="16"/><text:span text:style-name="T16">this</text:span><text:span text:style-name="T36">(</text:span><text:span text:style-name="T27">orientation, min, max, value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precision</text:span><text:span text:style-name="T27"> </text:span><text:span text:style-name="T34">=</text:span><text:span text:style-name="T27"> precision</text:span><text:span text:style-name="T34">;</text:span></text:p>
        <text:p text:style-name="Preformatted_20_Text"><text:s text:c="16"/><text:span text:style-name="T16">if</text:span><text:span text:style-name="T36">(</text:span><text:span text:style-name="T27">precision </text:span><text:span text:style-name="T34">&lt;</text:span><text:span text:style-name="T27"> </text:span><text:span text:style-name="T38">0</text:span><text:span text:style-name="T36">)</text:span></text:p>
        <text:p text:style-name="Preformatted_20_Text"><text:s text:c="24"/><text:span text:style-name="T16">throw</text:span><text:span text:style-name="T27"> </text:span><text:span text:style-name="T16">new</text:span><text:span text:style-name="T27"> </text:span><text:span text:style-name="T42">IllegalArgumentException</text:span><text:span text:style-name="T36">(</text:span><text:span text:style-name="T44">"precision has to be greater or equal to 0"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DoubleSlider</text:span><text:span text:style-name="T36">(</text:span><text:span text:style-name="T37">int</text:span><text:span text:style-name="T27"> orientation, </text:span><text:span text:style-name="T37">int</text:span><text:span text:style-name="T27"> min, </text:span><text:span text:style-name="T37">int</text:span><text:span text:style-name="T27"> max, </text:span><text:span text:style-name="T37">int</text:span><text:span text:style-name="T27"> value</text:span><text:span text:style-name="T36">)</text:span><text:span text:style-name="T27"> </text:span><text:span text:style-name="T36">{</text:span></text:p>
        <text:p text:style-name="Preformatted_20_Text"><text:s text:c="16"/><text:span text:style-name="T16">super</text:span><text:span text:style-name="T36">(</text:span><text:span text:style-name="T27">orientation, min, max, value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double</text:span><text:span text:style-name="T27"> value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getValue</text:span><text:span text:style-name="T36">()</text:span><text:span text:style-name="T34">/</text:span><text:span text:style-name="T42">Math</text:span><text:span text:style-name="T27">.</text:span><text:span text:style-name="T40">pow</text:span><text:span text:style-name="T36">(</text:span><text:span text:style-name="T38">10</text:span><text:span text:style-name="T27">, precision</text:span><text:span text:style-name="T36">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void</text:span><text:span text:style-name="T27"> value</text:span><text:span text:style-name="T36">(</text:span><text:span text:style-name="T37">double</text:span><text:span text:style-name="T27"> d</text:span><text:span text:style-name="T36">)</text:span><text:span text:style-name="T27"> </text:span><text:span text:style-name="T36">{</text:span></text:p>
        <text:p text:style-name="Preformatted_20_Text"><text:s text:c="16"/><text:span text:style-name="T27">setValue</text:span><text:span text:style-name="T36">((</text:span><text:span text:style-name="T37">int</text:span><text:span text:style-name="T36">)(</text:span><text:span text:style-name="T27">d</text:span><text:span text:style-name="T34">*</text:span><text:span text:style-name="T42">Math</text:span><text:span text:style-name="T27">.</text:span><text:span text:style-name="T40">pow</text:span><text:span text:style-name="T36">(</text:span><text:span text:style-name="T38">10</text:span><text:span text:style-name="T27">, precision</text:span><text:span text:style-name="T36">)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5"><text:bookmark text:name="highlight-preview13"/><text:span text:style-name="T14">package</text:span> <text:span text:style-name="T32">gfx</text:span><text:span text:style-name="T33">;</text:span></text:p>
      <text:section text:style-name="Sect1" text:name="Bereich14">
        <text:p text:style-name="Preformatted_20_Text"> </text:p>
        <text:p text:style-name="P10"><text:span text:style-name="T17">import</text:span> <text:span text:style-name="T32">javax.swing.JTextField</text:span><text:span text:style-name="T33">;</text:span></text:p>
        <text:p text:style-name="P10"><text:span text:style-name="T17">import</text:span> <text:span text:style-name="T32">javax.swing.text.AbstractDocument</text:span><text:span text:style-name="T33">;</text:span></text:p>
        <text:p text:style-name="P10"><text:span text:style-name="T17">import</text:span> <text:span text:style-name="T32">javax.swing.text.AttributeSet</text:span><text:span text:style-name="T33">;</text:span></text:p>
        <text:p text:style-name="P10"><text:span text:style-name="T17">import</text:span> <text:span text:style-name="T32">javax.swing.text.BadLocationException</text:span><text:span text:style-name="T33">;</text:span></text:p>
        <text:p text:style-name="P10"><text:span text:style-name="T17">import</text:span> <text:span text:style-name="T32">javax.swing.text.DocumentFilter</text:span><text:span text:style-name="T33">;</text:span></text:p>
        <text:p text:style-name="Preformatted_20_Text"> </text:p>
        <text:p text:style-name="P10">@SuppressWarnings<text:span text:style-name="T35">(</text:span><text:span text:style-name="T43">"serial"</text:span><text:span text:style-name="T35">)</text:span></text:p>
        <text:p text:style-name="P10"><text:span text:style-name="T17">public</text:span> <text:span text:style-name="T17">class</text:span> LimitedField <text:span text:style-name="T17">extends</text:span> <text:span text:style-name="T41">JTextField</text:span> <text:span text:style-name="T35">{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int</text:span><text:span text:style-name="T27"> limit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LimitedField</text:span><text:span text:style-name="T36">(</text:span><text:span text:style-name="T42">String</text:span><text:span text:style-name="T27"> text, </text:span><text:span text:style-name="T37">int</text:span><text:span text:style-name="T27"> columns, </text:span><text:span text:style-name="T37">int</text:span><text:span text:style-name="T27"> limit</text:span><text:span text:style-name="T36">)</text:span><text:span text:style-name="T27"> </text:span><text:span text:style-name="T36">{</text:span></text:p>
        <text:p text:style-name="Preformatted_20_Text"><text:s text:c="16"/><text:span text:style-name="T16">super</text:span><text:span text:style-name="T36">(</text:span><text:span text:style-name="T27">text, columns</text:span><text:span text:style-name="T36">)</text:span><text:span text:style-name="T34">;</text:span></text:p>
        <text:p text:style-name="Preformatted_20_Text"><text:s text:c="16"/><text:span text:style-name="T16">this</text:span><text:span text:style-name="T27">.</text:span><text:span text:style-name="T40">limit</text:span><text:span text:style-name="T27"> </text:span><text:span text:style-name="T34">=</text:span><text:span text:style-name="T27"> limit</text:span><text:span text:style-name="T34">;</text:span></text:p>
        <text:p text:style-name="Preformatted_20_Text"><text:s text:c="16"/><text:span text:style-name="T36">((</text:span><text:span text:style-name="T42">AbstractDocument</text:span><text:span text:style-name="T36">)</text:span><text:span text:style-name="T16">this</text:span><text:span text:style-name="T27">.</text:span><text:span text:style-name="T40">getDocument</text:span><text:span text:style-name="T36">())</text:span><text:span text:style-name="T27">.</text:span><text:span text:style-name="T40">setDocumentFilter</text:span><text:span text:style-name="T36">(</text:span><text:span text:style-name="T16">new</text:span><text:span text:style-name="T27"> LimitDocumentFilter</text:span><text:span text:style-name="T36">(</text:span><text:span text:style-name="T27">limit</text:span><text:span text:style-name="T36">))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16">public</text:span><text:span text:style-name="T27"> </text:span><text:span text:style-name="T37">int</text:span><text:span text:style-name="T27"> getLimit</text:span><text:span text:style-name="T36">()</text:span><text:span text:style-name="T27"> </text:span><text:span text:style-name="T36">{</text:span></text:p>
        <text:p text:style-name="Preformatted_20_Text"><text:s text:c="16"/><text:span text:style-name="T16">return</text:span><text:span text:style-name="T27"> limit</text:span><text:span text:style-name="T34">;</text:span></text:p>
        <text:p text:style-name="Preformatted_20_Text"><text:soft-page-break/><text:s text:c="8"/><text:span text:style-name="T36">}</text:span></text:p>
        <text:p text:style-name="Preformatted_20_Text"> </text:p>
        <text:p text:style-name="Preformatted_20_Text"><text:s text:c="8"/><text:span text:style-name="T22">/**@author MadProgrammer**/</text:span></text:p>
        <text:p text:style-name="Preformatted_20_Text"><text:s text:c="8"/><text:span text:style-name="T16">private</text:span><text:span text:style-name="T27"> </text:span><text:span text:style-name="T16">class</text:span><text:span text:style-name="T27"> LimitDocumentFilter </text:span><text:span text:style-name="T16">extends</text:span><text:span text:style-name="T27"> DocumentFilter </text:span><text:span text:style-name="T36">{</text:span></text:p>
        <text:p text:style-name="Preformatted_20_Text"> </text:p>
        <text:p text:style-name="Preformatted_20_Text"><text:s text:c="8"/><text:span text:style-name="T16">private</text:span><text:span text:style-name="T27"> </text:span><text:span text:style-name="T37">int</text:span><text:span text:style-name="T27"> limit</text:span><text:span text:style-name="T34">;</text:span></text:p>
        <text:p text:style-name="Preformatted_20_Text"> </text:p>
        <text:p text:style-name="Preformatted_20_Text"><text:s text:c="8"/><text:span text:style-name="T16">public</text:span><text:span text:style-name="T27"> LimitDocumentFilter</text:span><text:span text:style-name="T36">(</text:span><text:span text:style-name="T37">int</text:span><text:span text:style-name="T27"> limit</text:span><text:span text:style-name="T36">)</text:span><text:span text:style-name="T27"> </text:span><text:span text:style-name="T36">{</text:span></text:p>
        <text:p text:style-name="Preformatted_20_Text"><text:s text:c="12"/><text:span text:style-name="T16">if</text:span><text:span text:style-name="T27"> </text:span><text:span text:style-name="T36">(</text:span><text:span text:style-name="T27">limit </text:span><text:span text:style-name="T34">&lt;=</text:span><text:span text:style-name="T27"> </text:span><text:span text:style-name="T38">0</text:span><text:span text:style-name="T36">)</text:span><text:span text:style-name="T27"> </text:span><text:span text:style-name="T36">{</text:span></text:p>
        <text:p text:style-name="Preformatted_20_Text"><text:s text:c="16"/><text:span text:style-name="T16">throw</text:span><text:span text:style-name="T27"> </text:span><text:span text:style-name="T16">new</text:span><text:span text:style-name="T27"> </text:span><text:span text:style-name="T42">IllegalArgumentException</text:span><text:span text:style-name="T36">(</text:span><text:span text:style-name="T44">"Limit can not be &lt;= 0"</text:span><text:span text:style-name="T36">)</text:span><text:span text:style-name="T34">;</text:span></text:p>
        <text:p text:style-name="Preformatted_20_Text"><text:s text:c="12"/><text:span text:style-name="T36">}</text:span></text:p>
        <text:p text:style-name="Preformatted_20_Text"><text:s text:c="12"/><text:span text:style-name="T16">this</text:span><text:span text:style-name="T27">.</text:span><text:span text:style-name="T40">limit</text:span><text:span text:style-name="T27"> </text:span><text:span text:style-name="T34">=</text:span><text:span text:style-name="T27"> limit</text:span><text:span text:style-name="T34">;</text:span></text:p>
        <text:p text:style-name="Preformatted_20_Text"><text:s text:c="8"/><text:span text:style-name="T36">}</text:span></text:p>
        <text:p text:style-name="Preformatted_20_Text"> </text:p>
        <text:p text:style-name="Preformatted_20_Text"><text:s text:c="8"/><text:span text:style-name="T27">@Override</text:span></text:p>
        <text:p text:style-name="Preformatted_20_Text"><text:s text:c="8"/><text:span text:style-name="T16">public</text:span><text:span text:style-name="T27"> </text:span><text:span text:style-name="T37">void</text:span><text:span text:style-name="T27"> replace</text:span><text:span text:style-name="T36">(</text:span><text:span text:style-name="T27">FilterBypass fb, </text:span><text:span text:style-name="T37">int</text:span><text:span text:style-name="T27"> offset, </text:span><text:span text:style-name="T37">int</text:span><text:span text:style-name="T27"> length, </text:span><text:span text:style-name="T42">String</text:span><text:span text:style-name="T27"> text, </text:span><text:span text:style-name="T42">AttributeSet</text:span><text:span text:style-name="T27"> attrs</text:span><text:span text:style-name="T36">)</text:span><text:span text:style-name="T27"> </text:span><text:span text:style-name="T16">throws</text:span><text:span text:style-name="T27"> </text:span><text:span text:style-name="T42">BadLocationException</text:span><text:span text:style-name="T27"> </text:span><text:span text:style-name="T36">{</text:span></text:p>
        <text:p text:style-name="Preformatted_20_Text"><text:s text:c="12"/><text:span text:style-name="T37">int</text:span><text:span text:style-name="T27"> currentLength </text:span><text:span text:style-name="T34">=</text:span><text:span text:style-name="T27"> fb.</text:span><text:span text:style-name="T40">getDocument</text:span><text:span text:style-name="T36">()</text:span><text:span text:style-name="T27">.</text:span><text:span text:style-name="T40">getLength</text:span><text:span text:style-name="T36">()</text:span><text:span text:style-name="T34">;</text:span></text:p>
        <text:p text:style-name="Preformatted_20_Text"><text:s text:c="12"/><text:span text:style-name="T37">int</text:span><text:span text:style-name="T27"> overLimit </text:span><text:span text:style-name="T34">=</text:span><text:span text:style-name="T27"> </text:span><text:span text:style-name="T36">(</text:span><text:span text:style-name="T27">currentLength </text:span><text:span text:style-name="T34">+</text:span><text:span text:style-name="T27"> text.</text:span><text:span text:style-name="T40">length</text:span><text:span text:style-name="T36">())</text:span><text:span text:style-name="T27"> </text:span><text:span text:style-name="T34">-</text:span><text:span text:style-name="T27"> limit </text:span><text:span text:style-name="T34">-</text:span><text:span text:style-name="T27"> length</text:span><text:span text:style-name="T34">;</text:span></text:p>
        <text:p text:style-name="Preformatted_20_Text"><text:s text:c="12"/><text:span text:style-name="T16">if</text:span><text:span text:style-name="T27"> </text:span><text:span text:style-name="T36">(</text:span><text:span text:style-name="T27">overLimit </text:span><text:span text:style-name="T34">&gt;</text:span><text:span text:style-name="T27"> </text:span><text:span text:style-name="T38">0</text:span><text:span text:style-name="T36">)</text:span><text:span text:style-name="T27"> </text:span><text:span text:style-name="T36">{</text:span></text:p>
        <text:p text:style-name="Preformatted_20_Text"><text:s text:c="16"/><text:span text:style-name="T27">text </text:span><text:span text:style-name="T34">=</text:span><text:span text:style-name="T27"> text.</text:span><text:span text:style-name="T40">substring</text:span><text:span text:style-name="T36">(</text:span><text:span text:style-name="T38">0</text:span><text:span text:style-name="T27">, text.</text:span><text:span text:style-name="T40">length</text:span><text:span text:style-name="T36">()</text:span><text:span text:style-name="T27"> </text:span><text:span text:style-name="T34">-</text:span><text:span text:style-name="T27"> overLimit</text:span><text:span text:style-name="T36">)</text:span><text:span text:style-name="T34">;</text:span></text:p>
        <text:p text:style-name="Preformatted_20_Text"><text:s text:c="12"/><text:span text:style-name="T36">}</text:span></text:p>
        <text:p text:style-name="Preformatted_20_Text"><text:s text:c="12"/><text:span text:style-name="T16">if</text:span><text:span text:style-name="T27"> </text:span><text:span text:style-name="T36">(</text:span><text:span text:style-name="T27">text.</text:span><text:span text:style-name="T40">length</text:span><text:span text:style-name="T36">()</text:span><text:span text:style-name="T27"> </text:span><text:span text:style-name="T34">&gt;</text:span><text:span text:style-name="T27"> </text:span><text:span text:style-name="T38">0</text:span><text:span text:style-name="T36">)</text:span><text:span text:style-name="T27"> </text:span><text:span text:style-name="T36">{</text:span></text:p>
        <text:p text:style-name="Preformatted_20_Text"><text:s text:c="16"/><text:span text:style-name="T16">super</text:span><text:span text:style-name="T27">.</text:span><text:span text:style-name="T40">replace</text:span><text:span text:style-name="T36">(</text:span><text:span text:style-name="T27">fb, offset, length, text, attrs</text:span><text:span text:style-name="T36">)</text:span><text:span text:style-name="T34">;</text:span><text:span text:style-name="T27"> </text:span></text:p>
        <text:p text:style-name="Preformatted_20_Text"><text:s text:c="12"/><text:span text:style-name="T36">}</text:span></text:p>
        <text:p text:style-name="Preformatted_20_Text"><text:s text:c="8"/><text:span text:style-name="T36">}</text:span></text:p>
        <text:p text:style-name="Preformatted_20_Text"><text:s text:c="8"/><text:span text:style-name="T36">}</text:span></text:p>
        <text:p text:style-name="Preformatted_20_Text"> </text:p>
        <text:p text:style-name="P12">}</text:p>
        <text:p text:style-name="P14"> </text:p>
      </text:section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Klein</meta:initial-creator>
    <meta:creation-date>2020-02-25T23:11:40.90</meta:creation-date>
    <meta:document-statistic meta:table-count="0" meta:image-count="0" meta:object-count="0" meta:page-count="18" meta:paragraph-count="1032" meta:word-count="2556" meta:character-count="32832"/>
    <dc:date>2020-02-25T23:35:49.73</dc:date>
    <dc:creator>John Klein</dc:creator>
    <meta:editing-duration>PT8M58S</meta:editing-duration>
    <meta:editing-cycles>1</meta:editing-cycles>
    <meta:generator>OpenOffice/4.1.3$Win32 OpenOffice.org_project/413m1$Build-9783</meta:generator>
  </office:meta>
</office:document-meta>
</file>